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1" table:style-name="ta1">
        <table:shapes>
          <draw:frame draw:z-index="0" draw:style-name="gr1" draw:text-style-name="P1" svg:width="159.99mm" svg:height="89.99mm" svg:x="123.01mm" svg:y="1mm">
            <loext:p draw:notify-on-update-of-ranges="test261.G1:test261.G1 test261.G2:test261.G1028 test261.C1:test261.C1 test261.C2:test261.C1028 test261.G1:test261.G1 test261.G2:test261.G1028 test261.D1:test261.D1 test261.D2:test261.D10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4.84mm">
            <loext:p draw:notify-on-update-of-ranges="test261.F1:test261.F1 test261.F2:test261.F10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61.C1:test261.C1 test261.C2:test261.C1028 test261.D1:test261.D1 test261.D2:test261.D10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4.84mm">
            <loext:p draw:notify-on-update-of-ranges="test261.G1:test261.G1 test261.G2:test261.G10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24</text:p>
          </table:table-cell>
          <table:table-cell office:value-type="float" office:value="0.039225" calcext:value-type="float">
            <text:p>0.03922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5963" calcext:value-type="float">
            <text:p>596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25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26</text:p>
          </table:table-cell>
          <table:table-cell office:value-type="float" office:value="0.014075" calcext:value-type="float">
            <text:p>0.01407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27</text:p>
          </table:table-cell>
          <table:table-cell office:value-type="float" office:value="0.013541" calcext:value-type="float">
            <text:p>0.01354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28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29</text:p>
          </table:table-cell>
          <table:table-cell office:value-type="float" office:value="0.01192" calcext:value-type="float">
            <text:p>0.0119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886" calcext:value-type="float">
            <text:p>28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0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295" calcext:value-type="float">
            <text:p>22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1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2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3</text:p>
          </table:table-cell>
          <table:table-cell office:value-type="float" office:value="0.011879" calcext:value-type="float">
            <text:p>0.01187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4</text:p>
          </table:table-cell>
          <table:table-cell office:value-type="float" office:value="0.023099" calcext:value-type="float">
            <text:p>0.02309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5</text:p>
          </table:table-cell>
          <table:table-cell office:value-type="float" office:value="0.011551" calcext:value-type="float">
            <text:p>0.01155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612" calcext:value-type="float">
            <text:p>26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7</text:p>
          </table:table-cell>
          <table:table-cell office:value-type="float" office:value="0.012244" calcext:value-type="float">
            <text:p>0.012244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" calcext:value-type="float">
            <text:p>0</text:p>
          </table:table-cell>
          <table:table-cell office:value-type="float" office:value="2258" calcext:value-type="float">
            <text:p>22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39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3645" calcext:value-type="float">
            <text:p>36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0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282" calcext:value-type="float">
            <text:p>22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1</text:p>
          </table:table-cell>
          <table:table-cell office:value-type="float" office:value="0.012322" calcext:value-type="float">
            <text:p>0.01232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98" calcext:value-type="float">
            <text:p>32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2</text:p>
          </table:table-cell>
          <table:table-cell office:value-type="float" office:value="0.023257" calcext:value-type="float">
            <text:p>0.02325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359" calcext:value-type="float">
            <text:p>23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3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4</text:p>
          </table:table-cell>
          <table:table-cell office:value-type="float" office:value="0.011595" calcext:value-type="float">
            <text:p>0.01159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53" calcext:value-type="float">
            <text:p>30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5</text:p>
          </table:table-cell>
          <table:table-cell office:value-type="float" office:value="0.011812" calcext:value-type="float">
            <text:p>0.01181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119" calcext:value-type="float">
            <text:p>21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6</text:p>
          </table:table-cell>
          <table:table-cell office:value-type="float" office:value="0.018601" calcext:value-type="float">
            <text:p>0.018601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7</text:p>
          </table:table-cell>
          <table:table-cell office:value-type="float" office:value="0.012731" calcext:value-type="float">
            <text:p>0.0127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8</text:p>
          </table:table-cell>
          <table:table-cell office:value-type="float" office:value="0.011998" calcext:value-type="float">
            <text:p>0.01199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4190" calcext:value-type="float">
            <text:p>41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49</text:p>
          </table:table-cell>
          <table:table-cell office:value-type="float" office:value="0.012411" calcext:value-type="float">
            <text:p>0.01241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631" calcext:value-type="float">
            <text:p>3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0</text:p>
          </table:table-cell>
          <table:table-cell office:value-type="float" office:value="0.011644" calcext:value-type="float">
            <text:p>0.01164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1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2</text:p>
          </table:table-cell>
          <table:table-cell office:value-type="float" office:value="0.011866" calcext:value-type="float">
            <text:p>0.01186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3</text:p>
          </table:table-cell>
          <table:table-cell office:value-type="float" office:value="0.011517" calcext:value-type="float">
            <text:p>0.011517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4</text:p>
          </table:table-cell>
          <table:table-cell office:value-type="float" office:value="0.011681" calcext:value-type="float">
            <text:p>0.01168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418" calcext:value-type="float">
            <text:p>34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5</text:p>
          </table:table-cell>
          <table:table-cell office:value-type="float" office:value="0.011497" calcext:value-type="float">
            <text:p>0.01149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6</text:p>
          </table:table-cell>
          <table:table-cell office:value-type="float" office:value="0.011767" calcext:value-type="float">
            <text:p>0.01176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03" calcext:value-type="float">
            <text:p>34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7</text:p>
          </table:table-cell>
          <table:table-cell office:value-type="float" office:value="0.016036" calcext:value-type="float">
            <text:p>0.01603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924" calcext:value-type="float">
            <text:p>39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8</text:p>
          </table:table-cell>
          <table:table-cell office:value-type="float" office:value="0.015333" calcext:value-type="float">
            <text:p>0.01533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1:59</text:p>
          </table:table-cell>
          <table:table-cell office:value-type="float" office:value="0.024639" calcext:value-type="float">
            <text:p>0.02463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787" calcext:value-type="float">
            <text:p>37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0</text:p>
          </table:table-cell>
          <table:table-cell office:value-type="float" office:value="0.012226" calcext:value-type="float">
            <text:p>0.01222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843" calcext:value-type="float">
            <text:p>38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1</text:p>
          </table:table-cell>
          <table:table-cell office:value-type="float" office:value="0.028167" calcext:value-type="float">
            <text:p>0.028167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3671" calcext:value-type="float">
            <text:p>36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2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841" calcext:value-type="float">
            <text:p>28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3</text:p>
          </table:table-cell>
          <table:table-cell office:value-type="float" office:value="0.011839" calcext:value-type="float">
            <text:p>0.01183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296" calcext:value-type="float">
            <text:p>22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4</text:p>
          </table:table-cell>
          <table:table-cell office:value-type="float" office:value="0.011444" calcext:value-type="float">
            <text:p>0.01144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522" calcext:value-type="float">
            <text:p>25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5</text:p>
          </table:table-cell>
          <table:table-cell office:value-type="float" office:value="0.011724" calcext:value-type="float">
            <text:p>0.01172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4619" calcext:value-type="float">
            <text:p>46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6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702" calcext:value-type="float">
            <text:p>37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7</text:p>
          </table:table-cell>
          <table:table-cell office:value-type="float" office:value="0.011732" calcext:value-type="float">
            <text:p>0.01173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8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09</text:p>
          </table:table-cell>
          <table:table-cell office:value-type="float" office:value="0.011947" calcext:value-type="float">
            <text:p>0.01194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97" calcext:value-type="float">
            <text:p>31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0</text:p>
          </table:table-cell>
          <table:table-cell office:value-type="float" office:value="0.013519" calcext:value-type="float">
            <text:p>0.01351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1</text:p>
          </table:table-cell>
          <table:table-cell office:value-type="float" office:value="0.016265" calcext:value-type="float">
            <text:p>0.01626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4614" calcext:value-type="float">
            <text:p>46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2</text:p>
          </table:table-cell>
          <table:table-cell office:value-type="float" office:value="0.023645" calcext:value-type="float">
            <text:p>0.02364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3</text:p>
          </table:table-cell>
          <table:table-cell office:value-type="float" office:value="0.011456" calcext:value-type="float">
            <text:p>0.01145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4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6</text:p>
          </table:table-cell>
          <table:table-cell office:value-type="float" office:value="0.012146" calcext:value-type="float">
            <text:p>0.012146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7</text:p>
          </table:table-cell>
          <table:table-cell office:value-type="float" office:value="0.011748" calcext:value-type="float">
            <text:p>0.011748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8</text:p>
          </table:table-cell>
          <table:table-cell office:value-type="float" office:value="0.018582" calcext:value-type="float">
            <text:p>0.01858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4717" calcext:value-type="float">
            <text:p>47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19</text:p>
          </table:table-cell>
          <table:table-cell office:value-type="float" office:value="0.012829" calcext:value-type="float">
            <text:p>0.01282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0</text:p>
          </table:table-cell>
          <table:table-cell office:value-type="float" office:value="0.011436" calcext:value-type="float">
            <text:p>0.01143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1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2</text:p>
          </table:table-cell>
          <table:table-cell office:value-type="float" office:value="0.011577" calcext:value-type="float">
            <text:p>0.01157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4359" calcext:value-type="float">
            <text:p>43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3</text:p>
          </table:table-cell>
          <table:table-cell office:value-type="float" office:value="0.011705" calcext:value-type="float">
            <text:p>0.0117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2854" calcext:value-type="float">
            <text:p>28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4</text:p>
          </table:table-cell>
          <table:table-cell office:value-type="float" office:value="0.012039" calcext:value-type="float">
            <text:p>0.012039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5</text:p>
          </table:table-cell>
          <table:table-cell office:value-type="float" office:value="0.014923" calcext:value-type="float">
            <text:p>0.014923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6</text:p>
          </table:table-cell>
          <table:table-cell office:value-type="float" office:value="0.012742" calcext:value-type="float">
            <text:p>0.01274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7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8</text:p>
          </table:table-cell>
          <table:table-cell office:value-type="float" office:value="0.011605" calcext:value-type="float">
            <text:p>0.0116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29</text:p>
          </table:table-cell>
          <table:table-cell office:value-type="float" office:value="0.011237" calcext:value-type="float">
            <text:p>0.01123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0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1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2</text:p>
          </table:table-cell>
          <table:table-cell office:value-type="float" office:value="0.011481" calcext:value-type="float">
            <text:p>0.01148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3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360" calcext:value-type="float">
            <text:p>33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4</text:p>
          </table:table-cell>
          <table:table-cell office:value-type="float" office:value="0.014118" calcext:value-type="float">
            <text:p>0.014118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5</text:p>
          </table:table-cell>
          <table:table-cell office:value-type="float" office:value="0.011338" calcext:value-type="float">
            <text:p>0.01133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397" calcext:value-type="float">
            <text:p>33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6</text:p>
          </table:table-cell>
          <table:table-cell office:value-type="float" office:value="0.018879" calcext:value-type="float">
            <text:p>0.01887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7</text:p>
          </table:table-cell>
          <table:table-cell office:value-type="float" office:value="0.012868" calcext:value-type="float">
            <text:p>0.01286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8</text:p>
          </table:table-cell>
          <table:table-cell office:value-type="float" office:value="0.015555" calcext:value-type="float">
            <text:p>0.01555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774" calcext:value-type="float">
            <text:p>27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39</text:p>
          </table:table-cell>
          <table:table-cell office:value-type="float" office:value="0.012269" calcext:value-type="float">
            <text:p>0.01226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439" calcext:value-type="float">
            <text:p>34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0</text:p>
          </table:table-cell>
          <table:table-cell office:value-type="float" office:value="0.011304" calcext:value-type="float">
            <text:p>0.01130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1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2</text:p>
          </table:table-cell>
          <table:table-cell office:value-type="float" office:value="0.011525" calcext:value-type="float">
            <text:p>0.01152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3</text:p>
          </table:table-cell>
          <table:table-cell office:value-type="float" office:value="0.014945" calcext:value-type="float">
            <text:p>0.01494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4</text:p>
          </table:table-cell>
          <table:table-cell office:value-type="float" office:value="0.015871" calcext:value-type="float">
            <text:p>0.01587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106" calcext:value-type="float">
            <text:p>31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5</text:p>
          </table:table-cell>
          <table:table-cell office:value-type="float" office:value="0.011429" calcext:value-type="float">
            <text:p>0.01142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6</text:p>
          </table:table-cell>
          <table:table-cell office:value-type="float" office:value="0.015762" calcext:value-type="float">
            <text:p>0.01576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4156" calcext:value-type="float">
            <text:p>41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7</text:p>
          </table:table-cell>
          <table:table-cell office:value-type="float" office:value="0.017111" calcext:value-type="float">
            <text:p>0.01711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8</text:p>
          </table:table-cell>
          <table:table-cell office:value-type="float" office:value="0.011111" calcext:value-type="float">
            <text:p>0.01111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49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301" calcext:value-type="float">
            <text:p>33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0</text:p>
          </table:table-cell>
          <table:table-cell office:value-type="float" office:value="0.012792" calcext:value-type="float">
            <text:p>0.01279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1</text:p>
          </table:table-cell>
          <table:table-cell office:value-type="float" office:value="0.018486" calcext:value-type="float">
            <text:p>0.01848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2</text:p>
          </table:table-cell>
          <table:table-cell office:value-type="float" office:value="0.017329" calcext:value-type="float">
            <text:p>0.01732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698" calcext:value-type="float">
            <text:p>36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3</text:p>
          </table:table-cell>
          <table:table-cell office:value-type="float" office:value="0.010767" calcext:value-type="float">
            <text:p>0.01076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297" calcext:value-type="float">
            <text:p>32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4</text:p>
          </table:table-cell>
          <table:table-cell office:value-type="float" office:value="0.014309" calcext:value-type="float">
            <text:p>0.01430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501" calcext:value-type="float">
            <text:p>35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5</text:p>
          </table:table-cell>
          <table:table-cell office:value-type="float" office:value="0.013216" calcext:value-type="float">
            <text:p>0.013216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528" calcext:value-type="float">
            <text:p>25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6</text:p>
          </table:table-cell>
          <table:table-cell office:value-type="float" office:value="0.022517" calcext:value-type="float">
            <text:p>0.02251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7</text:p>
          </table:table-cell>
          <table:table-cell office:value-type="float" office:value="0.011118" calcext:value-type="float">
            <text:p>0.01111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8</text:p>
          </table:table-cell>
          <table:table-cell office:value-type="float" office:value="0.019095" calcext:value-type="float">
            <text:p>0.01909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2:59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0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4881" calcext:value-type="float">
            <text:p>48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1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2</text:p>
          </table:table-cell>
          <table:table-cell office:value-type="float" office:value="0.018032" calcext:value-type="float">
            <text:p>0.01803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379" calcext:value-type="float">
            <text:p>23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3</text:p>
          </table:table-cell>
          <table:table-cell office:value-type="float" office:value="0.013908" calcext:value-type="float">
            <text:p>0.013908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4</text:p>
          </table:table-cell>
          <table:table-cell office:value-type="float" office:value="0.085848" calcext:value-type="float">
            <text:p>0.08584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5</text:p>
          </table:table-cell>
          <table:table-cell office:value-type="float" office:value="0.229618" calcext:value-type="float">
            <text:p>0.22961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78" calcext:value-type="float">
            <text:p>28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6</text:p>
          </table:table-cell>
          <table:table-cell office:value-type="float" office:value="0.192472" calcext:value-type="float">
            <text:p>0.19247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909" calcext:value-type="float">
            <text:p>29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7</text:p>
          </table:table-cell>
          <table:table-cell office:value-type="float" office:value="0.293696" calcext:value-type="float">
            <text:p>0.293696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8</text:p>
          </table:table-cell>
          <table:table-cell office:value-type="float" office:value="0.157051" calcext:value-type="float">
            <text:p>0.15705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09</text:p>
          </table:table-cell>
          <table:table-cell office:value-type="float" office:value="0.207128" calcext:value-type="float">
            <text:p>0.20712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51" calcext:value-type="float">
            <text:p>32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0</text:p>
          </table:table-cell>
          <table:table-cell office:value-type="float" office:value="0.213919" calcext:value-type="float">
            <text:p>0.21391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4258" calcext:value-type="float">
            <text:p>42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1</text:p>
          </table:table-cell>
          <table:table-cell office:value-type="float" office:value="0.266597" calcext:value-type="float">
            <text:p>0.266597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2</text:p>
          </table:table-cell>
          <table:table-cell office:value-type="float" office:value="0.125629" calcext:value-type="float">
            <text:p>0.12562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3</text:p>
          </table:table-cell>
          <table:table-cell office:value-type="float" office:value="0.241" calcext:value-type="float">
            <text:p>0.24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623" calcext:value-type="float">
            <text:p>36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4</text:p>
          </table:table-cell>
          <table:table-cell office:value-type="float" office:value="0.184251" calcext:value-type="float">
            <text:p>0.18425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5</text:p>
          </table:table-cell>
          <table:table-cell office:value-type="float" office:value="0.161362" calcext:value-type="float">
            <text:p>0.16136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6</text:p>
          </table:table-cell>
          <table:table-cell office:value-type="float" office:value="0.144093" calcext:value-type="float">
            <text:p>0.144093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3806" calcext:value-type="float">
            <text:p>38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7</text:p>
          </table:table-cell>
          <table:table-cell office:value-type="float" office:value="0.204198" calcext:value-type="float">
            <text:p>0.20419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8</text:p>
          </table:table-cell>
          <table:table-cell office:value-type="float" office:value="0.225247" calcext:value-type="float">
            <text:p>0.22524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19</text:p>
          </table:table-cell>
          <table:table-cell office:value-type="float" office:value="0.234799" calcext:value-type="float">
            <text:p>0.23479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4396" calcext:value-type="float">
            <text:p>43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0</text:p>
          </table:table-cell>
          <table:table-cell office:value-type="float" office:value="0.193277" calcext:value-type="float">
            <text:p>0.19327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572" calcext:value-type="float">
            <text:p>25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1</text:p>
          </table:table-cell>
          <table:table-cell office:value-type="float" office:value="0.260097" calcext:value-type="float">
            <text:p>0.26009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844" calcext:value-type="float">
            <text:p>28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2</text:p>
          </table:table-cell>
          <table:table-cell office:value-type="float" office:value="0.156594" calcext:value-type="float">
            <text:p>0.15659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3</text:p>
          </table:table-cell>
          <table:table-cell office:value-type="float" office:value="0.16377" calcext:value-type="float">
            <text:p>0.1637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4</text:p>
          </table:table-cell>
          <table:table-cell office:value-type="float" office:value="0.200655" calcext:value-type="float">
            <text:p>0.20065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5</text:p>
          </table:table-cell>
          <table:table-cell office:value-type="float" office:value="0.206741" calcext:value-type="float">
            <text:p>0.20674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6</text:p>
          </table:table-cell>
          <table:table-cell office:value-type="float" office:value="0.212305" calcext:value-type="float">
            <text:p>0.2123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7</text:p>
          </table:table-cell>
          <table:table-cell office:value-type="float" office:value="0.223145" calcext:value-type="float">
            <text:p>0.22314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225" calcext:value-type="float">
            <text:p>32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8</text:p>
          </table:table-cell>
          <table:table-cell office:value-type="float" office:value="0.199885" calcext:value-type="float">
            <text:p>0.19988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77" calcext:value-type="float">
            <text:p>33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29</text:p>
          </table:table-cell>
          <table:table-cell office:value-type="float" office:value="0.122892" calcext:value-type="float">
            <text:p>0.12289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467" calcext:value-type="float">
            <text:p>34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0</text:p>
          </table:table-cell>
          <table:table-cell office:value-type="float" office:value="0.228002" calcext:value-type="float">
            <text:p>0.22800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1</text:p>
          </table:table-cell>
          <table:table-cell office:value-type="float" office:value="0.166378" calcext:value-type="float">
            <text:p>0.166378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2</text:p>
          </table:table-cell>
          <table:table-cell office:value-type="float" office:value="0.158754" calcext:value-type="float">
            <text:p>0.15875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3</text:p>
          </table:table-cell>
          <table:table-cell office:value-type="float" office:value="0.201506" calcext:value-type="float">
            <text:p>0.20150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4</text:p>
          </table:table-cell>
          <table:table-cell office:value-type="float" office:value="0.216273" calcext:value-type="float">
            <text:p>0.21627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670" calcext:value-type="float">
            <text:p>36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5</text:p>
          </table:table-cell>
          <table:table-cell office:value-type="float" office:value="0.177748" calcext:value-type="float">
            <text:p>0.17774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6</text:p>
          </table:table-cell>
          <table:table-cell office:value-type="float" office:value="0.202556" calcext:value-type="float">
            <text:p>0.20255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7</text:p>
          </table:table-cell>
          <table:table-cell office:value-type="float" office:value="0.267311" calcext:value-type="float">
            <text:p>0.26731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8</text:p>
          </table:table-cell>
          <table:table-cell office:value-type="float" office:value="0.176415" calcext:value-type="float">
            <text:p>0.17641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39</text:p>
          </table:table-cell>
          <table:table-cell office:value-type="float" office:value="0.181702" calcext:value-type="float">
            <text:p>0.18170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0</text:p>
          </table:table-cell>
          <table:table-cell office:value-type="float" office:value="0.13148" calcext:value-type="float">
            <text:p>0.1314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1</text:p>
          </table:table-cell>
          <table:table-cell office:value-type="float" office:value="0.302011" calcext:value-type="float">
            <text:p>0.30201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2</text:p>
          </table:table-cell>
          <table:table-cell office:value-type="float" office:value="0.235191" calcext:value-type="float">
            <text:p>0.23519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454" calcext:value-type="float">
            <text:p>24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3</text:p>
          </table:table-cell>
          <table:table-cell office:value-type="float" office:value="0.21434" calcext:value-type="float">
            <text:p>0.2143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905" calcext:value-type="float">
            <text:p>39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4</text:p>
          </table:table-cell>
          <table:table-cell office:value-type="float" office:value="0.20335" calcext:value-type="float">
            <text:p>0.2033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534" calcext:value-type="float">
            <text:p>25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5</text:p>
          </table:table-cell>
          <table:table-cell office:value-type="float" office:value="0.20504" calcext:value-type="float">
            <text:p>0.2050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6</text:p>
          </table:table-cell>
          <table:table-cell office:value-type="float" office:value="0.154898" calcext:value-type="float">
            <text:p>0.15489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2764" calcext:value-type="float">
            <text:p>27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7</text:p>
          </table:table-cell>
          <table:table-cell office:value-type="float" office:value="0.188733" calcext:value-type="float">
            <text:p>0.18873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651" calcext:value-type="float">
            <text:p>36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8</text:p>
          </table:table-cell>
          <table:table-cell office:value-type="float" office:value="0.13855" calcext:value-type="float">
            <text:p>0.1385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530" calcext:value-type="float">
            <text:p>25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49</text:p>
          </table:table-cell>
          <table:table-cell office:value-type="float" office:value="0.147831" calcext:value-type="float">
            <text:p>0.14783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0</text:p>
          </table:table-cell>
          <table:table-cell office:value-type="float" office:value="0.161823" calcext:value-type="float">
            <text:p>0.16182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2</text:p>
          </table:table-cell>
          <table:table-cell office:value-type="float" office:value="0.154401" calcext:value-type="float">
            <text:p>0.15440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3</text:p>
          </table:table-cell>
          <table:table-cell office:value-type="float" office:value="0.118722" calcext:value-type="float">
            <text:p>0.11872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4</text:p>
          </table:table-cell>
          <table:table-cell office:value-type="float" office:value="0.153296" calcext:value-type="float">
            <text:p>0.15329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5</text:p>
          </table:table-cell>
          <table:table-cell office:value-type="float" office:value="0.224205" calcext:value-type="float">
            <text:p>0.2242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3094" calcext:value-type="float">
            <text:p>30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6</text:p>
          </table:table-cell>
          <table:table-cell office:value-type="float" office:value="0.159639" calcext:value-type="float">
            <text:p>0.15963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7</text:p>
          </table:table-cell>
          <table:table-cell office:value-type="float" office:value="0.233345" calcext:value-type="float">
            <text:p>0.23334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4191" calcext:value-type="float">
            <text:p>41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8</text:p>
          </table:table-cell>
          <table:table-cell office:value-type="float" office:value="0.177368" calcext:value-type="float">
            <text:p>0.17736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4045" calcext:value-type="float">
            <text:p>40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3:59</text:p>
          </table:table-cell>
          <table:table-cell office:value-type="float" office:value="0.255058" calcext:value-type="float">
            <text:p>0.25505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1868" calcext:value-type="float">
            <text:p>18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0</text:p>
          </table:table-cell>
          <table:table-cell office:value-type="float" office:value="0.104752" calcext:value-type="float">
            <text:p>0.10475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1</text:p>
          </table:table-cell>
          <table:table-cell office:value-type="float" office:value="0.154491" calcext:value-type="float">
            <text:p>0.15449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2</text:p>
          </table:table-cell>
          <table:table-cell office:value-type="float" office:value="0.164643" calcext:value-type="float">
            <text:p>0.16464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535" calcext:value-type="float">
            <text:p>25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3</text:p>
          </table:table-cell>
          <table:table-cell office:value-type="float" office:value="0.337593" calcext:value-type="float">
            <text:p>0.337593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4</text:p>
          </table:table-cell>
          <table:table-cell office:value-type="float" office:value="0.195716" calcext:value-type="float">
            <text:p>0.19571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5</text:p>
          </table:table-cell>
          <table:table-cell office:value-type="float" office:value="0.182008" calcext:value-type="float">
            <text:p>0.18200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6</text:p>
          </table:table-cell>
          <table:table-cell office:value-type="float" office:value="0.161896" calcext:value-type="float">
            <text:p>0.161896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832" calcext:value-type="float">
            <text:p>28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7</text:p>
          </table:table-cell>
          <table:table-cell office:value-type="float" office:value="0.261554" calcext:value-type="float">
            <text:p>0.26155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3593" calcext:value-type="float">
            <text:p>35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8</text:p>
          </table:table-cell>
          <table:table-cell office:value-type="float" office:value="0.253588" calcext:value-type="float">
            <text:p>0.25358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09</text:p>
          </table:table-cell>
          <table:table-cell office:value-type="float" office:value="0.201292" calcext:value-type="float">
            <text:p>0.20129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26" calcext:value-type="float">
            <text:p>32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0</text:p>
          </table:table-cell>
          <table:table-cell office:value-type="float" office:value="0.170259" calcext:value-type="float">
            <text:p>0.17025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473" calcext:value-type="float">
            <text:p>24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1</text:p>
          </table:table-cell>
          <table:table-cell office:value-type="float" office:value="0.236023" calcext:value-type="float">
            <text:p>0.23602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574" calcext:value-type="float">
            <text:p>35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2</text:p>
          </table:table-cell>
          <table:table-cell office:value-type="float" office:value="0.155204" calcext:value-type="float">
            <text:p>0.15520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3</text:p>
          </table:table-cell>
          <table:table-cell office:value-type="float" office:value="0.249465" calcext:value-type="float">
            <text:p>0.24946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4</text:p>
          </table:table-cell>
          <table:table-cell office:value-type="float" office:value="0.177476" calcext:value-type="float">
            <text:p>0.17747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5</text:p>
          </table:table-cell>
          <table:table-cell office:value-type="float" office:value="0.322263" calcext:value-type="float">
            <text:p>0.32226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6</text:p>
          </table:table-cell>
          <table:table-cell office:value-type="float" office:value="0.244262" calcext:value-type="float">
            <text:p>0.24426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7</text:p>
          </table:table-cell>
          <table:table-cell office:value-type="float" office:value="0.239339" calcext:value-type="float">
            <text:p>0.23933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8</text:p>
          </table:table-cell>
          <table:table-cell office:value-type="float" office:value="0.179738" calcext:value-type="float">
            <text:p>0.17973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498" calcext:value-type="float">
            <text:p>24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19</text:p>
          </table:table-cell>
          <table:table-cell office:value-type="float" office:value="0.191917" calcext:value-type="float">
            <text:p>0.19191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0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1</text:p>
          </table:table-cell>
          <table:table-cell office:value-type="float" office:value="0.210289" calcext:value-type="float">
            <text:p>0.21028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2</text:p>
          </table:table-cell>
          <table:table-cell office:value-type="float" office:value="0.195253" calcext:value-type="float">
            <text:p>0.19525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824" calcext:value-type="float">
            <text:p>38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3</text:p>
          </table:table-cell>
          <table:table-cell office:value-type="float" office:value="0.172946" calcext:value-type="float">
            <text:p>0.17294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4</text:p>
          </table:table-cell>
          <table:table-cell office:value-type="float" office:value="0.332008" calcext:value-type="float">
            <text:p>0.33200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2993" calcext:value-type="float">
            <text:p>29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5</text:p>
          </table:table-cell>
          <table:table-cell office:value-type="float" office:value="0.277916" calcext:value-type="float">
            <text:p>0.27791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6</text:p>
          </table:table-cell>
          <table:table-cell office:value-type="float" office:value="0.195386" calcext:value-type="float">
            <text:p>0.19538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7</text:p>
          </table:table-cell>
          <table:table-cell office:value-type="float" office:value="0.136044" calcext:value-type="float">
            <text:p>0.13604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8</text:p>
          </table:table-cell>
          <table:table-cell office:value-type="float" office:value="0.39736" calcext:value-type="float">
            <text:p>0.39736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29</text:p>
          </table:table-cell>
          <table:table-cell office:value-type="float" office:value="0.229821" calcext:value-type="float">
            <text:p>0.22982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0</text:p>
          </table:table-cell>
          <table:table-cell office:value-type="float" office:value="0.298638" calcext:value-type="float">
            <text:p>0.29863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94" calcext:value-type="float">
            <text:p>31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1</text:p>
          </table:table-cell>
          <table:table-cell office:value-type="float" office:value="0.187374" calcext:value-type="float">
            <text:p>0.18737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4025" calcext:value-type="float">
            <text:p>40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2</text:p>
          </table:table-cell>
          <table:table-cell office:value-type="float" office:value="0.201109" calcext:value-type="float">
            <text:p>0.20110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3</text:p>
          </table:table-cell>
          <table:table-cell office:value-type="float" office:value="0.144067" calcext:value-type="float">
            <text:p>0.14406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4</text:p>
          </table:table-cell>
          <table:table-cell office:value-type="float" office:value="0.181234" calcext:value-type="float">
            <text:p>0.18123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5</text:p>
          </table:table-cell>
          <table:table-cell office:value-type="float" office:value="0.18035" calcext:value-type="float">
            <text:p>0.1803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4443" calcext:value-type="float">
            <text:p>44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6</text:p>
          </table:table-cell>
          <table:table-cell office:value-type="float" office:value="0.193578" calcext:value-type="float">
            <text:p>0.193578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4195" calcext:value-type="float">
            <text:p>41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7</text:p>
          </table:table-cell>
          <table:table-cell office:value-type="float" office:value="0.148828" calcext:value-type="float">
            <text:p>0.14882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4395" calcext:value-type="float">
            <text:p>43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8</text:p>
          </table:table-cell>
          <table:table-cell office:value-type="float" office:value="0.140511" calcext:value-type="float">
            <text:p>0.14051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814" calcext:value-type="float">
            <text:p>28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39</text:p>
          </table:table-cell>
          <table:table-cell office:value-type="float" office:value="0.209729" calcext:value-type="float">
            <text:p>0.20972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0</text:p>
          </table:table-cell>
          <table:table-cell office:value-type="float" office:value="0.24463" calcext:value-type="float">
            <text:p>0.2446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1</text:p>
          </table:table-cell>
          <table:table-cell office:value-type="float" office:value="0.215257" calcext:value-type="float">
            <text:p>0.21525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75" calcext:value-type="float">
            <text:p>28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2</text:p>
          </table:table-cell>
          <table:table-cell office:value-type="float" office:value="0.173056" calcext:value-type="float">
            <text:p>0.17305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3</text:p>
          </table:table-cell>
          <table:table-cell office:value-type="float" office:value="0.252485" calcext:value-type="float">
            <text:p>0.25248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726" calcext:value-type="float">
            <text:p>27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4</text:p>
          </table:table-cell>
          <table:table-cell office:value-type="float" office:value="0.18501" calcext:value-type="float">
            <text:p>0.1850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5</text:p>
          </table:table-cell>
          <table:table-cell office:value-type="float" office:value="0.130998" calcext:value-type="float">
            <text:p>0.13099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6</text:p>
          </table:table-cell>
          <table:table-cell office:value-type="float" office:value="0.149921" calcext:value-type="float">
            <text:p>0.14992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503" calcext:value-type="float">
            <text:p>35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7</text:p>
          </table:table-cell>
          <table:table-cell office:value-type="float" office:value="0.235633" calcext:value-type="float">
            <text:p>0.235633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8</text:p>
          </table:table-cell>
          <table:table-cell office:value-type="float" office:value="0.174319" calcext:value-type="float">
            <text:p>0.17431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4157" calcext:value-type="float">
            <text:p>41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49</text:p>
          </table:table-cell>
          <table:table-cell office:value-type="float" office:value="0.335953" calcext:value-type="float">
            <text:p>0.33595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505" calcext:value-type="float">
            <text:p>25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0</text:p>
          </table:table-cell>
          <table:table-cell office:value-type="float" office:value="0.204953" calcext:value-type="float">
            <text:p>0.20495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07" calcext:value-type="float">
            <text:p>30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1</text:p>
          </table:table-cell>
          <table:table-cell office:value-type="float" office:value="0.276475" calcext:value-type="float">
            <text:p>0.27647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2</text:p>
          </table:table-cell>
          <table:table-cell office:value-type="float" office:value="0.214244" calcext:value-type="float">
            <text:p>0.21424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3</text:p>
          </table:table-cell>
          <table:table-cell office:value-type="float" office:value="0.238891" calcext:value-type="float">
            <text:p>0.23889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4</text:p>
          </table:table-cell>
          <table:table-cell office:value-type="float" office:value="0.385514" calcext:value-type="float">
            <text:p>0.385514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5124" calcext:value-type="float">
            <text:p>51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5</text:p>
          </table:table-cell>
          <table:table-cell office:value-type="float" office:value="0.256909" calcext:value-type="float">
            <text:p>0.25690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360" calcext:value-type="float">
            <text:p>23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6</text:p>
          </table:table-cell>
          <table:table-cell office:value-type="float" office:value="0.279792" calcext:value-type="float">
            <text:p>0.27979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7</text:p>
          </table:table-cell>
          <table:table-cell office:value-type="float" office:value="0.203417" calcext:value-type="float">
            <text:p>0.20341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527" calcext:value-type="float">
            <text:p>35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8</text:p>
          </table:table-cell>
          <table:table-cell office:value-type="float" office:value="0.212961" calcext:value-type="float">
            <text:p>0.21296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4:59</text:p>
          </table:table-cell>
          <table:table-cell office:value-type="float" office:value="0.194578" calcext:value-type="float">
            <text:p>0.19457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245" calcext:value-type="float">
            <text:p>22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0</text:p>
          </table:table-cell>
          <table:table-cell office:value-type="float" office:value="0.370775" calcext:value-type="float">
            <text:p>0.37077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4718" calcext:value-type="float">
            <text:p>47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1</text:p>
          </table:table-cell>
          <table:table-cell office:value-type="float" office:value="0.682985" calcext:value-type="float">
            <text:p>0.68298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213" calcext:value-type="float">
            <text:p>22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2</text:p>
          </table:table-cell>
          <table:table-cell office:value-type="float" office:value="0.270054" calcext:value-type="float">
            <text:p>0.270054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3</text:p>
          </table:table-cell>
          <table:table-cell office:value-type="float" office:value="0.219615" calcext:value-type="float">
            <text:p>0.21961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4</text:p>
          </table:table-cell>
          <table:table-cell office:value-type="float" office:value="0.222701" calcext:value-type="float">
            <text:p>0.22270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5</text:p>
          </table:table-cell>
          <table:table-cell office:value-type="float" office:value="0.274992" calcext:value-type="float">
            <text:p>0.27499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6</text:p>
          </table:table-cell>
          <table:table-cell office:value-type="float" office:value="0.295871" calcext:value-type="float">
            <text:p>0.29587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542" calcext:value-type="float">
            <text:p>35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7</text:p>
          </table:table-cell>
          <table:table-cell office:value-type="float" office:value="0.177555" calcext:value-type="float">
            <text:p>0.17755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82" calcext:value-type="float">
            <text:p>30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8</text:p>
          </table:table-cell>
          <table:table-cell office:value-type="float" office:value="0.164891" calcext:value-type="float">
            <text:p>0.16489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09</text:p>
          </table:table-cell>
          <table:table-cell office:value-type="float" office:value="0.240267" calcext:value-type="float">
            <text:p>0.24026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0</text:p>
          </table:table-cell>
          <table:table-cell office:value-type="float" office:value="0.136708" calcext:value-type="float">
            <text:p>0.13670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1</text:p>
          </table:table-cell>
          <table:table-cell office:value-type="float" office:value="0.23694" calcext:value-type="float">
            <text:p>0.2369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2</text:p>
          </table:table-cell>
          <table:table-cell office:value-type="float" office:value="0.205855" calcext:value-type="float">
            <text:p>0.20585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3</text:p>
          </table:table-cell>
          <table:table-cell office:value-type="float" office:value="0.157171" calcext:value-type="float">
            <text:p>0.15717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4076" calcext:value-type="float">
            <text:p>40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4</text:p>
          </table:table-cell>
          <table:table-cell office:value-type="float" office:value="0.156409" calcext:value-type="float">
            <text:p>0.15640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5</text:p>
          </table:table-cell>
          <table:table-cell office:value-type="float" office:value="0.241853" calcext:value-type="float">
            <text:p>0.24185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6</text:p>
          </table:table-cell>
          <table:table-cell office:value-type="float" office:value="0.151504" calcext:value-type="float">
            <text:p>0.15150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7</text:p>
          </table:table-cell>
          <table:table-cell office:value-type="float" office:value="0.117415" calcext:value-type="float">
            <text:p>0.11741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61" calcext:value-type="float">
            <text:p>27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8</text:p>
          </table:table-cell>
          <table:table-cell office:value-type="float" office:value="0.199431" calcext:value-type="float">
            <text:p>0.19943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722" calcext:value-type="float">
            <text:p>27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19</text:p>
          </table:table-cell>
          <table:table-cell office:value-type="float" office:value="0.166269" calcext:value-type="float">
            <text:p>0.16626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0</text:p>
          </table:table-cell>
          <table:table-cell office:value-type="float" office:value="0.150144" calcext:value-type="float">
            <text:p>0.15014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3455" calcext:value-type="float">
            <text:p>34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1</text:p>
          </table:table-cell>
          <table:table-cell office:value-type="float" office:value="0.193155" calcext:value-type="float">
            <text:p>0.19315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2</text:p>
          </table:table-cell>
          <table:table-cell office:value-type="float" office:value="0.183387" calcext:value-type="float">
            <text:p>0.183387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3</text:p>
          </table:table-cell>
          <table:table-cell office:value-type="float" office:value="0.175508" calcext:value-type="float">
            <text:p>0.17550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4</text:p>
          </table:table-cell>
          <table:table-cell office:value-type="float" office:value="0.25079" calcext:value-type="float">
            <text:p>0.2507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5</text:p>
          </table:table-cell>
          <table:table-cell office:value-type="float" office:value="0.225588" calcext:value-type="float">
            <text:p>0.22558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790" calcext:value-type="float">
            <text:p>27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6</text:p>
          </table:table-cell>
          <table:table-cell office:value-type="float" office:value="0.170022" calcext:value-type="float">
            <text:p>0.17002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608" calcext:value-type="float">
            <text:p>26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7</text:p>
          </table:table-cell>
          <table:table-cell office:value-type="float" office:value="0.447424" calcext:value-type="float">
            <text:p>0.447424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8</text:p>
          </table:table-cell>
          <table:table-cell office:value-type="float" office:value="0.210272" calcext:value-type="float">
            <text:p>0.21027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29</text:p>
          </table:table-cell>
          <table:table-cell office:value-type="float" office:value="0.19892" calcext:value-type="float">
            <text:p>0.1989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0</text:p>
          </table:table-cell>
          <table:table-cell office:value-type="float" office:value="0.239603" calcext:value-type="float">
            <text:p>0.23960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1</text:p>
          </table:table-cell>
          <table:table-cell office:value-type="float" office:value="0.174191" calcext:value-type="float">
            <text:p>0.17419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3224" calcext:value-type="float">
            <text:p>32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2</text:p>
          </table:table-cell>
          <table:table-cell office:value-type="float" office:value="0.231509" calcext:value-type="float">
            <text:p>0.23150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3</text:p>
          </table:table-cell>
          <table:table-cell office:value-type="float" office:value="0.165298" calcext:value-type="float">
            <text:p>0.16529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629" calcext:value-type="float">
            <text:p>36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4</text:p>
          </table:table-cell>
          <table:table-cell office:value-type="float" office:value="0.212617" calcext:value-type="float">
            <text:p>0.21261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458" calcext:value-type="float">
            <text:p>34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5</text:p>
          </table:table-cell>
          <table:table-cell office:value-type="float" office:value="0.149239" calcext:value-type="float">
            <text:p>0.14923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6</text:p>
          </table:table-cell>
          <table:table-cell office:value-type="float" office:value="0.213341" calcext:value-type="float">
            <text:p>0.21334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7</text:p>
          </table:table-cell>
          <table:table-cell office:value-type="float" office:value="0.164081" calcext:value-type="float">
            <text:p>0.16408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521" calcext:value-type="float">
            <text:p>35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8</text:p>
          </table:table-cell>
          <table:table-cell office:value-type="float" office:value="0.211422" calcext:value-type="float">
            <text:p>0.21142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4046" calcext:value-type="float">
            <text:p>40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39</text:p>
          </table:table-cell>
          <table:table-cell office:value-type="float" office:value="0.193479" calcext:value-type="float">
            <text:p>0.19347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0</text:p>
          </table:table-cell>
          <table:table-cell office:value-type="float" office:value="0.173949" calcext:value-type="float">
            <text:p>0.17394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4840" calcext:value-type="float">
            <text:p>48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1</text:p>
          </table:table-cell>
          <table:table-cell office:value-type="float" office:value="0.131401" calcext:value-type="float">
            <text:p>0.13140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4162" calcext:value-type="float">
            <text:p>41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2</text:p>
          </table:table-cell>
          <table:table-cell office:value-type="float" office:value="0.198975" calcext:value-type="float">
            <text:p>0.19897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3</text:p>
          </table:table-cell>
          <table:table-cell office:value-type="float" office:value="0.323912" calcext:value-type="float">
            <text:p>0.32391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4</text:p>
          </table:table-cell>
          <table:table-cell office:value-type="float" office:value="0.256522" calcext:value-type="float">
            <text:p>0.256522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047" calcext:value-type="float">
            <text:p>30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5</text:p>
          </table:table-cell>
          <table:table-cell office:value-type="float" office:value="0.200661" calcext:value-type="float">
            <text:p>0.20066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6</text:p>
          </table:table-cell>
          <table:table-cell office:value-type="float" office:value="0.152366" calcext:value-type="float">
            <text:p>0.15236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7</text:p>
          </table:table-cell>
          <table:table-cell office:value-type="float" office:value="0.116551" calcext:value-type="float">
            <text:p>0.11655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947" calcext:value-type="float">
            <text:p>29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8</text:p>
          </table:table-cell>
          <table:table-cell office:value-type="float" office:value="0.155946" calcext:value-type="float">
            <text:p>0.15594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4688" calcext:value-type="float">
            <text:p>46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49</text:p>
          </table:table-cell>
          <table:table-cell office:value-type="float" office:value="0.350218" calcext:value-type="float">
            <text:p>0.3502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72" calcext:value-type="float">
            <text:p>32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0</text:p>
          </table:table-cell>
          <table:table-cell office:value-type="float" office:value="0.169645" calcext:value-type="float">
            <text:p>0.16964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425" calcext:value-type="float">
            <text:p>34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1</text:p>
          </table:table-cell>
          <table:table-cell office:value-type="float" office:value="0.156068" calcext:value-type="float">
            <text:p>0.15606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2</text:p>
          </table:table-cell>
          <table:table-cell office:value-type="float" office:value="0.134612" calcext:value-type="float">
            <text:p>0.13461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4103" calcext:value-type="float">
            <text:p>41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3</text:p>
          </table:table-cell>
          <table:table-cell office:value-type="float" office:value="0.180998" calcext:value-type="float">
            <text:p>0.18099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894" calcext:value-type="float">
            <text:p>38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4</text:p>
          </table:table-cell>
          <table:table-cell office:value-type="float" office:value="0.338396" calcext:value-type="float">
            <text:p>0.3383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876" calcext:value-type="float">
            <text:p>287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5</text:p>
          </table:table-cell>
          <table:table-cell office:value-type="float" office:value="0.337978" calcext:value-type="float">
            <text:p>0.33797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108" calcext:value-type="float">
            <text:p>21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6</text:p>
          </table:table-cell>
          <table:table-cell office:value-type="float" office:value="0.257455" calcext:value-type="float">
            <text:p>0.25745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7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8</text:p>
          </table:table-cell>
          <table:table-cell office:value-type="float" office:value="0.153166" calcext:value-type="float">
            <text:p>0.15316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5:59</text:p>
          </table:table-cell>
          <table:table-cell office:value-type="float" office:value="0.163563" calcext:value-type="float">
            <text:p>0.16356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71" calcext:value-type="float">
            <text:p>31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0</text:p>
          </table:table-cell>
          <table:table-cell office:value-type="float" office:value="0.167384" calcext:value-type="float">
            <text:p>0.16738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1</text:p>
          </table:table-cell>
          <table:table-cell office:value-type="float" office:value="0.202998" calcext:value-type="float">
            <text:p>0.20299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2</text:p>
          </table:table-cell>
          <table:table-cell office:value-type="float" office:value="0.183407" calcext:value-type="float">
            <text:p>0.18340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3122" calcext:value-type="float">
            <text:p>31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3</text:p>
          </table:table-cell>
          <table:table-cell office:value-type="float" office:value="0.259935" calcext:value-type="float">
            <text:p>0.25993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4</text:p>
          </table:table-cell>
          <table:table-cell office:value-type="float" office:value="0.156591" calcext:value-type="float">
            <text:p>0.15659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5</text:p>
          </table:table-cell>
          <table:table-cell office:value-type="float" office:value="0.10856" calcext:value-type="float">
            <text:p>0.1085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6</text:p>
          </table:table-cell>
          <table:table-cell office:value-type="float" office:value="0.14113" calcext:value-type="float">
            <text:p>0.1411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7</text:p>
          </table:table-cell>
          <table:table-cell office:value-type="float" office:value="0.262894" calcext:value-type="float">
            <text:p>0.26289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719" calcext:value-type="float">
            <text:p>27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8</text:p>
          </table:table-cell>
          <table:table-cell office:value-type="float" office:value="0.262086" calcext:value-type="float">
            <text:p>0.26208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521" calcext:value-type="float">
            <text:p>35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09</text:p>
          </table:table-cell>
          <table:table-cell office:value-type="float" office:value="0.151488" calcext:value-type="float">
            <text:p>0.15148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841" calcext:value-type="float">
            <text:p>28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0</text:p>
          </table:table-cell>
          <table:table-cell office:value-type="float" office:value="0.152431" calcext:value-type="float">
            <text:p>0.15243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789" calcext:value-type="float">
            <text:p>27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1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2</text:p>
          </table:table-cell>
          <table:table-cell office:value-type="float" office:value="0.232946" calcext:value-type="float">
            <text:p>0.23294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35" calcext:value-type="float">
            <text:p>32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3</text:p>
          </table:table-cell>
          <table:table-cell office:value-type="float" office:value="0.404654" calcext:value-type="float">
            <text:p>0.404654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4178" calcext:value-type="float">
            <text:p>41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4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5</text:p>
          </table:table-cell>
          <table:table-cell office:value-type="float" office:value="0.161187" calcext:value-type="float">
            <text:p>0.16118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6</text:p>
          </table:table-cell>
          <table:table-cell office:value-type="float" office:value="0.16774" calcext:value-type="float">
            <text:p>0.1677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7</text:p>
          </table:table-cell>
          <table:table-cell office:value-type="float" office:value="0.29918" calcext:value-type="float">
            <text:p>0.2991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8</text:p>
          </table:table-cell>
          <table:table-cell office:value-type="float" office:value="0.276128" calcext:value-type="float">
            <text:p>0.276128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19</text:p>
          </table:table-cell>
          <table:table-cell office:value-type="float" office:value="0.191056" calcext:value-type="float">
            <text:p>0.191056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" calcext:value-type="float">
            <text:p>0</text:p>
          </table:table-cell>
          <table:table-cell office:value-type="float" office:value="3777" calcext:value-type="float">
            <text:p>377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0</text:p>
          </table:table-cell>
          <table:table-cell office:value-type="float" office:value="0.131564" calcext:value-type="float">
            <text:p>0.13156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567" calcext:value-type="float">
            <text:p>35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1</text:p>
          </table:table-cell>
          <table:table-cell office:value-type="float" office:value="0.07109" calcext:value-type="float">
            <text:p>0.0710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2</text:p>
          </table:table-cell>
          <table:table-cell office:value-type="float" office:value="0.104924" calcext:value-type="float">
            <text:p>0.104924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3</text:p>
          </table:table-cell>
          <table:table-cell office:value-type="float" office:value="0.058287" calcext:value-type="float">
            <text:p>0.05828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4</text:p>
          </table:table-cell>
          <table:table-cell office:value-type="float" office:value="0.145959" calcext:value-type="float">
            <text:p>0.14595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926" calcext:value-type="float">
            <text:p>39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5</text:p>
          </table:table-cell>
          <table:table-cell office:value-type="float" office:value="0.149538" calcext:value-type="float">
            <text:p>0.149538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6</text:p>
          </table:table-cell>
          <table:table-cell office:value-type="float" office:value="0.150259" calcext:value-type="float">
            <text:p>0.15025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847" calcext:value-type="float">
            <text:p>28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7</text:p>
          </table:table-cell>
          <table:table-cell office:value-type="float" office:value="0.259008" calcext:value-type="float">
            <text:p>0.25900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8</text:p>
          </table:table-cell>
          <table:table-cell office:value-type="float" office:value="0.130015" calcext:value-type="float">
            <text:p>0.13001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29</text:p>
          </table:table-cell>
          <table:table-cell office:value-type="float" office:value="0.169748" calcext:value-type="float">
            <text:p>0.16974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61" calcext:value-type="float">
            <text:p>28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0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207" calcext:value-type="float">
            <text:p>22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1</text:p>
          </table:table-cell>
          <table:table-cell office:value-type="float" office:value="0.190732" calcext:value-type="float">
            <text:p>0.190732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2</text:p>
          </table:table-cell>
          <table:table-cell office:value-type="float" office:value="0.19533" calcext:value-type="float">
            <text:p>0.1953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3</text:p>
          </table:table-cell>
          <table:table-cell office:value-type="float" office:value="0.214581" calcext:value-type="float">
            <text:p>0.21458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4</text:p>
          </table:table-cell>
          <table:table-cell office:value-type="float" office:value="0.190833" calcext:value-type="float">
            <text:p>0.19083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5</text:p>
          </table:table-cell>
          <table:table-cell office:value-type="float" office:value="0.16096" calcext:value-type="float">
            <text:p>0.1609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437" calcext:value-type="float">
            <text:p>34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6</text:p>
          </table:table-cell>
          <table:table-cell office:value-type="float" office:value="0.259006" calcext:value-type="float">
            <text:p>0.25900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7</text:p>
          </table:table-cell>
          <table:table-cell office:value-type="float" office:value="0.186946" calcext:value-type="float">
            <text:p>0.18694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8</text:p>
          </table:table-cell>
          <table:table-cell office:value-type="float" office:value="0.196903" calcext:value-type="float">
            <text:p>0.19690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599" calcext:value-type="float">
            <text:p>259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39</text:p>
          </table:table-cell>
          <table:table-cell office:value-type="float" office:value="0.186602" calcext:value-type="float">
            <text:p>0.18660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0</text:p>
          </table:table-cell>
          <table:table-cell office:value-type="float" office:value="0.179481" calcext:value-type="float">
            <text:p>0.1794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5637" calcext:value-type="float">
            <text:p>56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1</text:p>
          </table:table-cell>
          <table:table-cell office:value-type="float" office:value="0.157275" calcext:value-type="float">
            <text:p>0.15727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2</text:p>
          </table:table-cell>
          <table:table-cell office:value-type="float" office:value="0.173251" calcext:value-type="float">
            <text:p>0.1732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3</text:p>
          </table:table-cell>
          <table:table-cell office:value-type="float" office:value="0.163195" calcext:value-type="float">
            <text:p>0.16319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4</text:p>
          </table:table-cell>
          <table:table-cell office:value-type="float" office:value="0.146279" calcext:value-type="float">
            <text:p>0.146279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4317" calcext:value-type="float">
            <text:p>43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5</text:p>
          </table:table-cell>
          <table:table-cell office:value-type="float" office:value="0.131483" calcext:value-type="float">
            <text:p>0.13148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6</text:p>
          </table:table-cell>
          <table:table-cell office:value-type="float" office:value="0.223484" calcext:value-type="float">
            <text:p>0.22348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7</text:p>
          </table:table-cell>
          <table:table-cell office:value-type="float" office:value="0.201042" calcext:value-type="float">
            <text:p>0.20104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26" calcext:value-type="float">
            <text:p>30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8</text:p>
          </table:table-cell>
          <table:table-cell office:value-type="float" office:value="0.199675" calcext:value-type="float">
            <text:p>0.199675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49</text:p>
          </table:table-cell>
          <table:table-cell office:value-type="float" office:value="0.189439" calcext:value-type="float">
            <text:p>0.189439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095" calcext:value-type="float">
            <text:p>30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0</text:p>
          </table:table-cell>
          <table:table-cell office:value-type="float" office:value="0.136904" calcext:value-type="float">
            <text:p>0.13690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1</text:p>
          </table:table-cell>
          <table:table-cell office:value-type="float" office:value="0.282536" calcext:value-type="float">
            <text:p>0.28253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853" calcext:value-type="float">
            <text:p>38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2</text:p>
          </table:table-cell>
          <table:table-cell office:value-type="float" office:value="0.141844" calcext:value-type="float">
            <text:p>0.14184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418" calcext:value-type="float">
            <text:p>34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3</text:p>
          </table:table-cell>
          <table:table-cell office:value-type="float" office:value="0.168129" calcext:value-type="float">
            <text:p>0.168129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4</text:p>
          </table:table-cell>
          <table:table-cell office:value-type="float" office:value="0.170932" calcext:value-type="float">
            <text:p>0.170932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5</text:p>
          </table:table-cell>
          <table:table-cell office:value-type="float" office:value="0.261215" calcext:value-type="float">
            <text:p>0.26121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6</text:p>
          </table:table-cell>
          <table:table-cell office:value-type="float" office:value="0.18162" calcext:value-type="float">
            <text:p>0.18162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7</text:p>
          </table:table-cell>
          <table:table-cell office:value-type="float" office:value="0.213535" calcext:value-type="float">
            <text:p>0.21353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8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6:59</text:p>
          </table:table-cell>
          <table:table-cell office:value-type="float" office:value="0.127242" calcext:value-type="float">
            <text:p>0.12724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0</text:p>
          </table:table-cell>
          <table:table-cell office:value-type="float" office:value="0.184713" calcext:value-type="float">
            <text:p>0.18471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1</text:p>
          </table:table-cell>
          <table:table-cell office:value-type="float" office:value="0.156673" calcext:value-type="float">
            <text:p>0.15667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2</text:p>
          </table:table-cell>
          <table:table-cell office:value-type="float" office:value="0.222706" calcext:value-type="float">
            <text:p>0.22270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3</text:p>
          </table:table-cell>
          <table:table-cell office:value-type="float" office:value="0.243073" calcext:value-type="float">
            <text:p>0.24307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525" calcext:value-type="float">
            <text:p>35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4</text:p>
          </table:table-cell>
          <table:table-cell office:value-type="float" office:value="0.346985" calcext:value-type="float">
            <text:p>0.34698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5</text:p>
          </table:table-cell>
          <table:table-cell office:value-type="float" office:value="0.17451" calcext:value-type="float">
            <text:p>0.174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468" calcext:value-type="float">
            <text:p>34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6</text:p>
          </table:table-cell>
          <table:table-cell office:value-type="float" office:value="0.174868" calcext:value-type="float">
            <text:p>0.17486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7</text:p>
          </table:table-cell>
          <table:table-cell office:value-type="float" office:value="0.209483" calcext:value-type="float">
            <text:p>0.20948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8</text:p>
          </table:table-cell>
          <table:table-cell office:value-type="float" office:value="0.225927" calcext:value-type="float">
            <text:p>0.22592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916" calcext:value-type="float">
            <text:p>39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09</text:p>
          </table:table-cell>
          <table:table-cell office:value-type="float" office:value="0.248665" calcext:value-type="float">
            <text:p>0.24866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0</text:p>
          </table:table-cell>
          <table:table-cell office:value-type="float" office:value="0.234594" calcext:value-type="float">
            <text:p>0.23459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1</text:p>
          </table:table-cell>
          <table:table-cell office:value-type="float" office:value="0.255329" calcext:value-type="float">
            <text:p>0.255329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2</text:p>
          </table:table-cell>
          <table:table-cell office:value-type="float" office:value="0.166657" calcext:value-type="float">
            <text:p>0.16665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802" calcext:value-type="float">
            <text:p>28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3</text:p>
          </table:table-cell>
          <table:table-cell office:value-type="float" office:value="0.146575" calcext:value-type="float">
            <text:p>0.14657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" calcext:value-type="float">
            <text:p>0</text:p>
          </table:table-cell>
          <table:table-cell office:value-type="float" office:value="3647" calcext:value-type="float">
            <text:p>36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4</text:p>
          </table:table-cell>
          <table:table-cell office:value-type="float" office:value="0.126934" calcext:value-type="float">
            <text:p>0.12693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5</text:p>
          </table:table-cell>
          <table:table-cell office:value-type="float" office:value="0.14537" calcext:value-type="float">
            <text:p>0.1453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6</text:p>
          </table:table-cell>
          <table:table-cell office:value-type="float" office:value="0.228994" calcext:value-type="float">
            <text:p>0.22899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678" calcext:value-type="float">
            <text:p>26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7</text:p>
          </table:table-cell>
          <table:table-cell office:value-type="float" office:value="0.169023" calcext:value-type="float">
            <text:p>0.16902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8</text:p>
          </table:table-cell>
          <table:table-cell office:value-type="float" office:value="0.234799" calcext:value-type="float">
            <text:p>0.23479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19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0</text:p>
          </table:table-cell>
          <table:table-cell office:value-type="float" office:value="0.22186" calcext:value-type="float">
            <text:p>0.2218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1</text:p>
          </table:table-cell>
          <table:table-cell office:value-type="float" office:value="0.208303" calcext:value-type="float">
            <text:p>0.20830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4159" calcext:value-type="float">
            <text:p>41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2</text:p>
          </table:table-cell>
          <table:table-cell office:value-type="float" office:value="0.17572" calcext:value-type="float">
            <text:p>0.1757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3</text:p>
          </table:table-cell>
          <table:table-cell office:value-type="float" office:value="0.287267" calcext:value-type="float">
            <text:p>0.28726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2913" calcext:value-type="float">
            <text:p>29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4</text:p>
          </table:table-cell>
          <table:table-cell office:value-type="float" office:value="0.145825" calcext:value-type="float">
            <text:p>0.14582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988" calcext:value-type="float">
            <text:p>39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5</text:p>
          </table:table-cell>
          <table:table-cell office:value-type="float" office:value="0.175845" calcext:value-type="float">
            <text:p>0.17584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6</text:p>
          </table:table-cell>
          <table:table-cell office:value-type="float" office:value="0.247807" calcext:value-type="float">
            <text:p>0.24780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975" calcext:value-type="float">
            <text:p>39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7</text:p>
          </table:table-cell>
          <table:table-cell office:value-type="float" office:value="0.162898" calcext:value-type="float">
            <text:p>0.16289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8</text:p>
          </table:table-cell>
          <table:table-cell office:value-type="float" office:value="0.184786" calcext:value-type="float">
            <text:p>0.18478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29</text:p>
          </table:table-cell>
          <table:table-cell office:value-type="float" office:value="0.177036" calcext:value-type="float">
            <text:p>0.17703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103" calcext:value-type="float">
            <text:p>31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0</text:p>
          </table:table-cell>
          <table:table-cell office:value-type="float" office:value="0.158575" calcext:value-type="float">
            <text:p>0.15857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711" calcext:value-type="float">
            <text:p>27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1</text:p>
          </table:table-cell>
          <table:table-cell office:value-type="float" office:value="0.153812" calcext:value-type="float">
            <text:p>0.15381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2</text:p>
          </table:table-cell>
          <table:table-cell office:value-type="float" office:value="0.184938" calcext:value-type="float">
            <text:p>0.18493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96" calcext:value-type="float">
            <text:p>34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3</text:p>
          </table:table-cell>
          <table:table-cell office:value-type="float" office:value="0.152003" calcext:value-type="float">
            <text:p>0.15200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79" calcext:value-type="float">
            <text:p>32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4</text:p>
          </table:table-cell>
          <table:table-cell office:value-type="float" office:value="0.140791" calcext:value-type="float">
            <text:p>0.14079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711" calcext:value-type="float">
            <text:p>37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5</text:p>
          </table:table-cell>
          <table:table-cell office:value-type="float" office:value="0.222633" calcext:value-type="float">
            <text:p>0.22263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6</text:p>
          </table:table-cell>
          <table:table-cell office:value-type="float" office:value="0.170198" calcext:value-type="float">
            <text:p>0.17019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129" calcext:value-type="float">
            <text:p>21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7</text:p>
          </table:table-cell>
          <table:table-cell office:value-type="float" office:value="0.130926" calcext:value-type="float">
            <text:p>0.13092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137" calcext:value-type="float">
            <text:p>31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8</text:p>
          </table:table-cell>
          <table:table-cell office:value-type="float" office:value="0.197964" calcext:value-type="float">
            <text:p>0.19796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39</text:p>
          </table:table-cell>
          <table:table-cell office:value-type="float" office:value="0.184788" calcext:value-type="float">
            <text:p>0.184788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3459" calcext:value-type="float">
            <text:p>34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0</text:p>
          </table:table-cell>
          <table:table-cell office:value-type="float" office:value="0.158473" calcext:value-type="float">
            <text:p>0.15847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683" calcext:value-type="float">
            <text:p>36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1</text:p>
          </table:table-cell>
          <table:table-cell office:value-type="float" office:value="0.193613" calcext:value-type="float">
            <text:p>0.19361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2</text:p>
          </table:table-cell>
          <table:table-cell office:value-type="float" office:value="0.184836" calcext:value-type="float">
            <text:p>0.18483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3</text:p>
          </table:table-cell>
          <table:table-cell office:value-type="float" office:value="0.263661" calcext:value-type="float">
            <text:p>0.26366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568" calcext:value-type="float">
            <text:p>35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4</text:p>
          </table:table-cell>
          <table:table-cell office:value-type="float" office:value="0.194306" calcext:value-type="float">
            <text:p>0.19430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39" calcext:value-type="float">
            <text:p>29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5</text:p>
          </table:table-cell>
          <table:table-cell office:value-type="float" office:value="0.338927" calcext:value-type="float">
            <text:p>0.33892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952" calcext:value-type="float">
            <text:p>39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6</text:p>
          </table:table-cell>
          <table:table-cell office:value-type="float" office:value="0.232867" calcext:value-type="float">
            <text:p>0.23286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7</text:p>
          </table:table-cell>
          <table:table-cell office:value-type="float" office:value="0.25724" calcext:value-type="float">
            <text:p>0.2572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4104" calcext:value-type="float">
            <text:p>41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8</text:p>
          </table:table-cell>
          <table:table-cell office:value-type="float" office:value="0.206195" calcext:value-type="float">
            <text:p>0.20619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711" calcext:value-type="float">
            <text:p>37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49</text:p>
          </table:table-cell>
          <table:table-cell office:value-type="float" office:value="0.194463" calcext:value-type="float">
            <text:p>0.19446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0</text:p>
          </table:table-cell>
          <table:table-cell office:value-type="float" office:value="0.198171" calcext:value-type="float">
            <text:p>0.19817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1</text:p>
          </table:table-cell>
          <table:table-cell office:value-type="float" office:value="0.115589" calcext:value-type="float">
            <text:p>0.115589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2</text:p>
          </table:table-cell>
          <table:table-cell office:value-type="float" office:value="0.264317" calcext:value-type="float">
            <text:p>0.26431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3</text:p>
          </table:table-cell>
          <table:table-cell office:value-type="float" office:value="0.21595" calcext:value-type="float">
            <text:p>0.2159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4</text:p>
          </table:table-cell>
          <table:table-cell office:value-type="float" office:value="0.128772" calcext:value-type="float">
            <text:p>0.12877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5</text:p>
          </table:table-cell>
          <table:table-cell office:value-type="float" office:value="0.193583" calcext:value-type="float">
            <text:p>0.19358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268" calcext:value-type="float">
            <text:p>22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6</text:p>
          </table:table-cell>
          <table:table-cell office:value-type="float" office:value="0.190916" calcext:value-type="float">
            <text:p>0.19091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7</text:p>
          </table:table-cell>
          <table:table-cell office:value-type="float" office:value="0.184449" calcext:value-type="float">
            <text:p>0.18444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331" calcext:value-type="float">
            <text:p>23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8</text:p>
          </table:table-cell>
          <table:table-cell office:value-type="float" office:value="0.21474" calcext:value-type="float">
            <text:p>0.21474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7:59</text:p>
          </table:table-cell>
          <table:table-cell office:value-type="float" office:value="0.159476" calcext:value-type="float">
            <text:p>0.15947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870" calcext:value-type="float">
            <text:p>28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0</text:p>
          </table:table-cell>
          <table:table-cell office:value-type="float" office:value="0.237069" calcext:value-type="float">
            <text:p>0.23706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1</text:p>
          </table:table-cell>
          <table:table-cell office:value-type="float" office:value="0.254165" calcext:value-type="float">
            <text:p>0.25416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426" calcext:value-type="float">
            <text:p>34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2</text:p>
          </table:table-cell>
          <table:table-cell office:value-type="float" office:value="0.170626" calcext:value-type="float">
            <text:p>0.170626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4183" calcext:value-type="float">
            <text:p>41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3</text:p>
          </table:table-cell>
          <table:table-cell office:value-type="float" office:value="0.134654" calcext:value-type="float">
            <text:p>0.13465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4</text:p>
          </table:table-cell>
          <table:table-cell office:value-type="float" office:value="0.217185" calcext:value-type="float">
            <text:p>0.21718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5</text:p>
          </table:table-cell>
          <table:table-cell office:value-type="float" office:value="0.344942" calcext:value-type="float">
            <text:p>0.34494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999" calcext:value-type="float">
            <text:p>39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6</text:p>
          </table:table-cell>
          <table:table-cell office:value-type="float" office:value="0.168645" calcext:value-type="float">
            <text:p>0.16864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7</text:p>
          </table:table-cell>
          <table:table-cell office:value-type="float" office:value="0.178282" calcext:value-type="float">
            <text:p>0.17828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8</text:p>
          </table:table-cell>
          <table:table-cell office:value-type="float" office:value="0.191258" calcext:value-type="float">
            <text:p>0.19125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09</text:p>
          </table:table-cell>
          <table:table-cell office:value-type="float" office:value="0.243286" calcext:value-type="float">
            <text:p>0.24328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0</text:p>
          </table:table-cell>
          <table:table-cell office:value-type="float" office:value="0.225434" calcext:value-type="float">
            <text:p>0.22543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1</text:p>
          </table:table-cell>
          <table:table-cell office:value-type="float" office:value="0.13212" calcext:value-type="float">
            <text:p>0.1321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63" calcext:value-type="float">
            <text:p>30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2</text:p>
          </table:table-cell>
          <table:table-cell office:value-type="float" office:value="0.137652" calcext:value-type="float">
            <text:p>0.13765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59" calcext:value-type="float">
            <text:p>29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3</text:p>
          </table:table-cell>
          <table:table-cell office:value-type="float" office:value="0.19734" calcext:value-type="float">
            <text:p>0.1973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4</text:p>
          </table:table-cell>
          <table:table-cell office:value-type="float" office:value="0.150069" calcext:value-type="float">
            <text:p>0.15006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5</text:p>
          </table:table-cell>
          <table:table-cell office:value-type="float" office:value="0.259819" calcext:value-type="float">
            <text:p>0.25981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6</text:p>
          </table:table-cell>
          <table:table-cell office:value-type="float" office:value="0.122551" calcext:value-type="float">
            <text:p>0.12255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7</text:p>
          </table:table-cell>
          <table:table-cell office:value-type="float" office:value="0.23925" calcext:value-type="float">
            <text:p>0.2392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8</text:p>
          </table:table-cell>
          <table:table-cell office:value-type="float" office:value="0.181272" calcext:value-type="float">
            <text:p>0.18127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4168" calcext:value-type="float">
            <text:p>41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19</text:p>
          </table:table-cell>
          <table:table-cell office:value-type="float" office:value="0.229459" calcext:value-type="float">
            <text:p>0.229459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" calcext:value-type="float">
            <text:p>0</text:p>
          </table:table-cell>
          <table:table-cell office:value-type="float" office:value="3228" calcext:value-type="float">
            <text:p>32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0</text:p>
          </table:table-cell>
          <table:table-cell office:value-type="float" office:value="0.173021" calcext:value-type="float">
            <text:p>0.17302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1</text:p>
          </table:table-cell>
          <table:table-cell office:value-type="float" office:value="0.243214" calcext:value-type="float">
            <text:p>0.24321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2</text:p>
          </table:table-cell>
          <table:table-cell office:value-type="float" office:value="0.147825" calcext:value-type="float">
            <text:p>0.14782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452" calcext:value-type="float">
            <text:p>34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3</text:p>
          </table:table-cell>
          <table:table-cell office:value-type="float" office:value="0.175598" calcext:value-type="float">
            <text:p>0.17559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580" calcext:value-type="float">
            <text:p>25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4</text:p>
          </table:table-cell>
          <table:table-cell office:value-type="float" office:value="0.166463" calcext:value-type="float">
            <text:p>0.16646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5</text:p>
          </table:table-cell>
          <table:table-cell office:value-type="float" office:value="0.318081" calcext:value-type="float">
            <text:p>0.31808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6</text:p>
          </table:table-cell>
          <table:table-cell office:value-type="float" office:value="0.216691" calcext:value-type="float">
            <text:p>0.21669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7</text:p>
          </table:table-cell>
          <table:table-cell office:value-type="float" office:value="0.185333" calcext:value-type="float">
            <text:p>0.18533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8</text:p>
          </table:table-cell>
          <table:table-cell office:value-type="float" office:value="0.149704" calcext:value-type="float">
            <text:p>0.14970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29</text:p>
          </table:table-cell>
          <table:table-cell office:value-type="float" office:value="0.147982" calcext:value-type="float">
            <text:p>0.147982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0</text:p>
          </table:table-cell>
          <table:table-cell office:value-type="float" office:value="0.46523" calcext:value-type="float">
            <text:p>0.4652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1</text:p>
          </table:table-cell>
          <table:table-cell office:value-type="float" office:value="0.242015" calcext:value-type="float">
            <text:p>0.24201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2782" calcext:value-type="float">
            <text:p>278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2</text:p>
          </table:table-cell>
          <table:table-cell office:value-type="float" office:value="0.212103" calcext:value-type="float">
            <text:p>0.21210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3</text:p>
          </table:table-cell>
          <table:table-cell office:value-type="float" office:value="0.256436" calcext:value-type="float">
            <text:p>0.25643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4</text:p>
          </table:table-cell>
          <table:table-cell office:value-type="float" office:value="0.264628" calcext:value-type="float">
            <text:p>0.26462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387" calcext:value-type="float">
            <text:p>33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5</text:p>
          </table:table-cell>
          <table:table-cell office:value-type="float" office:value="0.14773" calcext:value-type="float">
            <text:p>0.1477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317" calcext:value-type="float">
            <text:p>23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6</text:p>
          </table:table-cell>
          <table:table-cell office:value-type="float" office:value="0.208988" calcext:value-type="float">
            <text:p>0.208988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385" calcext:value-type="float">
            <text:p>33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7</text:p>
          </table:table-cell>
          <table:table-cell office:value-type="float" office:value="0.181192" calcext:value-type="float">
            <text:p>0.18119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867" calcext:value-type="float">
            <text:p>28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8</text:p>
          </table:table-cell>
          <table:table-cell office:value-type="float" office:value="0.21151" calcext:value-type="float">
            <text:p>0.2115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39</text:p>
          </table:table-cell>
          <table:table-cell office:value-type="float" office:value="0.155964" calcext:value-type="float">
            <text:p>0.15596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487" calcext:value-type="float">
            <text:p>34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0</text:p>
          </table:table-cell>
          <table:table-cell office:value-type="float" office:value="0.120383" calcext:value-type="float">
            <text:p>0.12038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5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1</text:p>
          </table:table-cell>
          <table:table-cell office:value-type="float" office:value="0.137449" calcext:value-type="float">
            <text:p>0.13744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2</text:p>
          </table:table-cell>
          <table:table-cell office:value-type="float" office:value="0.145789" calcext:value-type="float">
            <text:p>0.14578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3</text:p>
          </table:table-cell>
          <table:table-cell office:value-type="float" office:value="0.174521" calcext:value-type="float">
            <text:p>0.17452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4</text:p>
          </table:table-cell>
          <table:table-cell office:value-type="float" office:value="0.157209" calcext:value-type="float">
            <text:p>0.15720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93" calcext:value-type="float">
            <text:p>32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5</text:p>
          </table:table-cell>
          <table:table-cell office:value-type="float" office:value="0.159652" calcext:value-type="float">
            <text:p>0.15965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469" calcext:value-type="float">
            <text:p>346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6</text:p>
          </table:table-cell>
          <table:table-cell office:value-type="float" office:value="0.221926" calcext:value-type="float">
            <text:p>0.22192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364" calcext:value-type="float">
            <text:p>33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7</text:p>
          </table:table-cell>
          <table:table-cell office:value-type="float" office:value="0.204009" calcext:value-type="float">
            <text:p>0.204009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342" calcext:value-type="float">
            <text:p>33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8</text:p>
          </table:table-cell>
          <table:table-cell office:value-type="float" office:value="0.157158" calcext:value-type="float">
            <text:p>0.15715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49</text:p>
          </table:table-cell>
          <table:table-cell office:value-type="float" office:value="0.189739" calcext:value-type="float">
            <text:p>0.18973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0</text:p>
          </table:table-cell>
          <table:table-cell office:value-type="float" office:value="0.203087" calcext:value-type="float">
            <text:p>0.20308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1</text:p>
          </table:table-cell>
          <table:table-cell office:value-type="float" office:value="0.126311" calcext:value-type="float">
            <text:p>0.1263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2</text:p>
          </table:table-cell>
          <table:table-cell office:value-type="float" office:value="0.361137" calcext:value-type="float">
            <text:p>0.36113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3</text:p>
          </table:table-cell>
          <table:table-cell office:value-type="float" office:value="0.215889" calcext:value-type="float">
            <text:p>0.21588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4</text:p>
          </table:table-cell>
          <table:table-cell office:value-type="float" office:value="0.153022" calcext:value-type="float">
            <text:p>0.15302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611" calcext:value-type="float">
            <text:p>36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5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6</text:p>
          </table:table-cell>
          <table:table-cell office:value-type="float" office:value="0.177602" calcext:value-type="float">
            <text:p>0.17760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161" calcext:value-type="float">
            <text:p>21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7</text:p>
          </table:table-cell>
          <table:table-cell office:value-type="float" office:value="0.139775" calcext:value-type="float">
            <text:p>0.13977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8</text:p>
          </table:table-cell>
          <table:table-cell office:value-type="float" office:value="0.186727" calcext:value-type="float">
            <text:p>0.18672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204" calcext:value-type="float">
            <text:p>32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8:59</text:p>
          </table:table-cell>
          <table:table-cell office:value-type="float" office:value="0.314626" calcext:value-type="float">
            <text:p>0.31462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393" calcext:value-type="float">
            <text:p>23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0</text:p>
          </table:table-cell>
          <table:table-cell office:value-type="float" office:value="0.147223" calcext:value-type="float">
            <text:p>0.14722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1</text:p>
          </table:table-cell>
          <table:table-cell office:value-type="float" office:value="0.136675" calcext:value-type="float">
            <text:p>0.13667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6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2</text:p>
          </table:table-cell>
          <table:table-cell office:value-type="float" office:value="0.202583" calcext:value-type="float">
            <text:p>0.20258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5456" calcext:value-type="float">
            <text:p>54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3</text:p>
          </table:table-cell>
          <table:table-cell office:value-type="float" office:value="0.135669" calcext:value-type="float">
            <text:p>0.135669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4</text:p>
          </table:table-cell>
          <table:table-cell office:value-type="float" office:value="0.199811" calcext:value-type="float">
            <text:p>0.19981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441" calcext:value-type="float">
            <text:p>34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5</text:p>
          </table:table-cell>
          <table:table-cell office:value-type="float" office:value="0.152399" calcext:value-type="float">
            <text:p>0.15239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6</text:p>
          </table:table-cell>
          <table:table-cell office:value-type="float" office:value="0.215129" calcext:value-type="float">
            <text:p>0.21512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107" calcext:value-type="float">
            <text:p>21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7</text:p>
          </table:table-cell>
          <table:table-cell office:value-type="float" office:value="0.14394" calcext:value-type="float">
            <text:p>0.14394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273" calcext:value-type="float">
            <text:p>32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8</text:p>
          </table:table-cell>
          <table:table-cell office:value-type="float" office:value="0.166127" calcext:value-type="float">
            <text:p>0.16612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09</text:p>
          </table:table-cell>
          <table:table-cell office:value-type="float" office:value="0.141788" calcext:value-type="float">
            <text:p>0.14178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628" calcext:value-type="float">
            <text:p>36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0</text:p>
          </table:table-cell>
          <table:table-cell office:value-type="float" office:value="0.123513" calcext:value-type="float">
            <text:p>0.12351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82" calcext:value-type="float">
            <text:p>28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1</text:p>
          </table:table-cell>
          <table:table-cell office:value-type="float" office:value="0.146164" calcext:value-type="float">
            <text:p>0.14616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573" calcext:value-type="float">
            <text:p>35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2</text:p>
          </table:table-cell>
          <table:table-cell office:value-type="float" office:value="0.271483" calcext:value-type="float">
            <text:p>0.27148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3</text:p>
          </table:table-cell>
          <table:table-cell office:value-type="float" office:value="0.435739" calcext:value-type="float">
            <text:p>0.43573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239" calcext:value-type="float">
            <text:p>32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4</text:p>
          </table:table-cell>
          <table:table-cell office:value-type="float" office:value="0.196721" calcext:value-type="float">
            <text:p>0.19672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5</text:p>
          </table:table-cell>
          <table:table-cell office:value-type="float" office:value="0.213361" calcext:value-type="float">
            <text:p>0.21336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4207" calcext:value-type="float">
            <text:p>42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6</text:p>
          </table:table-cell>
          <table:table-cell office:value-type="float" office:value="0.181475" calcext:value-type="float">
            <text:p>0.18147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887" calcext:value-type="float">
            <text:p>38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7</text:p>
          </table:table-cell>
          <table:table-cell office:value-type="float" office:value="0.133072" calcext:value-type="float">
            <text:p>0.13307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754" calcext:value-type="float">
            <text:p>27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8</text:p>
          </table:table-cell>
          <table:table-cell office:value-type="float" office:value="0.184588" calcext:value-type="float">
            <text:p>0.18458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396" calcext:value-type="float">
            <text:p>33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19</text:p>
          </table:table-cell>
          <table:table-cell office:value-type="float" office:value="0.210676" calcext:value-type="float">
            <text:p>0.21067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767" calcext:value-type="float">
            <text:p>27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0</text:p>
          </table:table-cell>
          <table:table-cell office:value-type="float" office:value="0.152908" calcext:value-type="float">
            <text:p>0.15290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1</text:p>
          </table:table-cell>
          <table:table-cell office:value-type="float" office:value="0.222358" calcext:value-type="float">
            <text:p>0.22235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4222" calcext:value-type="float">
            <text:p>42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2</text:p>
          </table:table-cell>
          <table:table-cell office:value-type="float" office:value="0.314195" calcext:value-type="float">
            <text:p>0.31419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3</text:p>
          </table:table-cell>
          <table:table-cell office:value-type="float" office:value="0.224954" calcext:value-type="float">
            <text:p>0.22495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67" calcext:value-type="float">
            <text:p>30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4</text:p>
          </table:table-cell>
          <table:table-cell office:value-type="float" office:value="0.145473" calcext:value-type="float">
            <text:p>0.145473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5</text:p>
          </table:table-cell>
          <table:table-cell office:value-type="float" office:value="0.157724" calcext:value-type="float">
            <text:p>0.15772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603" calcext:value-type="float">
            <text:p>26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6</text:p>
          </table:table-cell>
          <table:table-cell office:value-type="float" office:value="0.177019" calcext:value-type="float">
            <text:p>0.17701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4435" calcext:value-type="float">
            <text:p>44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7</text:p>
          </table:table-cell>
          <table:table-cell office:value-type="float" office:value="0.167359" calcext:value-type="float">
            <text:p>0.16735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8</text:p>
          </table:table-cell>
          <table:table-cell office:value-type="float" office:value="0.13714" calcext:value-type="float">
            <text:p>0.1371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29</text:p>
          </table:table-cell>
          <table:table-cell office:value-type="float" office:value="0.141942" calcext:value-type="float">
            <text:p>0.14194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3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0</text:p>
          </table:table-cell>
          <table:table-cell office:value-type="float" office:value="0.164491" calcext:value-type="float">
            <text:p>0.16449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1</text:p>
          </table:table-cell>
          <table:table-cell office:value-type="float" office:value="0.143029" calcext:value-type="float">
            <text:p>0.14302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2</text:p>
          </table:table-cell>
          <table:table-cell office:value-type="float" office:value="0.15055" calcext:value-type="float">
            <text:p>0.1505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428" calcext:value-type="float">
            <text:p>34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3</text:p>
          </table:table-cell>
          <table:table-cell office:value-type="float" office:value="0.183851" calcext:value-type="float">
            <text:p>0.18385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4</text:p>
          </table:table-cell>
          <table:table-cell office:value-type="float" office:value="0.178765" calcext:value-type="float">
            <text:p>0.17876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5</text:p>
          </table:table-cell>
          <table:table-cell office:value-type="float" office:value="0.192062" calcext:value-type="float">
            <text:p>0.19206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6</text:p>
          </table:table-cell>
          <table:table-cell office:value-type="float" office:value="0.131994" calcext:value-type="float">
            <text:p>0.13199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7</text:p>
          </table:table-cell>
          <table:table-cell office:value-type="float" office:value="0.145522" calcext:value-type="float">
            <text:p>0.14552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259" calcext:value-type="float">
            <text:p>22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8</text:p>
          </table:table-cell>
          <table:table-cell office:value-type="float" office:value="0.176116" calcext:value-type="float">
            <text:p>0.176116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" calcext:value-type="float">
            <text:p>0</text:p>
          </table:table-cell>
          <table:table-cell office:value-type="float" office:value="4220" calcext:value-type="float">
            <text:p>4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39</text:p>
          </table:table-cell>
          <table:table-cell office:value-type="float" office:value="0.204108" calcext:value-type="float">
            <text:p>0.20410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0</text:p>
          </table:table-cell>
          <table:table-cell office:value-type="float" office:value="0.20007" calcext:value-type="float">
            <text:p>0.2000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1</text:p>
          </table:table-cell>
          <table:table-cell office:value-type="float" office:value="0.164037" calcext:value-type="float">
            <text:p>0.16403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702" calcext:value-type="float">
            <text:p>27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2</text:p>
          </table:table-cell>
          <table:table-cell office:value-type="float" office:value="0.181653" calcext:value-type="float">
            <text:p>0.18165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899" calcext:value-type="float">
            <text:p>38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3</text:p>
          </table:table-cell>
          <table:table-cell office:value-type="float" office:value="0.174346" calcext:value-type="float">
            <text:p>0.17434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4</text:p>
          </table:table-cell>
          <table:table-cell office:value-type="float" office:value="0.161402" calcext:value-type="float">
            <text:p>0.161402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3430" calcext:value-type="float">
            <text:p>34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5</text:p>
          </table:table-cell>
          <table:table-cell office:value-type="float" office:value="0.160682" calcext:value-type="float">
            <text:p>0.16068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6</text:p>
          </table:table-cell>
          <table:table-cell office:value-type="float" office:value="0.220904" calcext:value-type="float">
            <text:p>0.22090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4353" calcext:value-type="float">
            <text:p>43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7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16" calcext:value-type="float">
            <text:p>29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8</text:p>
          </table:table-cell>
          <table:table-cell office:value-type="float" office:value="0.148334" calcext:value-type="float">
            <text:p>0.14833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49</text:p>
          </table:table-cell>
          <table:table-cell office:value-type="float" office:value="0.187897" calcext:value-type="float">
            <text:p>0.18789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0</text:p>
          </table:table-cell>
          <table:table-cell office:value-type="float" office:value="0.137593" calcext:value-type="float">
            <text:p>0.13759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1</text:p>
          </table:table-cell>
          <table:table-cell office:value-type="float" office:value="0.254422" calcext:value-type="float">
            <text:p>0.2544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4493" calcext:value-type="float">
            <text:p>44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2</text:p>
          </table:table-cell>
          <table:table-cell office:value-type="float" office:value="0.169018" calcext:value-type="float">
            <text:p>0.16901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849" calcext:value-type="float">
            <text:p>38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3</text:p>
          </table:table-cell>
          <table:table-cell office:value-type="float" office:value="0.200908" calcext:value-type="float">
            <text:p>0.20090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441" calcext:value-type="float">
            <text:p>34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4</text:p>
          </table:table-cell>
          <table:table-cell office:value-type="float" office:value="0.177831" calcext:value-type="float">
            <text:p>0.17783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5</text:p>
          </table:table-cell>
          <table:table-cell office:value-type="float" office:value="0.229358" calcext:value-type="float">
            <text:p>0.22935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6</text:p>
          </table:table-cell>
          <table:table-cell office:value-type="float" office:value="0.172234" calcext:value-type="float">
            <text:p>0.17223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7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353" calcext:value-type="float">
            <text:p>33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8</text:p>
          </table:table-cell>
          <table:table-cell office:value-type="float" office:value="0.201594" calcext:value-type="float">
            <text:p>0.20159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09:59</text:p>
          </table:table-cell>
          <table:table-cell office:value-type="float" office:value="0.238562" calcext:value-type="float">
            <text:p>0.23856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0</text:p>
          </table:table-cell>
          <table:table-cell office:value-type="float" office:value="0.225727" calcext:value-type="float">
            <text:p>0.225727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1</text:p>
          </table:table-cell>
          <table:table-cell office:value-type="float" office:value="0.288622" calcext:value-type="float">
            <text:p>0.28862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831" calcext:value-type="float">
            <text:p>38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2</text:p>
          </table:table-cell>
          <table:table-cell office:value-type="float" office:value="0.245091" calcext:value-type="float">
            <text:p>0.24509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3</text:p>
          </table:table-cell>
          <table:table-cell office:value-type="float" office:value="0.234856" calcext:value-type="float">
            <text:p>0.23485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4</text:p>
          </table:table-cell>
          <table:table-cell office:value-type="float" office:value="0.167046" calcext:value-type="float">
            <text:p>0.16704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598" calcext:value-type="float">
            <text:p>25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5</text:p>
          </table:table-cell>
          <table:table-cell office:value-type="float" office:value="0.18854" calcext:value-type="float">
            <text:p>0.1885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6</text:p>
          </table:table-cell>
          <table:table-cell office:value-type="float" office:value="0.259987" calcext:value-type="float">
            <text:p>0.25998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436" calcext:value-type="float">
            <text:p>34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7</text:p>
          </table:table-cell>
          <table:table-cell office:value-type="float" office:value="0.21509" calcext:value-type="float">
            <text:p>0.2150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023" calcext:value-type="float">
            <text:p>30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8</text:p>
          </table:table-cell>
          <table:table-cell office:value-type="float" office:value="0.341333" calcext:value-type="float">
            <text:p>0.34133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09</text:p>
          </table:table-cell>
          <table:table-cell office:value-type="float" office:value="0.177869" calcext:value-type="float">
            <text:p>0.17786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83" calcext:value-type="float">
            <text:p>31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0</text:p>
          </table:table-cell>
          <table:table-cell office:value-type="float" office:value="0.150794" calcext:value-type="float">
            <text:p>0.15079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4494" calcext:value-type="float">
            <text:p>449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1</text:p>
          </table:table-cell>
          <table:table-cell office:value-type="float" office:value="0.434203" calcext:value-type="float">
            <text:p>0.43420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2</text:p>
          </table:table-cell>
          <table:table-cell office:value-type="float" office:value="0.191544" calcext:value-type="float">
            <text:p>0.19154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3</text:p>
          </table:table-cell>
          <table:table-cell office:value-type="float" office:value="0.224415" calcext:value-type="float">
            <text:p>0.22441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535" calcext:value-type="float">
            <text:p>35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4</text:p>
          </table:table-cell>
          <table:table-cell office:value-type="float" office:value="0.128017" calcext:value-type="float">
            <text:p>0.12801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5</text:p>
          </table:table-cell>
          <table:table-cell office:value-type="float" office:value="0.147023" calcext:value-type="float">
            <text:p>0.14702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6</text:p>
          </table:table-cell>
          <table:table-cell office:value-type="float" office:value="0.20845" calcext:value-type="float">
            <text:p>0.20845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7</text:p>
          </table:table-cell>
          <table:table-cell office:value-type="float" office:value="0.164538" calcext:value-type="float">
            <text:p>0.16453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34" calcext:value-type="float">
            <text:p>29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8</text:p>
          </table:table-cell>
          <table:table-cell office:value-type="float" office:value="0.174619" calcext:value-type="float">
            <text:p>0.17461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19</text:p>
          </table:table-cell>
          <table:table-cell office:value-type="float" office:value="0.188325" calcext:value-type="float">
            <text:p>0.18832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0</text:p>
          </table:table-cell>
          <table:table-cell office:value-type="float" office:value="0.17529" calcext:value-type="float">
            <text:p>0.1752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10" calcext:value-type="float">
            <text:p>30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1</text:p>
          </table:table-cell>
          <table:table-cell office:value-type="float" office:value="0.169855" calcext:value-type="float">
            <text:p>0.16985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86" calcext:value-type="float">
            <text:p>28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2</text:p>
          </table:table-cell>
          <table:table-cell office:value-type="float" office:value="0.191654" calcext:value-type="float">
            <text:p>0.19165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149" calcext:value-type="float">
            <text:p>21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3</text:p>
          </table:table-cell>
          <table:table-cell office:value-type="float" office:value="0.204774" calcext:value-type="float">
            <text:p>0.20477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4</text:p>
          </table:table-cell>
          <table:table-cell office:value-type="float" office:value="0.17155" calcext:value-type="float">
            <text:p>0.1715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5</text:p>
          </table:table-cell>
          <table:table-cell office:value-type="float" office:value="0.170971" calcext:value-type="float">
            <text:p>0.17097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6</text:p>
          </table:table-cell>
          <table:table-cell office:value-type="float" office:value="0.207547" calcext:value-type="float">
            <text:p>0.20754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991" calcext:value-type="float">
            <text:p>29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7</text:p>
          </table:table-cell>
          <table:table-cell office:value-type="float" office:value="0.320013" calcext:value-type="float">
            <text:p>0.32001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8</text:p>
          </table:table-cell>
          <table:table-cell office:value-type="float" office:value="0.146473" calcext:value-type="float">
            <text:p>0.146473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044" calcext:value-type="float">
            <text:p>30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29</text:p>
          </table:table-cell>
          <table:table-cell office:value-type="float" office:value="0.224804" calcext:value-type="float">
            <text:p>0.22480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0</text:p>
          </table:table-cell>
          <table:table-cell office:value-type="float" office:value="0.131808" calcext:value-type="float">
            <text:p>0.13180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856" calcext:value-type="float">
            <text:p>38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1</text:p>
          </table:table-cell>
          <table:table-cell office:value-type="float" office:value="0.163075" calcext:value-type="float">
            <text:p>0.16307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2</text:p>
          </table:table-cell>
          <table:table-cell office:value-type="float" office:value="0.193777" calcext:value-type="float">
            <text:p>0.19377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483" calcext:value-type="float">
            <text:p>34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3</text:p>
          </table:table-cell>
          <table:table-cell office:value-type="float" office:value="0.18712" calcext:value-type="float">
            <text:p>0.1871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4</text:p>
          </table:table-cell>
          <table:table-cell office:value-type="float" office:value="0.246408" calcext:value-type="float">
            <text:p>0.24640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573" calcext:value-type="float">
            <text:p>35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5</text:p>
          </table:table-cell>
          <table:table-cell office:value-type="float" office:value="0.162646" calcext:value-type="float">
            <text:p>0.16264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6</text:p>
          </table:table-cell>
          <table:table-cell office:value-type="float" office:value="0.272681" calcext:value-type="float">
            <text:p>0.27268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349" calcext:value-type="float">
            <text:p>2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7</text:p>
          </table:table-cell>
          <table:table-cell office:value-type="float" office:value="0.210712" calcext:value-type="float">
            <text:p>0.21071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33" calcext:value-type="float">
            <text:p>31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8</text:p>
          </table:table-cell>
          <table:table-cell office:value-type="float" office:value="0.149319" calcext:value-type="float">
            <text:p>0.14931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6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39</text:p>
          </table:table-cell>
          <table:table-cell office:value-type="float" office:value="0.224861" calcext:value-type="float">
            <text:p>0.22486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4075" calcext:value-type="float">
            <text:p>40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0</text:p>
          </table:table-cell>
          <table:table-cell office:value-type="float" office:value="0.179298" calcext:value-type="float">
            <text:p>0.17929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1</text:p>
          </table:table-cell>
          <table:table-cell office:value-type="float" office:value="0.198862" calcext:value-type="float">
            <text:p>0.19886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749" calcext:value-type="float">
            <text:p>37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2</text:p>
          </table:table-cell>
          <table:table-cell office:value-type="float" office:value="0.766051" calcext:value-type="float">
            <text:p>0.76605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3</text:p>
          </table:table-cell>
          <table:table-cell office:value-type="float" office:value="0.172523" calcext:value-type="float">
            <text:p>0.17252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725" calcext:value-type="float">
            <text:p>27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4</text:p>
          </table:table-cell>
          <table:table-cell office:value-type="float" office:value="0.215888" calcext:value-type="float">
            <text:p>0.21588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5</text:p>
          </table:table-cell>
          <table:table-cell office:value-type="float" office:value="0.192482" calcext:value-type="float">
            <text:p>0.19248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523" calcext:value-type="float">
            <text:p>35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6</text:p>
          </table:table-cell>
          <table:table-cell office:value-type="float" office:value="0.438699" calcext:value-type="float">
            <text:p>0.43869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39" calcext:value-type="float">
            <text:p>29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7</text:p>
          </table:table-cell>
          <table:table-cell office:value-type="float" office:value="0.260139" calcext:value-type="float">
            <text:p>0.26013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8</text:p>
          </table:table-cell>
          <table:table-cell office:value-type="float" office:value="0.149397" calcext:value-type="float">
            <text:p>0.14939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96" calcext:value-type="float">
            <text:p>27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49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388" calcext:value-type="float">
            <text:p>338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0</text:p>
          </table:table-cell>
          <table:table-cell office:value-type="float" office:value="0.187977" calcext:value-type="float">
            <text:p>0.18797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1</text:p>
          </table:table-cell>
          <table:table-cell office:value-type="float" office:value="0.234464" calcext:value-type="float">
            <text:p>0.23446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4198" calcext:value-type="float">
            <text:p>41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2</text:p>
          </table:table-cell>
          <table:table-cell office:value-type="float" office:value="0.169318" calcext:value-type="float">
            <text:p>0.16931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732" calcext:value-type="float">
            <text:p>27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3</text:p>
          </table:table-cell>
          <table:table-cell office:value-type="float" office:value="0.300036" calcext:value-type="float">
            <text:p>0.300036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769" calcext:value-type="float">
            <text:p>37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4</text:p>
          </table:table-cell>
          <table:table-cell office:value-type="float" office:value="0.162861" calcext:value-type="float">
            <text:p>0.16286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5</text:p>
          </table:table-cell>
          <table:table-cell office:value-type="float" office:value="0.182088" calcext:value-type="float">
            <text:p>0.18208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6</text:p>
          </table:table-cell>
          <table:table-cell office:value-type="float" office:value="0.198574" calcext:value-type="float">
            <text:p>0.19857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7</text:p>
          </table:table-cell>
          <table:table-cell office:value-type="float" office:value="0.223411" calcext:value-type="float">
            <text:p>0.22341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8</text:p>
          </table:table-cell>
          <table:table-cell office:value-type="float" office:value="0.196968" calcext:value-type="float">
            <text:p>0.19696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0:59</text:p>
          </table:table-cell>
          <table:table-cell office:value-type="float" office:value="0.188013" calcext:value-type="float">
            <text:p>0.18801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0</text:p>
          </table:table-cell>
          <table:table-cell office:value-type="float" office:value="0.158436" calcext:value-type="float">
            <text:p>0.15843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825" calcext:value-type="float">
            <text:p>3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1</text:p>
          </table:table-cell>
          <table:table-cell office:value-type="float" office:value="0.16416" calcext:value-type="float">
            <text:p>0.1641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72" calcext:value-type="float">
            <text:p>287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2</text:p>
          </table:table-cell>
          <table:table-cell office:value-type="float" office:value="0.153614" calcext:value-type="float">
            <text:p>0.15361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627" calcext:value-type="float">
            <text:p>36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3</text:p>
          </table:table-cell>
          <table:table-cell office:value-type="float" office:value="0.268905" calcext:value-type="float">
            <text:p>0.2689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4</text:p>
          </table:table-cell>
          <table:table-cell office:value-type="float" office:value="0.220021" calcext:value-type="float">
            <text:p>0.220021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5</text:p>
          </table:table-cell>
          <table:table-cell office:value-type="float" office:value="0.224341" calcext:value-type="float">
            <text:p>0.22434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68" calcext:value-type="float">
            <text:p>29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6</text:p>
          </table:table-cell>
          <table:table-cell office:value-type="float" office:value="0.221747" calcext:value-type="float">
            <text:p>0.22174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7</text:p>
          </table:table-cell>
          <table:table-cell office:value-type="float" office:value="0.195987" calcext:value-type="float">
            <text:p>0.195987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8</text:p>
          </table:table-cell>
          <table:table-cell office:value-type="float" office:value="0.195906" calcext:value-type="float">
            <text:p>0.1959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3065" calcext:value-type="float">
            <text:p>30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09</text:p>
          </table:table-cell>
          <table:table-cell office:value-type="float" office:value="0.393832" calcext:value-type="float">
            <text:p>0.39383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92" calcext:value-type="float">
            <text:p>289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0</text:p>
          </table:table-cell>
          <table:table-cell office:value-type="float" office:value="1.165856" calcext:value-type="float">
            <text:p>1.165856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2125" calcext:value-type="float">
            <text:p>21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1</text:p>
          </table:table-cell>
          <table:table-cell office:value-type="float" office:value="0.161784" calcext:value-type="float">
            <text:p>0.16178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757" calcext:value-type="float">
            <text:p>37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2</text:p>
          </table:table-cell>
          <table:table-cell office:value-type="float" office:value="0.189845" calcext:value-type="float">
            <text:p>0.18984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3</text:p>
          </table:table-cell>
          <table:table-cell office:value-type="float" office:value="0.225708" calcext:value-type="float">
            <text:p>0.22570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4</text:p>
          </table:table-cell>
          <table:table-cell office:value-type="float" office:value="0.150995" calcext:value-type="float">
            <text:p>0.15099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5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6</text:p>
          </table:table-cell>
          <table:table-cell office:value-type="float" office:value="0.142436" calcext:value-type="float">
            <text:p>0.14243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7</text:p>
          </table:table-cell>
          <table:table-cell office:value-type="float" office:value="0.209267" calcext:value-type="float">
            <text:p>0.20926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4521" calcext:value-type="float">
            <text:p>45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8</text:p>
          </table:table-cell>
          <table:table-cell office:value-type="float" office:value="0.19983" calcext:value-type="float">
            <text:p>0.1998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774" calcext:value-type="float">
            <text:p>27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19</text:p>
          </table:table-cell>
          <table:table-cell office:value-type="float" office:value="0.26671" calcext:value-type="float">
            <text:p>0.2667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433" calcext:value-type="float">
            <text:p>24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0</text:p>
          </table:table-cell>
          <table:table-cell office:value-type="float" office:value="0.16211" calcext:value-type="float">
            <text:p>0.1621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997" calcext:value-type="float">
            <text:p>39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1</text:p>
          </table:table-cell>
          <table:table-cell office:value-type="float" office:value="0.205593" calcext:value-type="float">
            <text:p>0.20559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2</text:p>
          </table:table-cell>
          <table:table-cell office:value-type="float" office:value="0.161467" calcext:value-type="float">
            <text:p>0.16146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3</text:p>
          </table:table-cell>
          <table:table-cell office:value-type="float" office:value="0.192831" calcext:value-type="float">
            <text:p>0.19283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625" calcext:value-type="float">
            <text:p>26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4</text:p>
          </table:table-cell>
          <table:table-cell office:value-type="float" office:value="0.175603" calcext:value-type="float">
            <text:p>0.175603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4389" calcext:value-type="float">
            <text:p>43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5</text:p>
          </table:table-cell>
          <table:table-cell office:value-type="float" office:value="0.163098" calcext:value-type="float">
            <text:p>0.16309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6</text:p>
          </table:table-cell>
          <table:table-cell office:value-type="float" office:value="0.186576" calcext:value-type="float">
            <text:p>0.18657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7</text:p>
          </table:table-cell>
          <table:table-cell office:value-type="float" office:value="0.212534" calcext:value-type="float">
            <text:p>0.212534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587" calcext:value-type="float">
            <text:p>35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8</text:p>
          </table:table-cell>
          <table:table-cell office:value-type="float" office:value="0.190366" calcext:value-type="float">
            <text:p>0.19036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29</text:p>
          </table:table-cell>
          <table:table-cell office:value-type="float" office:value="0.162205" calcext:value-type="float">
            <text:p>0.1622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4021" calcext:value-type="float">
            <text:p>40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0</text:p>
          </table:table-cell>
          <table:table-cell office:value-type="float" office:value="0.493382" calcext:value-type="float">
            <text:p>0.49338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1</text:p>
          </table:table-cell>
          <table:table-cell office:value-type="float" office:value="0.179836" calcext:value-type="float">
            <text:p>0.17983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130" calcext:value-type="float">
            <text:p>31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2</text:p>
          </table:table-cell>
          <table:table-cell office:value-type="float" office:value="0.426201" calcext:value-type="float">
            <text:p>0.42620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5123" calcext:value-type="float">
            <text:p>51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3</text:p>
          </table:table-cell>
          <table:table-cell office:value-type="float" office:value="0.228518" calcext:value-type="float">
            <text:p>0.228518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4</text:p>
          </table:table-cell>
          <table:table-cell office:value-type="float" office:value="0.156663" calcext:value-type="float">
            <text:p>0.156663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5</text:p>
          </table:table-cell>
          <table:table-cell office:value-type="float" office:value="0.20205" calcext:value-type="float">
            <text:p>0.2020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196" calcext:value-type="float">
            <text:p>31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6</text:p>
          </table:table-cell>
          <table:table-cell office:value-type="float" office:value="0.140741" calcext:value-type="float">
            <text:p>0.14074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7</text:p>
          </table:table-cell>
          <table:table-cell office:value-type="float" office:value="0.18656" calcext:value-type="float">
            <text:p>0.1865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" calcext:value-type="float">
            <text:p>0</text:p>
          </table:table-cell>
          <table:table-cell office:value-type="float" office:value="4059" calcext:value-type="float">
            <text:p>40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8</text:p>
          </table:table-cell>
          <table:table-cell office:value-type="float" office:value="0.17863" calcext:value-type="float">
            <text:p>0.1786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39</text:p>
          </table:table-cell>
          <table:table-cell office:value-type="float" office:value="0.188206" calcext:value-type="float">
            <text:p>0.188206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959" calcext:value-type="float">
            <text:p>39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0</text:p>
          </table:table-cell>
          <table:table-cell office:value-type="float" office:value="0.428457" calcext:value-type="float">
            <text:p>0.42845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1</text:p>
          </table:table-cell>
          <table:table-cell office:value-type="float" office:value="0.276982" calcext:value-type="float">
            <text:p>0.276982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2</text:p>
          </table:table-cell>
          <table:table-cell office:value-type="float" office:value="0.203406" calcext:value-type="float">
            <text:p>0.20340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843" calcext:value-type="float">
            <text:p>28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3</text:p>
          </table:table-cell>
          <table:table-cell office:value-type="float" office:value="0.163123" calcext:value-type="float">
            <text:p>0.16312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513" calcext:value-type="float">
            <text:p>251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4</text:p>
          </table:table-cell>
          <table:table-cell office:value-type="float" office:value="0.179054" calcext:value-type="float">
            <text:p>0.17905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710" calcext:value-type="float">
            <text:p>27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5</text:p>
          </table:table-cell>
          <table:table-cell office:value-type="float" office:value="0.148884" calcext:value-type="float">
            <text:p>0.14888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6</text:p>
          </table:table-cell>
          <table:table-cell office:value-type="float" office:value="0.243716" calcext:value-type="float">
            <text:p>0.243716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7</text:p>
          </table:table-cell>
          <table:table-cell office:value-type="float" office:value="0.246684" calcext:value-type="float">
            <text:p>0.24668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8</text:p>
          </table:table-cell>
          <table:table-cell office:value-type="float" office:value="0.221419" calcext:value-type="float">
            <text:p>0.22141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49</text:p>
          </table:table-cell>
          <table:table-cell office:value-type="float" office:value="0.221624" calcext:value-type="float">
            <text:p>0.22162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0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1</text:p>
          </table:table-cell>
          <table:table-cell office:value-type="float" office:value="0.261039" calcext:value-type="float">
            <text:p>0.261039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637" calcext:value-type="float">
            <text:p>36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2</text:p>
          </table:table-cell>
          <table:table-cell office:value-type="float" office:value="0.175842" calcext:value-type="float">
            <text:p>0.17584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3</text:p>
          </table:table-cell>
          <table:table-cell office:value-type="float" office:value="0.304019" calcext:value-type="float">
            <text:p>0.30401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4</text:p>
          </table:table-cell>
          <table:table-cell office:value-type="float" office:value="0.782645" calcext:value-type="float">
            <text:p>0.78264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5</text:p>
          </table:table-cell>
          <table:table-cell office:value-type="float" office:value="0.92517" calcext:value-type="float">
            <text:p>0.9251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549" calcext:value-type="float">
            <text:p>35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6</text:p>
          </table:table-cell>
          <table:table-cell office:value-type="float" office:value="1.214135" calcext:value-type="float">
            <text:p>1.21413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7</text:p>
          </table:table-cell>
          <table:table-cell office:value-type="float" office:value="1.623748" calcext:value-type="float">
            <text:p>1.623748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8</text:p>
          </table:table-cell>
          <table:table-cell office:value-type="float" office:value="0.814893" calcext:value-type="float">
            <text:p>0.814893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324" calcext:value-type="float">
            <text:p>23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1:59</text:p>
          </table:table-cell>
          <table:table-cell office:value-type="float" office:value="1.358863" calcext:value-type="float">
            <text:p>1.35886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0</text:p>
          </table:table-cell>
          <table:table-cell office:value-type="float" office:value="0.745348" calcext:value-type="float">
            <text:p>0.74534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715" calcext:value-type="float">
            <text:p>27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1</text:p>
          </table:table-cell>
          <table:table-cell office:value-type="float" office:value="0.61884" calcext:value-type="float">
            <text:p>0.6188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634" calcext:value-type="float">
            <text:p>36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2</text:p>
          </table:table-cell>
          <table:table-cell office:value-type="float" office:value="0.623464" calcext:value-type="float">
            <text:p>0.62346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293" calcext:value-type="float">
            <text:p>22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3</text:p>
          </table:table-cell>
          <table:table-cell office:value-type="float" office:value="0.33972" calcext:value-type="float">
            <text:p>0.33972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4</text:p>
          </table:table-cell>
          <table:table-cell office:value-type="float" office:value="0.336088" calcext:value-type="float">
            <text:p>0.33608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288" calcext:value-type="float">
            <text:p>32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5</text:p>
          </table:table-cell>
          <table:table-cell office:value-type="float" office:value="0.290201" calcext:value-type="float">
            <text:p>0.29020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6</text:p>
          </table:table-cell>
          <table:table-cell office:value-type="float" office:value="0.367947" calcext:value-type="float">
            <text:p>0.36794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4216" calcext:value-type="float">
            <text:p>42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7</text:p>
          </table:table-cell>
          <table:table-cell office:value-type="float" office:value="0.154779" calcext:value-type="float">
            <text:p>0.15477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8</text:p>
          </table:table-cell>
          <table:table-cell office:value-type="float" office:value="0.222704" calcext:value-type="float">
            <text:p>0.22270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09</text:p>
          </table:table-cell>
          <table:table-cell office:value-type="float" office:value="0.280526" calcext:value-type="float">
            <text:p>0.28052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0</text:p>
          </table:table-cell>
          <table:table-cell office:value-type="float" office:value="0.340656" calcext:value-type="float">
            <text:p>0.340656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901" calcext:value-type="float">
            <text:p>2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1</text:p>
          </table:table-cell>
          <table:table-cell office:value-type="float" office:value="0.204289" calcext:value-type="float">
            <text:p>0.20428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2</text:p>
          </table:table-cell>
          <table:table-cell office:value-type="float" office:value="0.216295" calcext:value-type="float">
            <text:p>0.21629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773" calcext:value-type="float">
            <text:p>27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3</text:p>
          </table:table-cell>
          <table:table-cell office:value-type="float" office:value="0.207963" calcext:value-type="float">
            <text:p>0.20796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014" calcext:value-type="float">
            <text:p>301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4</text:p>
          </table:table-cell>
          <table:table-cell office:value-type="float" office:value="0.283153" calcext:value-type="float">
            <text:p>0.28315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453" calcext:value-type="float">
            <text:p>34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5</text:p>
          </table:table-cell>
          <table:table-cell office:value-type="float" office:value="0.288161" calcext:value-type="float">
            <text:p>0.28816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4049" calcext:value-type="float">
            <text:p>40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6</text:p>
          </table:table-cell>
          <table:table-cell office:value-type="float" office:value="0.150444" calcext:value-type="float">
            <text:p>0.15044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7</text:p>
          </table:table-cell>
          <table:table-cell office:value-type="float" office:value="0.180368" calcext:value-type="float">
            <text:p>0.18036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8</text:p>
          </table:table-cell>
          <table:table-cell office:value-type="float" office:value="0.189477" calcext:value-type="float">
            <text:p>0.18947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4206" calcext:value-type="float">
            <text:p>42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19</text:p>
          </table:table-cell>
          <table:table-cell office:value-type="float" office:value="0.228871" calcext:value-type="float">
            <text:p>0.22887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0</text:p>
          </table:table-cell>
          <table:table-cell office:value-type="float" office:value="0.181614" calcext:value-type="float">
            <text:p>0.18161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1</text:p>
          </table:table-cell>
          <table:table-cell office:value-type="float" office:value="0.228165" calcext:value-type="float">
            <text:p>0.22816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4064" calcext:value-type="float">
            <text:p>40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2</text:p>
          </table:table-cell>
          <table:table-cell office:value-type="float" office:value="0.14669" calcext:value-type="float">
            <text:p>0.1466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225" calcext:value-type="float">
            <text:p>22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3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547" calcext:value-type="float">
            <text:p>35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4</text:p>
          </table:table-cell>
          <table:table-cell office:value-type="float" office:value="0.14072" calcext:value-type="float">
            <text:p>0.1407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5</text:p>
          </table:table-cell>
          <table:table-cell office:value-type="float" office:value="0.28589" calcext:value-type="float">
            <text:p>0.2858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62" calcext:value-type="float">
            <text:p>33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6</text:p>
          </table:table-cell>
          <table:table-cell office:value-type="float" office:value="0.16093" calcext:value-type="float">
            <text:p>0.1609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649" calcext:value-type="float">
            <text:p>36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7</text:p>
          </table:table-cell>
          <table:table-cell office:value-type="float" office:value="0.176284" calcext:value-type="float">
            <text:p>0.17628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824" calcext:value-type="float">
            <text:p>28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8</text:p>
          </table:table-cell>
          <table:table-cell office:value-type="float" office:value="0.329306" calcext:value-type="float">
            <text:p>0.329306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642" calcext:value-type="float">
            <text:p>26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29</text:p>
          </table:table-cell>
          <table:table-cell office:value-type="float" office:value="0.353854" calcext:value-type="float">
            <text:p>0.35385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502" calcext:value-type="float">
            <text:p>250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0</text:p>
          </table:table-cell>
          <table:table-cell office:value-type="float" office:value="0.249547" calcext:value-type="float">
            <text:p>0.24954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480" calcext:value-type="float">
            <text:p>34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1</text:p>
          </table:table-cell>
          <table:table-cell office:value-type="float" office:value="0.439559" calcext:value-type="float">
            <text:p>0.43955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2</text:p>
          </table:table-cell>
          <table:table-cell office:value-type="float" office:value="0.247729" calcext:value-type="float">
            <text:p>0.24772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3</text:p>
          </table:table-cell>
          <table:table-cell office:value-type="float" office:value="0.272038" calcext:value-type="float">
            <text:p>0.27203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679" calcext:value-type="float">
            <text:p>36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4</text:p>
          </table:table-cell>
          <table:table-cell office:value-type="float" office:value="0.959766" calcext:value-type="float">
            <text:p>0.95976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1927" calcext:value-type="float">
            <text:p>19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5</text:p>
          </table:table-cell>
          <table:table-cell office:value-type="float" office:value="0.148163" calcext:value-type="float">
            <text:p>0.14816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193" calcext:value-type="float">
            <text:p>21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6</text:p>
          </table:table-cell>
          <table:table-cell office:value-type="float" office:value="0.159666" calcext:value-type="float">
            <text:p>0.15966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537" calcext:value-type="float">
            <text:p>25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7</text:p>
          </table:table-cell>
          <table:table-cell office:value-type="float" office:value="0.201068" calcext:value-type="float">
            <text:p>0.20106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8</text:p>
          </table:table-cell>
          <table:table-cell office:value-type="float" office:value="0.297563" calcext:value-type="float">
            <text:p>0.29756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992" calcext:value-type="float">
            <text:p>39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39</text:p>
          </table:table-cell>
          <table:table-cell office:value-type="float" office:value="0.178321" calcext:value-type="float">
            <text:p>0.17832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455" calcext:value-type="float">
            <text:p>24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0</text:p>
          </table:table-cell>
          <table:table-cell office:value-type="float" office:value="0.209678" calcext:value-type="float">
            <text:p>0.20967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284" calcext:value-type="float">
            <text:p>22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1</text:p>
          </table:table-cell>
          <table:table-cell office:value-type="float" office:value="0.239234" calcext:value-type="float">
            <text:p>0.23923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163" calcext:value-type="float">
            <text:p>21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2</text:p>
          </table:table-cell>
          <table:table-cell office:value-type="float" office:value="0.211622" calcext:value-type="float">
            <text:p>0.21162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2784" calcext:value-type="float">
            <text:p>27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3</text:p>
          </table:table-cell>
          <table:table-cell office:value-type="float" office:value="0.173715" calcext:value-type="float">
            <text:p>0.17371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4</text:p>
          </table:table-cell>
          <table:table-cell office:value-type="float" office:value="0.137212" calcext:value-type="float">
            <text:p>0.13721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22" calcext:value-type="float">
            <text:p>30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5</text:p>
          </table:table-cell>
          <table:table-cell office:value-type="float" office:value="0.928698" calcext:value-type="float">
            <text:p>0.92869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6</text:p>
          </table:table-cell>
          <table:table-cell office:value-type="float" office:value="1.154145" calcext:value-type="float">
            <text:p>1.15414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1719" calcext:value-type="float">
            <text:p>17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7</text:p>
          </table:table-cell>
          <table:table-cell office:value-type="float" office:value="0.383648" calcext:value-type="float">
            <text:p>0.38364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8</text:p>
          </table:table-cell>
          <table:table-cell office:value-type="float" office:value="0.139463" calcext:value-type="float">
            <text:p>0.13946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663" calcext:value-type="float">
            <text:p>36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49</text:p>
          </table:table-cell>
          <table:table-cell office:value-type="float" office:value="0.303087" calcext:value-type="float">
            <text:p>0.30308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767" calcext:value-type="float">
            <text:p>27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0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4262" calcext:value-type="float">
            <text:p>42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1</text:p>
          </table:table-cell>
          <table:table-cell office:value-type="float" office:value="0.170712" calcext:value-type="float">
            <text:p>0.17071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2</text:p>
          </table:table-cell>
          <table:table-cell office:value-type="float" office:value="0.186603" calcext:value-type="float">
            <text:p>0.18660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561" calcext:value-type="float">
            <text:p>25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3</text:p>
          </table:table-cell>
          <table:table-cell office:value-type="float" office:value="0.268917" calcext:value-type="float">
            <text:p>0.26891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418" calcext:value-type="float">
            <text:p>241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4</text:p>
          </table:table-cell>
          <table:table-cell office:value-type="float" office:value="0.172508" calcext:value-type="float">
            <text:p>0.17250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5</text:p>
          </table:table-cell>
          <table:table-cell office:value-type="float" office:value="0.19256" calcext:value-type="float">
            <text:p>0.1925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2756" calcext:value-type="float">
            <text:p>27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6</text:p>
          </table:table-cell>
          <table:table-cell office:value-type="float" office:value="0.25018" calcext:value-type="float">
            <text:p>0.25018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7</text:p>
          </table:table-cell>
          <table:table-cell office:value-type="float" office:value="0.128682" calcext:value-type="float">
            <text:p>0.12868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8</text:p>
          </table:table-cell>
          <table:table-cell office:value-type="float" office:value="0.102142" calcext:value-type="float">
            <text:p>0.102142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131" calcext:value-type="float">
            <text:p>31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2:59</text:p>
          </table:table-cell>
          <table:table-cell office:value-type="float" office:value="0.221831" calcext:value-type="float">
            <text:p>0.22183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0</text:p>
          </table:table-cell>
          <table:table-cell office:value-type="float" office:value="0.255573" calcext:value-type="float">
            <text:p>0.25557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87" calcext:value-type="float">
            <text:p>32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1</text:p>
          </table:table-cell>
          <table:table-cell office:value-type="float" office:value="0.154979" calcext:value-type="float">
            <text:p>0.154979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2</text:p>
          </table:table-cell>
          <table:table-cell office:value-type="float" office:value="0.163467" calcext:value-type="float">
            <text:p>0.16346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3</text:p>
          </table:table-cell>
          <table:table-cell office:value-type="float" office:value="0.179024" calcext:value-type="float">
            <text:p>0.17902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759" calcext:value-type="float">
            <text:p>27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4</text:p>
          </table:table-cell>
          <table:table-cell office:value-type="float" office:value="0.132139" calcext:value-type="float">
            <text:p>0.13213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5</text:p>
          </table:table-cell>
          <table:table-cell office:value-type="float" office:value="0.205218" calcext:value-type="float">
            <text:p>0.20521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6</text:p>
          </table:table-cell>
          <table:table-cell office:value-type="float" office:value="0.378468" calcext:value-type="float">
            <text:p>0.37846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356" calcext:value-type="float">
            <text:p>33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7</text:p>
          </table:table-cell>
          <table:table-cell office:value-type="float" office:value="1.156452" calcext:value-type="float">
            <text:p>1.15645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002" calcext:value-type="float">
            <text:p>300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8</text:p>
          </table:table-cell>
          <table:table-cell office:value-type="float" office:value="0.442657" calcext:value-type="float">
            <text:p>0.44265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09</text:p>
          </table:table-cell>
          <table:table-cell office:value-type="float" office:value="0.175131" calcext:value-type="float">
            <text:p>0.17513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254" calcext:value-type="float">
            <text:p>32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0</text:p>
          </table:table-cell>
          <table:table-cell office:value-type="float" office:value="0.223185" calcext:value-type="float">
            <text:p>0.22318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889" calcext:value-type="float">
            <text:p>38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1</text:p>
          </table:table-cell>
          <table:table-cell office:value-type="float" office:value="0.211467" calcext:value-type="float">
            <text:p>0.21146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441" calcext:value-type="float">
            <text:p>34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2</text:p>
          </table:table-cell>
          <table:table-cell office:value-type="float" office:value="0.291103" calcext:value-type="float">
            <text:p>0.29110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178" calcext:value-type="float">
            <text:p>21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3</text:p>
          </table:table-cell>
          <table:table-cell office:value-type="float" office:value="0.145351" calcext:value-type="float">
            <text:p>0.14535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4</text:p>
          </table:table-cell>
          <table:table-cell office:value-type="float" office:value="0.130389" calcext:value-type="float">
            <text:p>0.13038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24" calcext:value-type="float">
            <text:p>29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5</text:p>
          </table:table-cell>
          <table:table-cell office:value-type="float" office:value="0.205464" calcext:value-type="float">
            <text:p>0.205464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6</text:p>
          </table:table-cell>
          <table:table-cell office:value-type="float" office:value="0.138932" calcext:value-type="float">
            <text:p>0.13893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643" calcext:value-type="float">
            <text:p>36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7</text:p>
          </table:table-cell>
          <table:table-cell office:value-type="float" office:value="0.140708" calcext:value-type="float">
            <text:p>0.14070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386" calcext:value-type="float">
            <text:p>23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8</text:p>
          </table:table-cell>
          <table:table-cell office:value-type="float" office:value="0.541361" calcext:value-type="float">
            <text:p>0.54136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366" calcext:value-type="float">
            <text:p>23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19</text:p>
          </table:table-cell>
          <table:table-cell office:value-type="float" office:value="0.441235" calcext:value-type="float">
            <text:p>0.441235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0</text:p>
          </table:table-cell>
          <table:table-cell office:value-type="float" office:value="0.296664" calcext:value-type="float">
            <text:p>0.29666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901" calcext:value-type="float">
            <text:p>39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1</text:p>
          </table:table-cell>
          <table:table-cell office:value-type="float" office:value="0.201181" calcext:value-type="float">
            <text:p>0.20118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2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3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4</text:p>
          </table:table-cell>
          <table:table-cell office:value-type="float" office:value="0.209175" calcext:value-type="float">
            <text:p>0.20917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311" calcext:value-type="float">
            <text:p>33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5</text:p>
          </table:table-cell>
          <table:table-cell office:value-type="float" office:value="0.215287" calcext:value-type="float">
            <text:p>0.21528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972" calcext:value-type="float">
            <text:p>39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6</text:p>
          </table:table-cell>
          <table:table-cell office:value-type="float" office:value="0.154486" calcext:value-type="float">
            <text:p>0.15448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7</text:p>
          </table:table-cell>
          <table:table-cell office:value-type="float" office:value="0.187846" calcext:value-type="float">
            <text:p>0.18784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8</text:p>
          </table:table-cell>
          <table:table-cell office:value-type="float" office:value="0.252119" calcext:value-type="float">
            <text:p>0.25211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29</text:p>
          </table:table-cell>
          <table:table-cell office:value-type="float" office:value="0.18781" calcext:value-type="float">
            <text:p>0.18781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0</text:p>
          </table:table-cell>
          <table:table-cell office:value-type="float" office:value="0.154562" calcext:value-type="float">
            <text:p>0.15456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353" calcext:value-type="float">
            <text:p>23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1</text:p>
          </table:table-cell>
          <table:table-cell office:value-type="float" office:value="0.177037" calcext:value-type="float">
            <text:p>0.177037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2</text:p>
          </table:table-cell>
          <table:table-cell office:value-type="float" office:value="0.179361" calcext:value-type="float">
            <text:p>0.17936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3</text:p>
          </table:table-cell>
          <table:table-cell office:value-type="float" office:value="0.222859" calcext:value-type="float">
            <text:p>0.222859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4</text:p>
          </table:table-cell>
          <table:table-cell office:value-type="float" office:value="0.871091" calcext:value-type="float">
            <text:p>0.87109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290" calcext:value-type="float">
            <text:p>22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5</text:p>
          </table:table-cell>
          <table:table-cell office:value-type="float" office:value="0.739554" calcext:value-type="float">
            <text:p>0.73955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6</text:p>
          </table:table-cell>
          <table:table-cell office:value-type="float" office:value="0.707986" calcext:value-type="float">
            <text:p>0.70798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492" calcext:value-type="float">
            <text:p>24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7</text:p>
          </table:table-cell>
          <table:table-cell office:value-type="float" office:value="0.789032" calcext:value-type="float">
            <text:p>0.78903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1705" calcext:value-type="float">
            <text:p>17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8</text:p>
          </table:table-cell>
          <table:table-cell office:value-type="float" office:value="0.338222" calcext:value-type="float">
            <text:p>0.33822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39</text:p>
          </table:table-cell>
          <table:table-cell office:value-type="float" office:value="0.218763" calcext:value-type="float">
            <text:p>0.21876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4053" calcext:value-type="float">
            <text:p>40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0</text:p>
          </table:table-cell>
          <table:table-cell office:value-type="float" office:value="0.248059" calcext:value-type="float">
            <text:p>0.248059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" calcext:value-type="float">
            <text:p>0</text:p>
          </table:table-cell>
          <table:table-cell office:value-type="float" office:value="3453" calcext:value-type="float">
            <text:p>34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1</text:p>
          </table:table-cell>
          <table:table-cell office:value-type="float" office:value="0.19037" calcext:value-type="float">
            <text:p>0.1903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2</text:p>
          </table:table-cell>
          <table:table-cell office:value-type="float" office:value="0.167748" calcext:value-type="float">
            <text:p>0.16774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422" calcext:value-type="float">
            <text:p>342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3</text:p>
          </table:table-cell>
          <table:table-cell office:value-type="float" office:value="0.140639" calcext:value-type="float">
            <text:p>0.14063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2893" calcext:value-type="float">
            <text:p>289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4</text:p>
          </table:table-cell>
          <table:table-cell office:value-type="float" office:value="0.134136" calcext:value-type="float">
            <text:p>0.13413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5</text:p>
          </table:table-cell>
          <table:table-cell office:value-type="float" office:value="0.162423" calcext:value-type="float">
            <text:p>0.16242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4519" calcext:value-type="float">
            <text:p>451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6</text:p>
          </table:table-cell>
          <table:table-cell office:value-type="float" office:value="0.214574" calcext:value-type="float">
            <text:p>0.21457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7</text:p>
          </table:table-cell>
          <table:table-cell office:value-type="float" office:value="0.219728" calcext:value-type="float">
            <text:p>0.21972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666" calcext:value-type="float">
            <text:p>36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8</text:p>
          </table:table-cell>
          <table:table-cell office:value-type="float" office:value="0.228472" calcext:value-type="float">
            <text:p>0.22847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49</text:p>
          </table:table-cell>
          <table:table-cell office:value-type="float" office:value="0.242284" calcext:value-type="float">
            <text:p>0.24228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411" calcext:value-type="float">
            <text:p>24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0</text:p>
          </table:table-cell>
          <table:table-cell office:value-type="float" office:value="0.189607" calcext:value-type="float">
            <text:p>0.18960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1</text:p>
          </table:table-cell>
          <table:table-cell office:value-type="float" office:value="0.218013" calcext:value-type="float">
            <text:p>0.21801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085" calcext:value-type="float">
            <text:p>30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2</text:p>
          </table:table-cell>
          <table:table-cell office:value-type="float" office:value="0.294311" calcext:value-type="float">
            <text:p>0.294311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4258" calcext:value-type="float">
            <text:p>42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3</text:p>
          </table:table-cell>
          <table:table-cell office:value-type="float" office:value="0.866334" calcext:value-type="float">
            <text:p>0.86633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092" calcext:value-type="float">
            <text:p>20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4</text:p>
          </table:table-cell>
          <table:table-cell office:value-type="float" office:value="0.58575" calcext:value-type="float">
            <text:p>0.5857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541" calcext:value-type="float">
            <text:p>25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5</text:p>
          </table:table-cell>
          <table:table-cell office:value-type="float" office:value="1.248644" calcext:value-type="float">
            <text:p>1.24864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1684" calcext:value-type="float">
            <text:p>16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6</text:p>
          </table:table-cell>
          <table:table-cell office:value-type="float" office:value="1.829788" calcext:value-type="float">
            <text:p>1.82978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7</text:p>
          </table:table-cell>
          <table:table-cell office:value-type="float" office:value="0.348751" calcext:value-type="float">
            <text:p>0.34875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042" calcext:value-type="float">
            <text:p>30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8</text:p>
          </table:table-cell>
          <table:table-cell office:value-type="float" office:value="0.164009" calcext:value-type="float">
            <text:p>0.16400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3:59</text:p>
          </table:table-cell>
          <table:table-cell office:value-type="float" office:value="0.186985" calcext:value-type="float">
            <text:p>0.18698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0</text:p>
          </table:table-cell>
          <table:table-cell office:value-type="float" office:value="0.208235" calcext:value-type="float">
            <text:p>0.20823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962" calcext:value-type="float">
            <text:p>29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1</text:p>
          </table:table-cell>
          <table:table-cell office:value-type="float" office:value="0.167934" calcext:value-type="float">
            <text:p>0.16793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403" calcext:value-type="float">
            <text:p>24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2</text:p>
          </table:table-cell>
          <table:table-cell office:value-type="float" office:value="0.143905" calcext:value-type="float">
            <text:p>0.14390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4583" calcext:value-type="float">
            <text:p>45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3</text:p>
          </table:table-cell>
          <table:table-cell office:value-type="float" office:value="0.441108" calcext:value-type="float">
            <text:p>0.44110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4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5</text:p>
          </table:table-cell>
          <table:table-cell office:value-type="float" office:value="0.139093" calcext:value-type="float">
            <text:p>0.13909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337" calcext:value-type="float">
            <text:p>33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6</text:p>
          </table:table-cell>
          <table:table-cell office:value-type="float" office:value="0.180277" calcext:value-type="float">
            <text:p>0.18027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7</text:p>
          </table:table-cell>
          <table:table-cell office:value-type="float" office:value="0.167967" calcext:value-type="float">
            <text:p>0.16796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615" calcext:value-type="float">
            <text:p>36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8</text:p>
          </table:table-cell>
          <table:table-cell office:value-type="float" office:value="0.174303" calcext:value-type="float">
            <text:p>0.17430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09</text:p>
          </table:table-cell>
          <table:table-cell office:value-type="float" office:value="0.169132" calcext:value-type="float">
            <text:p>0.16913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807" calcext:value-type="float">
            <text:p>380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0</text:p>
          </table:table-cell>
          <table:table-cell office:value-type="float" office:value="0.299183" calcext:value-type="float">
            <text:p>0.29918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1</text:p>
          </table:table-cell>
          <table:table-cell office:value-type="float" office:value="0.209403" calcext:value-type="float">
            <text:p>0.20940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987" calcext:value-type="float">
            <text:p>298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2</text:p>
          </table:table-cell>
          <table:table-cell office:value-type="float" office:value="0.207278" calcext:value-type="float">
            <text:p>0.20727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3</text:p>
          </table:table-cell>
          <table:table-cell office:value-type="float" office:value="0.166724" calcext:value-type="float">
            <text:p>0.166724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833" calcext:value-type="float">
            <text:p>38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4</text:p>
          </table:table-cell>
          <table:table-cell office:value-type="float" office:value="0.124124" calcext:value-type="float">
            <text:p>0.12412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3101" calcext:value-type="float">
            <text:p>3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5</text:p>
          </table:table-cell>
          <table:table-cell office:value-type="float" office:value="0.221975" calcext:value-type="float">
            <text:p>0.22197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742" calcext:value-type="float">
            <text:p>37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6</text:p>
          </table:table-cell>
          <table:table-cell office:value-type="float" office:value="0.57448" calcext:value-type="float">
            <text:p>0.5744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7</text:p>
          </table:table-cell>
          <table:table-cell office:value-type="float" office:value="1.078039" calcext:value-type="float">
            <text:p>1.07803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405" calcext:value-type="float">
            <text:p>24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8</text:p>
          </table:table-cell>
          <table:table-cell office:value-type="float" office:value="0.253063" calcext:value-type="float">
            <text:p>0.253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19</text:p>
          </table:table-cell>
          <table:table-cell office:value-type="float" office:value="0.171934" calcext:value-type="float">
            <text:p>0.171934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0</text:p>
          </table:table-cell>
          <table:table-cell office:value-type="float" office:value="0.255095" calcext:value-type="float">
            <text:p>0.25509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1</text:p>
          </table:table-cell>
          <table:table-cell office:value-type="float" office:value="0.867934" calcext:value-type="float">
            <text:p>0.867934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2</text:p>
          </table:table-cell>
          <table:table-cell office:value-type="float" office:value="1.297729" calcext:value-type="float">
            <text:p>1.29772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731" calcext:value-type="float">
            <text:p>37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3</text:p>
          </table:table-cell>
          <table:table-cell office:value-type="float" office:value="1.326441" calcext:value-type="float">
            <text:p>1.32644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4</text:p>
          </table:table-cell>
          <table:table-cell office:value-type="float" office:value="1.214467" calcext:value-type="float">
            <text:p>1.214467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5</text:p>
          </table:table-cell>
          <table:table-cell office:value-type="float" office:value="0.227806" calcext:value-type="float">
            <text:p>0.22780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6</text:p>
          </table:table-cell>
          <table:table-cell office:value-type="float" office:value="0.190413" calcext:value-type="float">
            <text:p>0.19041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766" calcext:value-type="float">
            <text:p>376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7</text:p>
          </table:table-cell>
          <table:table-cell office:value-type="float" office:value="0.181187" calcext:value-type="float">
            <text:p>0.18118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8</text:p>
          </table:table-cell>
          <table:table-cell office:value-type="float" office:value="0.16726" calcext:value-type="float">
            <text:p>0.1672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612" calcext:value-type="float">
            <text:p>36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29</text:p>
          </table:table-cell>
          <table:table-cell office:value-type="float" office:value="0.180755" calcext:value-type="float">
            <text:p>0.18075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0</text:p>
          </table:table-cell>
          <table:table-cell office:value-type="float" office:value="0.13805" calcext:value-type="float">
            <text:p>0.138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1</text:p>
          </table:table-cell>
          <table:table-cell office:value-type="float" office:value="0.237465" calcext:value-type="float">
            <text:p>0.23746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" calcext:value-type="float">
            <text:p>0</text:p>
          </table:table-cell>
          <table:table-cell office:value-type="float" office:value="2554" calcext:value-type="float">
            <text:p>25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2</text:p>
          </table:table-cell>
          <table:table-cell office:value-type="float" office:value="0.126783" calcext:value-type="float">
            <text:p>0.126783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3</text:p>
          </table:table-cell>
          <table:table-cell office:value-type="float" office:value="0.126474" calcext:value-type="float">
            <text:p>0.126474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475" calcext:value-type="float">
            <text:p>34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4</text:p>
          </table:table-cell>
          <table:table-cell office:value-type="float" office:value="0.132277" calcext:value-type="float">
            <text:p>0.132277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483" calcext:value-type="float">
            <text:p>24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5</text:p>
          </table:table-cell>
          <table:table-cell office:value-type="float" office:value="0.145627" calcext:value-type="float">
            <text:p>0.14562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25" calcext:value-type="float">
            <text:p>29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6</text:p>
          </table:table-cell>
          <table:table-cell office:value-type="float" office:value="0.186379" calcext:value-type="float">
            <text:p>0.18637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7</text:p>
          </table:table-cell>
          <table:table-cell office:value-type="float" office:value="0.154158" calcext:value-type="float">
            <text:p>0.15415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570" calcext:value-type="float">
            <text:p>25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8</text:p>
          </table:table-cell>
          <table:table-cell office:value-type="float" office:value="0.229872" calcext:value-type="float">
            <text:p>0.229872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39</text:p>
          </table:table-cell>
          <table:table-cell office:value-type="float" office:value="0.200984" calcext:value-type="float">
            <text:p>0.20098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0</text:p>
          </table:table-cell>
          <table:table-cell office:value-type="float" office:value="0.166781" calcext:value-type="float">
            <text:p>0.16678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1</text:p>
          </table:table-cell>
          <table:table-cell office:value-type="float" office:value="0.242166" calcext:value-type="float">
            <text:p>0.24216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2</text:p>
          </table:table-cell>
          <table:table-cell office:value-type="float" office:value="0.244675" calcext:value-type="float">
            <text:p>0.24467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4791" calcext:value-type="float">
            <text:p>47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3</text:p>
          </table:table-cell>
          <table:table-cell office:value-type="float" office:value="0.200787" calcext:value-type="float">
            <text:p>0.200787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591" calcext:value-type="float">
            <text:p>35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4</text:p>
          </table:table-cell>
          <table:table-cell office:value-type="float" office:value="0.601447" calcext:value-type="float">
            <text:p>0.60144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5</text:p>
          </table:table-cell>
          <table:table-cell office:value-type="float" office:value="0.335702" calcext:value-type="float">
            <text:p>0.33570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6</text:p>
          </table:table-cell>
          <table:table-cell office:value-type="float" office:value="0.157828" calcext:value-type="float">
            <text:p>0.15782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01" calcext:value-type="float">
            <text:p>27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7</text:p>
          </table:table-cell>
          <table:table-cell office:value-type="float" office:value="0.158101" calcext:value-type="float">
            <text:p>0.15810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63" calcext:value-type="float">
            <text:p>31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8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532" calcext:value-type="float">
            <text:p>25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49</text:p>
          </table:table-cell>
          <table:table-cell office:value-type="float" office:value="0.298862" calcext:value-type="float">
            <text:p>0.29886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4373" calcext:value-type="float">
            <text:p>43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0</text:p>
          </table:table-cell>
          <table:table-cell office:value-type="float" office:value="0.205503" calcext:value-type="float">
            <text:p>0.205503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1</text:p>
          </table:table-cell>
          <table:table-cell office:value-type="float" office:value="0.184162" calcext:value-type="float">
            <text:p>0.18416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2</text:p>
          </table:table-cell>
          <table:table-cell office:value-type="float" office:value="0.190858" calcext:value-type="float">
            <text:p>0.19085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845" calcext:value-type="float">
            <text:p>38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3</text:p>
          </table:table-cell>
          <table:table-cell office:value-type="float" office:value="0.250798" calcext:value-type="float">
            <text:p>0.25079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4</text:p>
          </table:table-cell>
          <table:table-cell office:value-type="float" office:value="0.174864" calcext:value-type="float">
            <text:p>0.17486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5271" calcext:value-type="float">
            <text:p>52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5</text:p>
          </table:table-cell>
          <table:table-cell office:value-type="float" office:value="0.239129" calcext:value-type="float">
            <text:p>0.23912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6</text:p>
          </table:table-cell>
          <table:table-cell office:value-type="float" office:value="0.180626" calcext:value-type="float">
            <text:p>0.18062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7</text:p>
          </table:table-cell>
          <table:table-cell office:value-type="float" office:value="0.15814" calcext:value-type="float">
            <text:p>0.1581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99" calcext:value-type="float">
            <text:p>34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8</text:p>
          </table:table-cell>
          <table:table-cell office:value-type="float" office:value="0.191937" calcext:value-type="float">
            <text:p>0.19193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4:59</text:p>
          </table:table-cell>
          <table:table-cell office:value-type="float" office:value="0.185049" calcext:value-type="float">
            <text:p>0.18504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0</text:p>
          </table:table-cell>
          <table:table-cell office:value-type="float" office:value="0.171384" calcext:value-type="float">
            <text:p>0.17138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457" calcext:value-type="float">
            <text:p>24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1</text:p>
          </table:table-cell>
          <table:table-cell office:value-type="float" office:value="0.197038" calcext:value-type="float">
            <text:p>0.197038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4032" calcext:value-type="float">
            <text:p>40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2</text:p>
          </table:table-cell>
          <table:table-cell office:value-type="float" office:value="0.153381" calcext:value-type="float">
            <text:p>0.15338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594" calcext:value-type="float">
            <text:p>35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3</text:p>
          </table:table-cell>
          <table:table-cell office:value-type="float" office:value="0.23303" calcext:value-type="float">
            <text:p>0.2330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254" calcext:value-type="float">
            <text:p>22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4</text:p>
          </table:table-cell>
          <table:table-cell office:value-type="float" office:value="0.135229" calcext:value-type="float">
            <text:p>0.135229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5417" calcext:value-type="float">
            <text:p>54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5</text:p>
          </table:table-cell>
          <table:table-cell office:value-type="float" office:value="0.410405" calcext:value-type="float">
            <text:p>0.4104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6</text:p>
          </table:table-cell>
          <table:table-cell office:value-type="float" office:value="1.131398" calcext:value-type="float">
            <text:p>1.13139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7</text:p>
          </table:table-cell>
          <table:table-cell office:value-type="float" office:value="0.145472" calcext:value-type="float">
            <text:p>0.145472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4358" calcext:value-type="float">
            <text:p>43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8</text:p>
          </table:table-cell>
          <table:table-cell office:value-type="float" office:value="0.794029" calcext:value-type="float">
            <text:p>0.79402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09</text:p>
          </table:table-cell>
          <table:table-cell office:value-type="float" office:value="1.291485" calcext:value-type="float">
            <text:p>1.29148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584" calcext:value-type="float">
            <text:p>358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0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" calcext:value-type="float">
            <text:p>0</text:p>
          </table:table-cell>
          <table:table-cell office:value-type="float" office:value="2818" calcext:value-type="float">
            <text:p>28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1</text:p>
          </table:table-cell>
          <table:table-cell office:value-type="float" office:value="0.131263" calcext:value-type="float">
            <text:p>0.131263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2292" calcext:value-type="float">
            <text:p>22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2</text:p>
          </table:table-cell>
          <table:table-cell office:value-type="float" office:value="0.217299" calcext:value-type="float">
            <text:p>0.21729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566" calcext:value-type="float">
            <text:p>25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3</text:p>
          </table:table-cell>
          <table:table-cell office:value-type="float" office:value="0.273528" calcext:value-type="float">
            <text:p>0.27352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79" calcext:value-type="float">
            <text:p>337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4</text:p>
          </table:table-cell>
          <table:table-cell office:value-type="float" office:value="0.286382" calcext:value-type="float">
            <text:p>0.28638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5</text:p>
          </table:table-cell>
          <table:table-cell office:value-type="float" office:value="0.153985" calcext:value-type="float">
            <text:p>0.15398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6</text:p>
          </table:table-cell>
          <table:table-cell office:value-type="float" office:value="0.549949" calcext:value-type="float">
            <text:p>0.54994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7</text:p>
          </table:table-cell>
          <table:table-cell office:value-type="float" office:value="1.047718" calcext:value-type="float">
            <text:p>1.04771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8</text:p>
          </table:table-cell>
          <table:table-cell office:value-type="float" office:value="0.309648" calcext:value-type="float">
            <text:p>0.309648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19</text:p>
          </table:table-cell>
          <table:table-cell office:value-type="float" office:value="0.251629" calcext:value-type="float">
            <text:p>0.25162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0</text:p>
          </table:table-cell>
          <table:table-cell office:value-type="float" office:value="0.188954" calcext:value-type="float">
            <text:p>0.188954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1</text:p>
          </table:table-cell>
          <table:table-cell office:value-type="float" office:value="0.183197" calcext:value-type="float">
            <text:p>0.183197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2</text:p>
          </table:table-cell>
          <table:table-cell office:value-type="float" office:value="0.249825" calcext:value-type="float">
            <text:p>0.24982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46" calcext:value-type="float">
            <text:p>32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3</text:p>
          </table:table-cell>
          <table:table-cell office:value-type="float" office:value="0.259023" calcext:value-type="float">
            <text:p>0.25902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4</text:p>
          </table:table-cell>
          <table:table-cell office:value-type="float" office:value="0.195549" calcext:value-type="float">
            <text:p>0.19554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5</text:p>
          </table:table-cell>
          <table:table-cell office:value-type="float" office:value="0.203018" calcext:value-type="float">
            <text:p>0.20301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216" calcext:value-type="float">
            <text:p>32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6</text:p>
          </table:table-cell>
          <table:table-cell office:value-type="float" office:value="0.143451" calcext:value-type="float">
            <text:p>0.1434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7</text:p>
          </table:table-cell>
          <table:table-cell office:value-type="float" office:value="0.305561" calcext:value-type="float">
            <text:p>0.305561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8</text:p>
          </table:table-cell>
          <table:table-cell office:value-type="float" office:value="0.345636" calcext:value-type="float">
            <text:p>0.34563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4234" calcext:value-type="float">
            <text:p>42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29</text:p>
          </table:table-cell>
          <table:table-cell office:value-type="float" office:value="0.129008" calcext:value-type="float">
            <text:p>0.12900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0</text:p>
          </table:table-cell>
          <table:table-cell office:value-type="float" office:value="0.200173" calcext:value-type="float">
            <text:p>0.20017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979" calcext:value-type="float">
            <text:p>39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1</text:p>
          </table:table-cell>
          <table:table-cell office:value-type="float" office:value="0.189548" calcext:value-type="float">
            <text:p>0.18954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2</text:p>
          </table:table-cell>
          <table:table-cell office:value-type="float" office:value="0.171489" calcext:value-type="float">
            <text:p>0.17148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3</text:p>
          </table:table-cell>
          <table:table-cell office:value-type="float" office:value="0.165893" calcext:value-type="float">
            <text:p>0.165893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967" calcext:value-type="float">
            <text:p>39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4</text:p>
          </table:table-cell>
          <table:table-cell office:value-type="float" office:value="0.182759" calcext:value-type="float">
            <text:p>0.18275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870" calcext:value-type="float">
            <text:p>38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5</text:p>
          </table:table-cell>
          <table:table-cell office:value-type="float" office:value="0.245659" calcext:value-type="float">
            <text:p>0.24565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6</text:p>
          </table:table-cell>
          <table:table-cell office:value-type="float" office:value="0.198779" calcext:value-type="float">
            <text:p>0.198779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7</text:p>
          </table:table-cell>
          <table:table-cell office:value-type="float" office:value="0.13918" calcext:value-type="float">
            <text:p>0.1391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443" calcext:value-type="float">
            <text:p>34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8</text:p>
          </table:table-cell>
          <table:table-cell office:value-type="float" office:value="0.167174" calcext:value-type="float">
            <text:p>0.16717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39</text:p>
          </table:table-cell>
          <table:table-cell office:value-type="float" office:value="0.208132" calcext:value-type="float">
            <text:p>0.208132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0</text:p>
          </table:table-cell>
          <table:table-cell office:value-type="float" office:value="0.229447" calcext:value-type="float">
            <text:p>0.22944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728" calcext:value-type="float">
            <text:p>27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1</text:p>
          </table:table-cell>
          <table:table-cell office:value-type="float" office:value="0.190746" calcext:value-type="float">
            <text:p>0.19074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864" calcext:value-type="float">
            <text:p>38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2</text:p>
          </table:table-cell>
          <table:table-cell office:value-type="float" office:value="0.148486" calcext:value-type="float">
            <text:p>0.148486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3</text:p>
          </table:table-cell>
          <table:table-cell office:value-type="float" office:value="0.352373" calcext:value-type="float">
            <text:p>0.35237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465" calcext:value-type="float">
            <text:p>34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4</text:p>
          </table:table-cell>
          <table:table-cell office:value-type="float" office:value="0.150885" calcext:value-type="float">
            <text:p>0.15088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392" calcext:value-type="float">
            <text:p>23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5</text:p>
          </table:table-cell>
          <table:table-cell office:value-type="float" office:value="0.180755" calcext:value-type="float">
            <text:p>0.18075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373" calcext:value-type="float">
            <text:p>23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6</text:p>
          </table:table-cell>
          <table:table-cell office:value-type="float" office:value="0.141871" calcext:value-type="float">
            <text:p>0.14187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7</text:p>
          </table:table-cell>
          <table:table-cell office:value-type="float" office:value="0.244204" calcext:value-type="float">
            <text:p>0.24420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8</text:p>
          </table:table-cell>
          <table:table-cell office:value-type="float" office:value="0.443689" calcext:value-type="float">
            <text:p>0.44368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49</text:p>
          </table:table-cell>
          <table:table-cell office:value-type="float" office:value="0.173993" calcext:value-type="float">
            <text:p>0.17399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0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38" calcext:value-type="float">
            <text:p>33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1</text:p>
          </table:table-cell>
          <table:table-cell office:value-type="float" office:value="0.316026" calcext:value-type="float">
            <text:p>0.316026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334" calcext:value-type="float">
            <text:p>23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2</text:p>
          </table:table-cell>
          <table:table-cell office:value-type="float" office:value="0.160925" calcext:value-type="float">
            <text:p>0.16092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3</text:p>
          </table:table-cell>
          <table:table-cell office:value-type="float" office:value="0.19448" calcext:value-type="float">
            <text:p>0.1944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4</text:p>
          </table:table-cell>
          <table:table-cell office:value-type="float" office:value="0.180465" calcext:value-type="float">
            <text:p>0.18046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934" calcext:value-type="float">
            <text:p>39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5</text:p>
          </table:table-cell>
          <table:table-cell office:value-type="float" office:value="0.149824" calcext:value-type="float">
            <text:p>0.149824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4749" calcext:value-type="float">
            <text:p>47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6</text:p>
          </table:table-cell>
          <table:table-cell office:value-type="float" office:value="0.170834" calcext:value-type="float">
            <text:p>0.17083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7</text:p>
          </table:table-cell>
          <table:table-cell office:value-type="float" office:value="0.168935" calcext:value-type="float">
            <text:p>0.16893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8</text:p>
          </table:table-cell>
          <table:table-cell office:value-type="float" office:value="0.253062" calcext:value-type="float">
            <text:p>0.25306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5:59</text:p>
          </table:table-cell>
          <table:table-cell office:value-type="float" office:value="0.173391" calcext:value-type="float">
            <text:p>0.173391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361" calcext:value-type="float">
            <text:p>33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0</text:p>
          </table:table-cell>
          <table:table-cell office:value-type="float" office:value="0.142561" calcext:value-type="float">
            <text:p>0.14256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1</text:p>
          </table:table-cell>
          <table:table-cell office:value-type="float" office:value="0.196234" calcext:value-type="float">
            <text:p>0.19623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24" calcext:value-type="float">
            <text:p>31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2</text:p>
          </table:table-cell>
          <table:table-cell office:value-type="float" office:value="0.194417" calcext:value-type="float">
            <text:p>0.194417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3</text:p>
          </table:table-cell>
          <table:table-cell office:value-type="float" office:value="0.141235" calcext:value-type="float">
            <text:p>0.14123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4</text:p>
          </table:table-cell>
          <table:table-cell office:value-type="float" office:value="0.152939" calcext:value-type="float">
            <text:p>0.15293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428" calcext:value-type="float">
            <text:p>24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5</text:p>
          </table:table-cell>
          <table:table-cell office:value-type="float" office:value="0.364968" calcext:value-type="float">
            <text:p>0.364968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6</text:p>
          </table:table-cell>
          <table:table-cell office:value-type="float" office:value="0.194577" calcext:value-type="float">
            <text:p>0.19457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7</text:p>
          </table:table-cell>
          <table:table-cell office:value-type="float" office:value="0.167485" calcext:value-type="float">
            <text:p>0.16748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245" calcext:value-type="float">
            <text:p>32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8</text:p>
          </table:table-cell>
          <table:table-cell office:value-type="float" office:value="0.184133" calcext:value-type="float">
            <text:p>0.184133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763" calcext:value-type="float">
            <text:p>37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09</text:p>
          </table:table-cell>
          <table:table-cell office:value-type="float" office:value="0.172872" calcext:value-type="float">
            <text:p>0.17287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0</text:p>
          </table:table-cell>
          <table:table-cell office:value-type="float" office:value="0.176233" calcext:value-type="float">
            <text:p>0.176233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1</text:p>
          </table:table-cell>
          <table:table-cell office:value-type="float" office:value="0.202748" calcext:value-type="float">
            <text:p>0.202748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2</text:p>
          </table:table-cell>
          <table:table-cell office:value-type="float" office:value="0.203617" calcext:value-type="float">
            <text:p>0.20361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3</text:p>
          </table:table-cell>
          <table:table-cell office:value-type="float" office:value="0.158938" calcext:value-type="float">
            <text:p>0.158938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443" calcext:value-type="float">
            <text:p>24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4</text:p>
          </table:table-cell>
          <table:table-cell office:value-type="float" office:value="0.170653" calcext:value-type="float">
            <text:p>0.17065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5</text:p>
          </table:table-cell>
          <table:table-cell office:value-type="float" office:value="0.672447" calcext:value-type="float">
            <text:p>0.67244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358" calcext:value-type="float">
            <text:p>23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6</text:p>
          </table:table-cell>
          <table:table-cell office:value-type="float" office:value="1.05193" calcext:value-type="float">
            <text:p>1.0519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7</text:p>
          </table:table-cell>
          <table:table-cell office:value-type="float" office:value="0.326723" calcext:value-type="float">
            <text:p>0.32672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8</text:p>
          </table:table-cell>
          <table:table-cell office:value-type="float" office:value="0.208067" calcext:value-type="float">
            <text:p>0.20806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309" calcext:value-type="float">
            <text:p>330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19</text:p>
          </table:table-cell>
          <table:table-cell office:value-type="float" office:value="0.149586" calcext:value-type="float">
            <text:p>0.14958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0</text:p>
          </table:table-cell>
          <table:table-cell office:value-type="float" office:value="0.222775" calcext:value-type="float">
            <text:p>0.22277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1</text:p>
          </table:table-cell>
          <table:table-cell office:value-type="float" office:value="0.208356" calcext:value-type="float">
            <text:p>0.20835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2</text:p>
          </table:table-cell>
          <table:table-cell office:value-type="float" office:value="0.237286" calcext:value-type="float">
            <text:p>0.237286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3</text:p>
          </table:table-cell>
          <table:table-cell office:value-type="float" office:value="0.150673" calcext:value-type="float">
            <text:p>0.15067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4618" calcext:value-type="float">
            <text:p>46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4</text:p>
          </table:table-cell>
          <table:table-cell office:value-type="float" office:value="0.223048" calcext:value-type="float">
            <text:p>0.223048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528" calcext:value-type="float">
            <text:p>35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5</text:p>
          </table:table-cell>
          <table:table-cell office:value-type="float" office:value="0.151227" calcext:value-type="float">
            <text:p>0.15122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68" calcext:value-type="float">
            <text:p>336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6</text:p>
          </table:table-cell>
          <table:table-cell office:value-type="float" office:value="0.249236" calcext:value-type="float">
            <text:p>0.249236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690" calcext:value-type="float">
            <text:p>36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7</text:p>
          </table:table-cell>
          <table:table-cell office:value-type="float" office:value="0.253828" calcext:value-type="float">
            <text:p>0.25382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8</text:p>
          </table:table-cell>
          <table:table-cell office:value-type="float" office:value="0.212293" calcext:value-type="float">
            <text:p>0.212293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29</text:p>
          </table:table-cell>
          <table:table-cell office:value-type="float" office:value="0.204749" calcext:value-type="float">
            <text:p>0.20474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0</text:p>
          </table:table-cell>
          <table:table-cell office:value-type="float" office:value="0.141967" calcext:value-type="float">
            <text:p>0.14196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96" calcext:value-type="float">
            <text:p>32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1</text:p>
          </table:table-cell>
          <table:table-cell office:value-type="float" office:value="0.848825" calcext:value-type="float">
            <text:p>0.84882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" calcext:value-type="float">
            <text:p>0</text:p>
          </table:table-cell>
          <table:table-cell office:value-type="float" office:value="2336" calcext:value-type="float">
            <text:p>23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2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3</text:p>
          </table:table-cell>
          <table:table-cell office:value-type="float" office:value="0.366834" calcext:value-type="float">
            <text:p>0.36683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857" calcext:value-type="float">
            <text:p>38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4</text:p>
          </table:table-cell>
          <table:table-cell office:value-type="float" office:value="0.346621" calcext:value-type="float">
            <text:p>0.34662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638" calcext:value-type="float">
            <text:p>26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5</text:p>
          </table:table-cell>
          <table:table-cell office:value-type="float" office:value="0.463993" calcext:value-type="float">
            <text:p>0.46399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6</text:p>
          </table:table-cell>
          <table:table-cell office:value-type="float" office:value="0.233103" calcext:value-type="float">
            <text:p>0.23310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7</text:p>
          </table:table-cell>
          <table:table-cell office:value-type="float" office:value="0.19217" calcext:value-type="float">
            <text:p>0.1921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422" calcext:value-type="float">
            <text:p>24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8</text:p>
          </table:table-cell>
          <table:table-cell office:value-type="float" office:value="0.278097" calcext:value-type="float">
            <text:p>0.27809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24" calcext:value-type="float">
            <text:p>30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39</text:p>
          </table:table-cell>
          <table:table-cell office:value-type="float" office:value="0.136892" calcext:value-type="float">
            <text:p>0.13689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644" calcext:value-type="float">
            <text:p>26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0</text:p>
          </table:table-cell>
          <table:table-cell office:value-type="float" office:value="0.192401" calcext:value-type="float">
            <text:p>0.192401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11" calcext:value-type="float">
            <text:p>29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1</text:p>
          </table:table-cell>
          <table:table-cell office:value-type="float" office:value="0.252984" calcext:value-type="float">
            <text:p>0.25298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049" calcext:value-type="float">
            <text:p>30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2</text:p>
          </table:table-cell>
          <table:table-cell office:value-type="float" office:value="0.156622" calcext:value-type="float">
            <text:p>0.156622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3</text:p>
          </table:table-cell>
          <table:table-cell office:value-type="float" office:value="0.352528" calcext:value-type="float">
            <text:p>0.35252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4</text:p>
          </table:table-cell>
          <table:table-cell office:value-type="float" office:value="0.164947" calcext:value-type="float">
            <text:p>0.16494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417" calcext:value-type="float">
            <text:p>34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5</text:p>
          </table:table-cell>
          <table:table-cell office:value-type="float" office:value="0.262217" calcext:value-type="float">
            <text:p>0.26221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6</text:p>
          </table:table-cell>
          <table:table-cell office:value-type="float" office:value="0.197239" calcext:value-type="float">
            <text:p>0.19723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7</text:p>
          </table:table-cell>
          <table:table-cell office:value-type="float" office:value="0.145715" calcext:value-type="float">
            <text:p>0.14571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8</text:p>
          </table:table-cell>
          <table:table-cell office:value-type="float" office:value="0.212016" calcext:value-type="float">
            <text:p>0.21201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561" calcext:value-type="float">
            <text:p>35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49</text:p>
          </table:table-cell>
          <table:table-cell office:value-type="float" office:value="0.155001" calcext:value-type="float">
            <text:p>0.15500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801" calcext:value-type="float">
            <text:p>28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0</text:p>
          </table:table-cell>
          <table:table-cell office:value-type="float" office:value="0.167571" calcext:value-type="float">
            <text:p>0.16757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4631" calcext:value-type="float">
            <text:p>46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1</text:p>
          </table:table-cell>
          <table:table-cell office:value-type="float" office:value="0.265929" calcext:value-type="float">
            <text:p>0.265929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2</text:p>
          </table:table-cell>
          <table:table-cell office:value-type="float" office:value="0.183063" calcext:value-type="float">
            <text:p>0.18306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3</text:p>
          </table:table-cell>
          <table:table-cell office:value-type="float" office:value="0.219444" calcext:value-type="float">
            <text:p>0.21944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4</text:p>
          </table:table-cell>
          <table:table-cell office:value-type="float" office:value="1.035672" calcext:value-type="float">
            <text:p>1.035672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5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6</text:p>
          </table:table-cell>
          <table:table-cell office:value-type="float" office:value="0.326511" calcext:value-type="float">
            <text:p>0.32651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7</text:p>
          </table:table-cell>
          <table:table-cell office:value-type="float" office:value="0.184108" calcext:value-type="float">
            <text:p>0.18410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8</text:p>
          </table:table-cell>
          <table:table-cell office:value-type="float" office:value="0.137355" calcext:value-type="float">
            <text:p>0.13735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676" calcext:value-type="float">
            <text:p>36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6:59</text:p>
          </table:table-cell>
          <table:table-cell office:value-type="float" office:value="0.184154" calcext:value-type="float">
            <text:p>0.184154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0</text:p>
          </table:table-cell>
          <table:table-cell office:value-type="float" office:value="0.194928" calcext:value-type="float">
            <text:p>0.19492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1</text:p>
          </table:table-cell>
          <table:table-cell office:value-type="float" office:value="0.260781" calcext:value-type="float">
            <text:p>0.26078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3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2</text:p>
          </table:table-cell>
          <table:table-cell office:value-type="float" office:value="0.201933" calcext:value-type="float">
            <text:p>0.201933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08" calcext:value-type="float">
            <text:p>320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3</text:p>
          </table:table-cell>
          <table:table-cell office:value-type="float" office:value="0.184952" calcext:value-type="float">
            <text:p>0.18495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4</text:p>
          </table:table-cell>
          <table:table-cell office:value-type="float" office:value="0.208319" calcext:value-type="float">
            <text:p>0.20831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633" calcext:value-type="float">
            <text:p>36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5</text:p>
          </table:table-cell>
          <table:table-cell office:value-type="float" office:value="0.222056" calcext:value-type="float">
            <text:p>0.22205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6</text:p>
          </table:table-cell>
          <table:table-cell office:value-type="float" office:value="0.22561" calcext:value-type="float">
            <text:p>0.2256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850" calcext:value-type="float">
            <text:p>28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7</text:p>
          </table:table-cell>
          <table:table-cell office:value-type="float" office:value="0.168831" calcext:value-type="float">
            <text:p>0.168831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8</text:p>
          </table:table-cell>
          <table:table-cell office:value-type="float" office:value="0.173807" calcext:value-type="float">
            <text:p>0.17380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09</text:p>
          </table:table-cell>
          <table:table-cell office:value-type="float" office:value="0.228099" calcext:value-type="float">
            <text:p>0.228099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0</text:p>
          </table:table-cell>
          <table:table-cell office:value-type="float" office:value="0.174761" calcext:value-type="float">
            <text:p>0.17476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56" calcext:value-type="float">
            <text:p>30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1</text:p>
          </table:table-cell>
          <table:table-cell office:value-type="float" office:value="0.73001" calcext:value-type="float">
            <text:p>0.73001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2</text:p>
          </table:table-cell>
          <table:table-cell office:value-type="float" office:value="1.054993" calcext:value-type="float">
            <text:p>1.05499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409" calcext:value-type="float">
            <text:p>24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3</text:p>
          </table:table-cell>
          <table:table-cell office:value-type="float" office:value="0.309106" calcext:value-type="float">
            <text:p>0.309106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4</text:p>
          </table:table-cell>
          <table:table-cell office:value-type="float" office:value="0.138127" calcext:value-type="float">
            <text:p>0.138127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" calcext:value-type="float">
            <text:p>0</text:p>
          </table:table-cell>
          <table:table-cell office:value-type="float" office:value="3688" calcext:value-type="float">
            <text:p>36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5</text:p>
          </table:table-cell>
          <table:table-cell office:value-type="float" office:value="0.164373" calcext:value-type="float">
            <text:p>0.16437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6</text:p>
          </table:table-cell>
          <table:table-cell office:value-type="float" office:value="0.210822" calcext:value-type="float">
            <text:p>0.21082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7</text:p>
          </table:table-cell>
          <table:table-cell office:value-type="float" office:value="0.537241" calcext:value-type="float">
            <text:p>0.53724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891" calcext:value-type="float">
            <text:p>28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8</text:p>
          </table:table-cell>
          <table:table-cell office:value-type="float" office:value="0.412173" calcext:value-type="float">
            <text:p>0.412173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256" calcext:value-type="float">
            <text:p>32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19</text:p>
          </table:table-cell>
          <table:table-cell office:value-type="float" office:value="0.310915" calcext:value-type="float">
            <text:p>0.31091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2853" calcext:value-type="float">
            <text:p>28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0</text:p>
          </table:table-cell>
          <table:table-cell office:value-type="float" office:value="0.221601" calcext:value-type="float">
            <text:p>0.22160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597" calcext:value-type="float">
            <text:p>25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1</text:p>
          </table:table-cell>
          <table:table-cell office:value-type="float" office:value="0.185518" calcext:value-type="float">
            <text:p>0.18551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2</text:p>
          </table:table-cell>
          <table:table-cell office:value-type="float" office:value="0.266597" calcext:value-type="float">
            <text:p>0.26659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3</text:p>
          </table:table-cell>
          <table:table-cell office:value-type="float" office:value="0.164315" calcext:value-type="float">
            <text:p>0.16431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4</text:p>
          </table:table-cell>
          <table:table-cell office:value-type="float" office:value="0.346757" calcext:value-type="float">
            <text:p>0.34675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5</text:p>
          </table:table-cell>
          <table:table-cell office:value-type="float" office:value="0.241878" calcext:value-type="float">
            <text:p>0.24187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675" calcext:value-type="float">
            <text:p>36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6</text:p>
          </table:table-cell>
          <table:table-cell office:value-type="float" office:value="0.211464" calcext:value-type="float">
            <text:p>0.21146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215" calcext:value-type="float">
            <text:p>32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7</text:p>
          </table:table-cell>
          <table:table-cell office:value-type="float" office:value="0.206526" calcext:value-type="float">
            <text:p>0.20652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144" calcext:value-type="float">
            <text:p>21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8</text:p>
          </table:table-cell>
          <table:table-cell office:value-type="float" office:value="0.301018" calcext:value-type="float">
            <text:p>0.301018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1945" calcext:value-type="float">
            <text:p>19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29</text:p>
          </table:table-cell>
          <table:table-cell office:value-type="float" office:value="0.22248" calcext:value-type="float">
            <text:p>0.2224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" calcext:value-type="float">
            <text:p>0</text:p>
          </table:table-cell>
          <table:table-cell office:value-type="float" office:value="3758" calcext:value-type="float">
            <text:p>37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0</text:p>
          </table:table-cell>
          <table:table-cell office:value-type="float" office:value="0.291115" calcext:value-type="float">
            <text:p>0.29111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1</text:p>
          </table:table-cell>
          <table:table-cell office:value-type="float" office:value="0.168902" calcext:value-type="float">
            <text:p>0.16890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2</text:p>
          </table:table-cell>
          <table:table-cell office:value-type="float" office:value="0.121513" calcext:value-type="float">
            <text:p>0.12151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331" calcext:value-type="float">
            <text:p>33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3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4</text:p>
          </table:table-cell>
          <table:table-cell office:value-type="float" office:value="0.175144" calcext:value-type="float">
            <text:p>0.175144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948" calcext:value-type="float">
            <text:p>29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5</text:p>
          </table:table-cell>
          <table:table-cell office:value-type="float" office:value="0.145446" calcext:value-type="float">
            <text:p>0.14544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247" calcext:value-type="float">
            <text:p>32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6</text:p>
          </table:table-cell>
          <table:table-cell office:value-type="float" office:value="0.141654" calcext:value-type="float">
            <text:p>0.14165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7</text:p>
          </table:table-cell>
          <table:table-cell office:value-type="float" office:value="0.145214" calcext:value-type="float">
            <text:p>0.14521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355" calcext:value-type="float">
            <text:p>33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8</text:p>
          </table:table-cell>
          <table:table-cell office:value-type="float" office:value="0.143032" calcext:value-type="float">
            <text:p>0.14303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831" calcext:value-type="float">
            <text:p>38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39</text:p>
          </table:table-cell>
          <table:table-cell office:value-type="float" office:value="0.19719" calcext:value-type="float">
            <text:p>0.1971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842" calcext:value-type="float">
            <text:p>28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0</text:p>
          </table:table-cell>
          <table:table-cell office:value-type="float" office:value="0.186585" calcext:value-type="float">
            <text:p>0.18658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512" calcext:value-type="float">
            <text:p>25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1</text:p>
          </table:table-cell>
          <table:table-cell office:value-type="float" office:value="0.193554" calcext:value-type="float">
            <text:p>0.19355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2</text:p>
          </table:table-cell>
          <table:table-cell office:value-type="float" office:value="0.298872" calcext:value-type="float">
            <text:p>0.29887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3</text:p>
          </table:table-cell>
          <table:table-cell office:value-type="float" office:value="0.169676" calcext:value-type="float">
            <text:p>0.16967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4</text:p>
          </table:table-cell>
          <table:table-cell office:value-type="float" office:value="0.143184" calcext:value-type="float">
            <text:p>0.143184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" calcext:value-type="float">
            <text:p>0</text:p>
          </table:table-cell>
          <table:table-cell office:value-type="float" office:value="2538" calcext:value-type="float">
            <text:p>25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5</text:p>
          </table:table-cell>
          <table:table-cell office:value-type="float" office:value="0.205553" calcext:value-type="float">
            <text:p>0.20555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635" calcext:value-type="float">
            <text:p>36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6</text:p>
          </table:table-cell>
          <table:table-cell office:value-type="float" office:value="0.224352" calcext:value-type="float">
            <text:p>0.224352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2678" calcext:value-type="float">
            <text:p>26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7</text:p>
          </table:table-cell>
          <table:table-cell office:value-type="float" office:value="0.166247" calcext:value-type="float">
            <text:p>0.16624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586" calcext:value-type="float">
            <text:p>25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8</text:p>
          </table:table-cell>
          <table:table-cell office:value-type="float" office:value="0.202953" calcext:value-type="float">
            <text:p>0.202953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3746" calcext:value-type="float">
            <text:p>37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49</text:p>
          </table:table-cell>
          <table:table-cell office:value-type="float" office:value="0.270138" calcext:value-type="float">
            <text:p>0.27013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0</text:p>
          </table:table-cell>
          <table:table-cell office:value-type="float" office:value="0.225873" calcext:value-type="float">
            <text:p>0.22587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" calcext:value-type="float">
            <text:p>0</text:p>
          </table:table-cell>
          <table:table-cell office:value-type="float" office:value="3323" calcext:value-type="float">
            <text:p>33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1</text:p>
          </table:table-cell>
          <table:table-cell office:value-type="float" office:value="0.229224" calcext:value-type="float">
            <text:p>0.22922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2</text:p>
          </table:table-cell>
          <table:table-cell office:value-type="float" office:value="0.154217" calcext:value-type="float">
            <text:p>0.15421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3</text:p>
          </table:table-cell>
          <table:table-cell office:value-type="float" office:value="0.162189" calcext:value-type="float">
            <text:p>0.162189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83" calcext:value-type="float">
            <text:p>30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4</text:p>
          </table:table-cell>
          <table:table-cell office:value-type="float" office:value="0.296156" calcext:value-type="float">
            <text:p>0.296156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5290" calcext:value-type="float">
            <text:p>529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5</text:p>
          </table:table-cell>
          <table:table-cell office:value-type="float" office:value="0.197356" calcext:value-type="float">
            <text:p>0.19735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6</text:p>
          </table:table-cell>
          <table:table-cell office:value-type="float" office:value="0.205379" calcext:value-type="float">
            <text:p>0.205379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7</text:p>
          </table:table-cell>
          <table:table-cell office:value-type="float" office:value="0.192812" calcext:value-type="float">
            <text:p>0.192812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771" calcext:value-type="float">
            <text:p>37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8</text:p>
          </table:table-cell>
          <table:table-cell office:value-type="float" office:value="0.197973" calcext:value-type="float">
            <text:p>0.19797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7:59</text:p>
          </table:table-cell>
          <table:table-cell office:value-type="float" office:value="0.198344" calcext:value-type="float">
            <text:p>0.19834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4608" calcext:value-type="float">
            <text:p>46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0</text:p>
          </table:table-cell>
          <table:table-cell office:value-type="float" office:value="0.360112" calcext:value-type="float">
            <text:p>0.360112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1</text:p>
          </table:table-cell>
          <table:table-cell office:value-type="float" office:value="0.172845" calcext:value-type="float">
            <text:p>0.17284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2</text:p>
          </table:table-cell>
          <table:table-cell office:value-type="float" office:value="0.205987" calcext:value-type="float">
            <text:p>0.20598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546" calcext:value-type="float">
            <text:p>35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3</text:p>
          </table:table-cell>
          <table:table-cell office:value-type="float" office:value="0.249659" calcext:value-type="float">
            <text:p>0.24965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639" calcext:value-type="float">
            <text:p>36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4</text:p>
          </table:table-cell>
          <table:table-cell office:value-type="float" office:value="0.26137" calcext:value-type="float">
            <text:p>0.2613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58" calcext:value-type="float">
            <text:p>30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5</text:p>
          </table:table-cell>
          <table:table-cell office:value-type="float" office:value="0.154467" calcext:value-type="float">
            <text:p>0.15446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742" calcext:value-type="float">
            <text:p>27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6</text:p>
          </table:table-cell>
          <table:table-cell office:value-type="float" office:value="0.185414" calcext:value-type="float">
            <text:p>0.1854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4013" calcext:value-type="float">
            <text:p>40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7</text:p>
          </table:table-cell>
          <table:table-cell office:value-type="float" office:value="0.177363" calcext:value-type="float">
            <text:p>0.17736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8</text:p>
          </table:table-cell>
          <table:table-cell office:value-type="float" office:value="0.180255" calcext:value-type="float">
            <text:p>0.18025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4342" calcext:value-type="float">
            <text:p>43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09</text:p>
          </table:table-cell>
          <table:table-cell office:value-type="float" office:value="0.16172" calcext:value-type="float">
            <text:p>0.1617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4097" calcext:value-type="float">
            <text:p>40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0</text:p>
          </table:table-cell>
          <table:table-cell office:value-type="float" office:value="0.214443" calcext:value-type="float">
            <text:p>0.21444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1</text:p>
          </table:table-cell>
          <table:table-cell office:value-type="float" office:value="0.156823" calcext:value-type="float">
            <text:p>0.15682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13" calcext:value-type="float">
            <text:p>27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2</text:p>
          </table:table-cell>
          <table:table-cell office:value-type="float" office:value="0.148917" calcext:value-type="float">
            <text:p>0.1489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3</text:p>
          </table:table-cell>
          <table:table-cell office:value-type="float" office:value="0.170849" calcext:value-type="float">
            <text:p>0.17084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4</text:p>
          </table:table-cell>
          <table:table-cell office:value-type="float" office:value="0.213579" calcext:value-type="float">
            <text:p>0.21357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5</text:p>
          </table:table-cell>
          <table:table-cell office:value-type="float" office:value="0.323437" calcext:value-type="float">
            <text:p>0.32343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541" calcext:value-type="float">
            <text:p>35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6</text:p>
          </table:table-cell>
          <table:table-cell office:value-type="float" office:value="0.259678" calcext:value-type="float">
            <text:p>0.25967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7</text:p>
          </table:table-cell>
          <table:table-cell office:value-type="float" office:value="0.181872" calcext:value-type="float">
            <text:p>0.181872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3572" calcext:value-type="float">
            <text:p>357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8</text:p>
          </table:table-cell>
          <table:table-cell office:value-type="float" office:value="0.153891" calcext:value-type="float">
            <text:p>0.15389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461" calcext:value-type="float">
            <text:p>34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19</text:p>
          </table:table-cell>
          <table:table-cell office:value-type="float" office:value="0.198555" calcext:value-type="float">
            <text:p>0.19855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" calcext:value-type="float">
            <text:p>0</text:p>
          </table:table-cell>
          <table:table-cell office:value-type="float" office:value="3538" calcext:value-type="float">
            <text:p>35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0</text:p>
          </table:table-cell>
          <table:table-cell office:value-type="float" office:value="0.257206" calcext:value-type="float">
            <text:p>0.25720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1</text:p>
          </table:table-cell>
          <table:table-cell office:value-type="float" office:value="0.153622" calcext:value-type="float">
            <text:p>0.1536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697" calcext:value-type="float">
            <text:p>36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2</text:p>
          </table:table-cell>
          <table:table-cell office:value-type="float" office:value="0.158045" calcext:value-type="float">
            <text:p>0.15804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4042" calcext:value-type="float">
            <text:p>40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3</text:p>
          </table:table-cell>
          <table:table-cell office:value-type="float" office:value="0.116965" calcext:value-type="float">
            <text:p>0.11696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4</text:p>
          </table:table-cell>
          <table:table-cell office:value-type="float" office:value="0.185149" calcext:value-type="float">
            <text:p>0.18514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2399" calcext:value-type="float">
            <text:p>23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5</text:p>
          </table:table-cell>
          <table:table-cell office:value-type="float" office:value="0.134701" calcext:value-type="float">
            <text:p>0.1347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6</text:p>
          </table:table-cell>
          <table:table-cell office:value-type="float" office:value="0.145683" calcext:value-type="float">
            <text:p>0.14568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7</text:p>
          </table:table-cell>
          <table:table-cell office:value-type="float" office:value="0.220673" calcext:value-type="float">
            <text:p>0.22067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" calcext:value-type="float">
            <text:p>0</text:p>
          </table:table-cell>
          <table:table-cell office:value-type="float" office:value="4132" calcext:value-type="float">
            <text:p>41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8</text:p>
          </table:table-cell>
          <table:table-cell office:value-type="float" office:value="0.213417" calcext:value-type="float">
            <text:p>0.213417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322" calcext:value-type="float">
            <text:p>33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29</text:p>
          </table:table-cell>
          <table:table-cell office:value-type="float" office:value="0.188259" calcext:value-type="float">
            <text:p>0.18825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89" calcext:value-type="float">
            <text:p>298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18:30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1:26:46.327213966</dc:date>
    <meta:editing-duration>PT5M</meta:editing-duration>
    <meta:editing-cycles>1</meta:editing-cycles>
    <meta:document-statistic meta:table-count="1" meta:cell-count="7196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61.G1:test261.G1028 test261.C1:test261.D1028" chart:data-source-has-labels="row" svg:x="0.32cm" svg:y="0.18cm" svg:width="13.361cm" svg:height="8.64cm">
          <chartooo:coordinate-region svg:x="1.047cm" svg:y="0.353cm" svg:width="12.447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1.C2:test261.C1028" chart:label-cell-address="test261.C1:test261.C1" chart:class="chart:scatter">
            <chart:domain table:cell-range-address="test261.G2:test261.G1028"/>
            <chart:data-point chart:repeated="1027"/>
          </chart:series>
          <chart:series chart:style-name="ch8" chart:values-cell-range-address="test261.D2:test261.D1028" chart:label-cell-address="test261.D1:test261.D1" chart:class="chart:scatter">
            <chart:data-point chart:repeated="10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61.C1:test261.C1</svg:desc>
                </draw:g>
              </table:table-cell>
              <table:table-cell office:value-type="string">
                <text:p>xfertime</text:p>
                <draw:g>
                  <svg:desc>test261.D1:test26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test261.G2:test261.G1028</svg:desc>
                </draw:g>
              </table:table-cell>
              <table:table-cell office:value-type="float" office:value="0.039225">
                <text:p>0.039225</text:p>
                <draw:g>
                  <svg:desc>test261.C2:test261.C1028</svg:desc>
                </draw:g>
              </table:table-cell>
              <table:table-cell office:value-type="float" office:value="0.000169">
                <text:p>0.000169</text:p>
                <draw:g>
                  <svg:desc>test261.D2:test261.D10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014091">
                <text:p>0.01409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014075">
                <text:p>0.01407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0.013541">
                <text:p>0.01354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.012331">
                <text:p>0.01233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0.01192">
                <text:p>0.0119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011486">
                <text:p>0.01148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011876">
                <text:p>0.011876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011879">
                <text:p>0.01187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0.023099">
                <text:p>0.02309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0.0119">
                <text:p>0.011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0.012244">
                <text:p>0.01224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.01805">
                <text:p>0.01805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0.018475">
                <text:p>0.01847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.011616">
                <text:p>0.011616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0.012322">
                <text:p>0.01232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0.023257">
                <text:p>0.02325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0.01218">
                <text:p>0.0121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0.011595">
                <text:p>0.01159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0.011812">
                <text:p>0.01181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018601">
                <text:p>0.018601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012731">
                <text:p>0.01273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11998">
                <text:p>0.01199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0.012411">
                <text:p>0.01241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.011644">
                <text:p>0.01164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0.011489">
                <text:p>0.01148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0.011866">
                <text:p>0.0118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0.011517">
                <text:p>0.01151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0.011681">
                <text:p>0.01168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0.011497">
                <text:p>0.0114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011767">
                <text:p>0.01176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0.016036">
                <text:p>0.01603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0.015333">
                <text:p>0.01533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0.024639">
                <text:p>0.02463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0.012226">
                <text:p>0.01222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0.028167">
                <text:p>0.0281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0.01182">
                <text:p>0.0118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011839">
                <text:p>0.01183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0.011444">
                <text:p>0.01144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0.011724">
                <text:p>0.01172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01324">
                <text:p>0.013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011732">
                <text:p>0.01173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0.014437">
                <text:p>0.01443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011947">
                <text:p>0.01194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0.013519">
                <text:p>0.01351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16265">
                <text:p>0.01626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23645">
                <text:p>0.02364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1456">
                <text:p>0.01145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0.01206">
                <text:p>0.0120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0.01128">
                <text:p>0.01128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0.012146">
                <text:p>0.012146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0.011748">
                <text:p>0.01174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0.018582">
                <text:p>0.01858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0.012829">
                <text:p>0.01282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0.011436">
                <text:p>0.01143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0.011186">
                <text:p>0.0111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0.011577">
                <text:p>0.011577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0.011705">
                <text:p>0.01170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0.012039">
                <text:p>0.01203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0.014923">
                <text:p>0.01492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0.012742">
                <text:p>0.012742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0.017666">
                <text:p>0.01766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0.011605">
                <text:p>0.01160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0.01036">
                <text:p>0.01036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0.01094">
                <text:p>0.0109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0.011481">
                <text:p>0.01148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0.01329">
                <text:p>0.0132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0.014118">
                <text:p>0.01411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0.011338">
                <text:p>0.01133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0.018879">
                <text:p>0.01887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  <table:table-cell office:value-type="float" office:value="0.012868">
                <text:p>0.01286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0.015555">
                <text:p>0.01555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012269">
                <text:p>0.01226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0.011304">
                <text:p>0.01130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.011299">
                <text:p>0.01129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  <table:table-cell office:value-type="float" office:value="0.011525">
                <text:p>0.011525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  <table:table-cell office:value-type="float" office:value="0.014945">
                <text:p>0.01494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015871">
                <text:p>0.015871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0.011429">
                <text:p>0.01142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0.015762">
                <text:p>0.01576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0.017111">
                <text:p>0.01711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0.011111">
                <text:p>0.01111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0.020683">
                <text:p>0.02068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012792">
                <text:p>0.01279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  <table:table-cell office:value-type="float" office:value="0.018486">
                <text:p>0.01848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0.017329">
                <text:p>0.017329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010767">
                <text:p>0.01076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014309">
                <text:p>0.01430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013216">
                <text:p>0.01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">
                <text:p>49</text:p>
              </table:table-cell>
              <table:table-cell office:value-type="float" office:value="0.022517">
                <text:p>0.02251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0.011118">
                <text:p>0.01111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0.019095">
                <text:p>0.0190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  <table:table-cell office:value-type="float" office:value="0.026048">
                <text:p>0.02604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  <table:table-cell office:value-type="float" office:value="0.013455">
                <text:p>0.01345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0.010688">
                <text:p>0.010688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0.018032">
                <text:p>0.01803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  <table:table-cell office:value-type="float" office:value="0.013908">
                <text:p>0.013908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">
                <text:p>49</text:p>
              </table:table-cell>
              <table:table-cell office:value-type="float" office:value="0.085848">
                <text:p>0.08584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">
                <text:p>49</text:p>
              </table:table-cell>
              <table:table-cell office:value-type="float" office:value="0.229618">
                <text:p>0.22961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">
                <text:p>48</text:p>
              </table:table-cell>
              <table:table-cell office:value-type="float" office:value="0.192472">
                <text:p>0.19247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0.293696">
                <text:p>0.29369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">
                <text:p>48</text:p>
              </table:table-cell>
              <table:table-cell office:value-type="float" office:value="0.157051">
                <text:p>0.15705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  <table:table-cell office:value-type="float" office:value="0.207128">
                <text:p>0.20712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">
                <text:p>48</text:p>
              </table:table-cell>
              <table:table-cell office:value-type="float" office:value="0.213919">
                <text:p>0.21391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">
                <text:p>48</text:p>
              </table:table-cell>
              <table:table-cell office:value-type="float" office:value="0.266597">
                <text:p>0.266597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">
                <text:p>48</text:p>
              </table:table-cell>
              <table:table-cell office:value-type="float" office:value="0.125629">
                <text:p>0.12562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0.241">
                <text:p>0.24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">
                <text:p>48</text:p>
              </table:table-cell>
              <table:table-cell office:value-type="float" office:value="0.184251">
                <text:p>0.18425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">
                <text:p>48</text:p>
              </table:table-cell>
              <table:table-cell office:value-type="float" office:value="0.161362">
                <text:p>0.161362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  <table:table-cell office:value-type="float" office:value="0.144093">
                <text:p>0.144093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">
                <text:p>48</text:p>
              </table:table-cell>
              <table:table-cell office:value-type="float" office:value="0.204198">
                <text:p>0.20419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0.225247">
                <text:p>0.22524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">
                <text:p>49</text:p>
              </table:table-cell>
              <table:table-cell office:value-type="float" office:value="0.234799">
                <text:p>0.23479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">
                <text:p>49</text:p>
              </table:table-cell>
              <table:table-cell office:value-type="float" office:value="0.193277">
                <text:p>0.19327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">
                <text:p>49</text:p>
              </table:table-cell>
              <table:table-cell office:value-type="float" office:value="0.260097">
                <text:p>0.26009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">
                <text:p>49</text:p>
              </table:table-cell>
              <table:table-cell office:value-type="float" office:value="0.156594">
                <text:p>0.15659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0.16377">
                <text:p>0.1637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">
                <text:p>49</text:p>
              </table:table-cell>
              <table:table-cell office:value-type="float" office:value="0.200655">
                <text:p>0.20065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0.206741">
                <text:p>0.20674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">
                <text:p>48</text:p>
              </table:table-cell>
              <table:table-cell office:value-type="float" office:value="0.212305">
                <text:p>0.21230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">
                <text:p>49</text:p>
              </table:table-cell>
              <table:table-cell office:value-type="float" office:value="0.223145">
                <text:p>0.22314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">
                <text:p>48</text:p>
              </table:table-cell>
              <table:table-cell office:value-type="float" office:value="0.199885">
                <text:p>0.19988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">
                <text:p>50</text:p>
              </table:table-cell>
              <table:table-cell office:value-type="float" office:value="0.122892">
                <text:p>0.12289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">
                <text:p>49</text:p>
              </table:table-cell>
              <table:table-cell office:value-type="float" office:value="0.228002">
                <text:p>0.228002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0.166378">
                <text:p>0.166378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">
                <text:p>50</text:p>
              </table:table-cell>
              <table:table-cell office:value-type="float" office:value="0.158754">
                <text:p>0.15875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  <table:table-cell office:value-type="float" office:value="0.201506">
                <text:p>0.20150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  <table:table-cell office:value-type="float" office:value="0.216273">
                <text:p>0.21627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  <table:table-cell office:value-type="float" office:value="0.177748">
                <text:p>0.17774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">
                <text:p>49</text:p>
              </table:table-cell>
              <table:table-cell office:value-type="float" office:value="0.202556">
                <text:p>0.20255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">
                <text:p>49</text:p>
              </table:table-cell>
              <table:table-cell office:value-type="float" office:value="0.267311">
                <text:p>0.26731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  <table:table-cell office:value-type="float" office:value="0.176415">
                <text:p>0.17641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">
                <text:p>51</text:p>
              </table:table-cell>
              <table:table-cell office:value-type="float" office:value="0.181702">
                <text:p>0.18170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">
                <text:p>49</text:p>
              </table:table-cell>
              <table:table-cell office:value-type="float" office:value="0.13148">
                <text:p>0.1314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">
                <text:p>49</text:p>
              </table:table-cell>
              <table:table-cell office:value-type="float" office:value="0.302011">
                <text:p>0.30201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">
                <text:p>49</text:p>
              </table:table-cell>
              <table:table-cell office:value-type="float" office:value="0.235191">
                <text:p>0.23519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">
                <text:p>49</text:p>
              </table:table-cell>
              <table:table-cell office:value-type="float" office:value="0.21434">
                <text:p>0.2143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">
                <text:p>49</text:p>
              </table:table-cell>
              <table:table-cell office:value-type="float" office:value="0.20335">
                <text:p>0.2033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">
                <text:p>49</text:p>
              </table:table-cell>
              <table:table-cell office:value-type="float" office:value="0.20504">
                <text:p>0.2050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">
                <text:p>49</text:p>
              </table:table-cell>
              <table:table-cell office:value-type="float" office:value="0.154898">
                <text:p>0.154898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">
                <text:p>49</text:p>
              </table:table-cell>
              <table:table-cell office:value-type="float" office:value="0.188733">
                <text:p>0.1887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0.13855">
                <text:p>0.1385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0.147831">
                <text:p>0.14783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0.161823">
                <text:p>0.16182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">
                <text:p>49</text:p>
              </table:table-cell>
              <table:table-cell office:value-type="float" office:value="0.1584">
                <text:p>0.158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  <table:table-cell office:value-type="float" office:value="0.154401">
                <text:p>0.15440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0.118722">
                <text:p>0.11872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  <table:table-cell office:value-type="float" office:value="0.153296">
                <text:p>0.15329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">
                <text:p>49</text:p>
              </table:table-cell>
              <table:table-cell office:value-type="float" office:value="0.224205">
                <text:p>0.22420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  <table:table-cell office:value-type="float" office:value="0.159639">
                <text:p>0.15963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0.233345">
                <text:p>0.233345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  <table:table-cell office:value-type="float" office:value="0.177368">
                <text:p>0.17736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  <table:table-cell office:value-type="float" office:value="0.255058">
                <text:p>0.25505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">
                <text:p>49</text:p>
              </table:table-cell>
              <table:table-cell office:value-type="float" office:value="0.104752">
                <text:p>0.10475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">
                <text:p>49</text:p>
              </table:table-cell>
              <table:table-cell office:value-type="float" office:value="0.154491">
                <text:p>0.15449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  <table:table-cell office:value-type="float" office:value="0.164643">
                <text:p>0.16464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">
                <text:p>49</text:p>
              </table:table-cell>
              <table:table-cell office:value-type="float" office:value="0.337593">
                <text:p>0.337593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  <table:table-cell office:value-type="float" office:value="0.195716">
                <text:p>0.195716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">
                <text:p>49</text:p>
              </table:table-cell>
              <table:table-cell office:value-type="float" office:value="0.182008">
                <text:p>0.18200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  <table:table-cell office:value-type="float" office:value="0.161896">
                <text:p>0.16189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">
                <text:p>48</text:p>
              </table:table-cell>
              <table:table-cell office:value-type="float" office:value="0.261554">
                <text:p>0.261554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  <table:table-cell office:value-type="float" office:value="0.253588">
                <text:p>0.25358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">
                <text:p>49</text:p>
              </table:table-cell>
              <table:table-cell office:value-type="float" office:value="0.201292">
                <text:p>0.20129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">
                <text:p>49</text:p>
              </table:table-cell>
              <table:table-cell office:value-type="float" office:value="0.170259">
                <text:p>0.17025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  <table:table-cell office:value-type="float" office:value="0.236023">
                <text:p>0.23602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">
                <text:p>49</text:p>
              </table:table-cell>
              <table:table-cell office:value-type="float" office:value="0.155204">
                <text:p>0.15520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  <table:table-cell office:value-type="float" office:value="0.249465">
                <text:p>0.24946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">
                <text:p>49</text:p>
              </table:table-cell>
              <table:table-cell office:value-type="float" office:value="0.177476">
                <text:p>0.17747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">
                <text:p>49</text:p>
              </table:table-cell>
              <table:table-cell office:value-type="float" office:value="0.322263">
                <text:p>0.32226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">
                <text:p>48</text:p>
              </table:table-cell>
              <table:table-cell office:value-type="float" office:value="0.244262">
                <text:p>0.24426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  <table:table-cell office:value-type="float" office:value="0.239339">
                <text:p>0.23933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">
                <text:p>49</text:p>
              </table:table-cell>
              <table:table-cell office:value-type="float" office:value="0.179738">
                <text:p>0.17973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">
                <text:p>49</text:p>
              </table:table-cell>
              <table:table-cell office:value-type="float" office:value="0.191917">
                <text:p>0.19191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">
                <text:p>49</text:p>
              </table:table-cell>
              <table:table-cell office:value-type="float" office:value="0.16189">
                <text:p>0.1618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">
                <text:p>49</text:p>
              </table:table-cell>
              <table:table-cell office:value-type="float" office:value="0.210289">
                <text:p>0.21028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  <table:table-cell office:value-type="float" office:value="0.195253">
                <text:p>0.19525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">
                <text:p>48</text:p>
              </table:table-cell>
              <table:table-cell office:value-type="float" office:value="0.172946">
                <text:p>0.17294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  <table:table-cell office:value-type="float" office:value="0.332008">
                <text:p>0.332008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  <table:table-cell office:value-type="float" office:value="0.277916">
                <text:p>0.27791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  <table:table-cell office:value-type="float" office:value="0.195386">
                <text:p>0.19538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  <table:table-cell office:value-type="float" office:value="0.136044">
                <text:p>0.13604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">
                <text:p>49</text:p>
              </table:table-cell>
              <table:table-cell office:value-type="float" office:value="0.39736">
                <text:p>0.3973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0.229821">
                <text:p>0.22982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">
                <text:p>46</text:p>
              </table:table-cell>
              <table:table-cell office:value-type="float" office:value="0.298638">
                <text:p>0.29863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  <table:table-cell office:value-type="float" office:value="0.187374">
                <text:p>0.18737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  <table:table-cell office:value-type="float" office:value="0.201109">
                <text:p>0.20110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">
                <text:p>49</text:p>
              </table:table-cell>
              <table:table-cell office:value-type="float" office:value="0.144067">
                <text:p>0.14406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  <table:table-cell office:value-type="float" office:value="0.181234">
                <text:p>0.18123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  <table:table-cell office:value-type="float" office:value="0.18035">
                <text:p>0.1803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  <table:table-cell office:value-type="float" office:value="0.193578">
                <text:p>0.193578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  <table:table-cell office:value-type="float" office:value="0.148828">
                <text:p>0.14882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  <table:table-cell office:value-type="float" office:value="0.140511">
                <text:p>0.14051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">
                <text:p>49</text:p>
              </table:table-cell>
              <table:table-cell office:value-type="float" office:value="0.209729">
                <text:p>0.20972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0.24463">
                <text:p>0.2446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  <table:table-cell office:value-type="float" office:value="0.215257">
                <text:p>0.21525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">
                <text:p>49</text:p>
              </table:table-cell>
              <table:table-cell office:value-type="float" office:value="0.173056">
                <text:p>0.17305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">
                <text:p>49</text:p>
              </table:table-cell>
              <table:table-cell office:value-type="float" office:value="0.252485">
                <text:p>0.25248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  <table:table-cell office:value-type="float" office:value="0.18501">
                <text:p>0.18501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0.130998">
                <text:p>0.13099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">
                <text:p>49</text:p>
              </table:table-cell>
              <table:table-cell office:value-type="float" office:value="0.149921">
                <text:p>0.14992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">
                <text:p>49</text:p>
              </table:table-cell>
              <table:table-cell office:value-type="float" office:value="0.235633">
                <text:p>0.23563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7">
                <text:p>47</text:p>
              </table:table-cell>
              <table:table-cell office:value-type="float" office:value="0.174319">
                <text:p>0.17431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">
                <text:p>51</text:p>
              </table:table-cell>
              <table:table-cell office:value-type="float" office:value="0.335953">
                <text:p>0.335953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  <table:table-cell office:value-type="float" office:value="0.204953">
                <text:p>0.2049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">
                <text:p>49</text:p>
              </table:table-cell>
              <table:table-cell office:value-type="float" office:value="0.276475">
                <text:p>0.27647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">
                <text:p>49</text:p>
              </table:table-cell>
              <table:table-cell office:value-type="float" office:value="0.214244">
                <text:p>0.21424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">
                <text:p>49</text:p>
              </table:table-cell>
              <table:table-cell office:value-type="float" office:value="0.238891">
                <text:p>0.23889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">
                <text:p>49</text:p>
              </table:table-cell>
              <table:table-cell office:value-type="float" office:value="0.385514">
                <text:p>0.38551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">
                <text:p>46</text:p>
              </table:table-cell>
              <table:table-cell office:value-type="float" office:value="0.256909">
                <text:p>0.256909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">
                <text:p>51</text:p>
              </table:table-cell>
              <table:table-cell office:value-type="float" office:value="0.279792">
                <text:p>0.27979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  <table:table-cell office:value-type="float" office:value="0.203417">
                <text:p>0.203417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">
                <text:p>49</text:p>
              </table:table-cell>
              <table:table-cell office:value-type="float" office:value="0.212961">
                <text:p>0.21296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">
                <text:p>49</text:p>
              </table:table-cell>
              <table:table-cell office:value-type="float" office:value="0.194578">
                <text:p>0.19457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">
                <text:p>49</text:p>
              </table:table-cell>
              <table:table-cell office:value-type="float" office:value="0.370775">
                <text:p>0.37077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">
                <text:p>49</text:p>
              </table:table-cell>
              <table:table-cell office:value-type="float" office:value="0.682985">
                <text:p>0.68298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">
                <text:p>43</text:p>
              </table:table-cell>
              <table:table-cell office:value-type="float" office:value="0.270054">
                <text:p>0.27005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">
                <text:p>47</text:p>
              </table:table-cell>
              <table:table-cell office:value-type="float" office:value="0.219615">
                <text:p>0.21961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">
                <text:p>45</text:p>
              </table:table-cell>
              <table:table-cell office:value-type="float" office:value="0.222701">
                <text:p>0.22270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  <table:table-cell office:value-type="float" office:value="0.274992">
                <text:p>0.27499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">
                <text:p>48</text:p>
              </table:table-cell>
              <table:table-cell office:value-type="float" office:value="0.295871">
                <text:p>0.29587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">
                <text:p>48</text:p>
              </table:table-cell>
              <table:table-cell office:value-type="float" office:value="0.177555">
                <text:p>0.17755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">
                <text:p>48</text:p>
              </table:table-cell>
              <table:table-cell office:value-type="float" office:value="0.164891">
                <text:p>0.16489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">
                <text:p>48</text:p>
              </table:table-cell>
              <table:table-cell office:value-type="float" office:value="0.240267">
                <text:p>0.24026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">
                <text:p>48</text:p>
              </table:table-cell>
              <table:table-cell office:value-type="float" office:value="0.136708">
                <text:p>0.13670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  <table:table-cell office:value-type="float" office:value="0.23694">
                <text:p>0.2369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">
                <text:p>49</text:p>
              </table:table-cell>
              <table:table-cell office:value-type="float" office:value="0.205855">
                <text:p>0.20585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0.157171">
                <text:p>0.15717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  <table:table-cell office:value-type="float" office:value="0.156409">
                <text:p>0.15640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">
                <text:p>49</text:p>
              </table:table-cell>
              <table:table-cell office:value-type="float" office:value="0.241853">
                <text:p>0.241853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">
                <text:p>49</text:p>
              </table:table-cell>
              <table:table-cell office:value-type="float" office:value="0.151504">
                <text:p>0.15150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">
                <text:p>49</text:p>
              </table:table-cell>
              <table:table-cell office:value-type="float" office:value="0.117415">
                <text:p>0.11741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">
                <text:p>49</text:p>
              </table:table-cell>
              <table:table-cell office:value-type="float" office:value="0.199431">
                <text:p>0.19943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">
                <text:p>49</text:p>
              </table:table-cell>
              <table:table-cell office:value-type="float" office:value="0.166269">
                <text:p>0.16626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">
                <text:p>49</text:p>
              </table:table-cell>
              <table:table-cell office:value-type="float" office:value="0.150144">
                <text:p>0.15014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">
                <text:p>49</text:p>
              </table:table-cell>
              <table:table-cell office:value-type="float" office:value="0.193155">
                <text:p>0.19315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">
                <text:p>49</text:p>
              </table:table-cell>
              <table:table-cell office:value-type="float" office:value="0.183387">
                <text:p>0.18338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">
                <text:p>49</text:p>
              </table:table-cell>
              <table:table-cell office:value-type="float" office:value="0.175508">
                <text:p>0.17550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  <table:table-cell office:value-type="float" office:value="0.25079">
                <text:p>0.2507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">
                <text:p>48</text:p>
              </table:table-cell>
              <table:table-cell office:value-type="float" office:value="0.225588">
                <text:p>0.22558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0.170022">
                <text:p>0.17002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">
                <text:p>48</text:p>
              </table:table-cell>
              <table:table-cell office:value-type="float" office:value="0.447424">
                <text:p>0.44742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">
                <text:p>45</text:p>
              </table:table-cell>
              <table:table-cell office:value-type="float" office:value="0.210272">
                <text:p>0.21027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">
                <text:p>49</text:p>
              </table:table-cell>
              <table:table-cell office:value-type="float" office:value="0.19892">
                <text:p>0.1989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">
                <text:p>51</text:p>
              </table:table-cell>
              <table:table-cell office:value-type="float" office:value="0.239603">
                <text:p>0.23960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">
                <text:p>49</text:p>
              </table:table-cell>
              <table:table-cell office:value-type="float" office:value="0.174191">
                <text:p>0.174191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">
                <text:p>49</text:p>
              </table:table-cell>
              <table:table-cell office:value-type="float" office:value="0.231509">
                <text:p>0.23150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">
                <text:p>49</text:p>
              </table:table-cell>
              <table:table-cell office:value-type="float" office:value="0.165298">
                <text:p>0.16529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">
                <text:p>49</text:p>
              </table:table-cell>
              <table:table-cell office:value-type="float" office:value="0.212617">
                <text:p>0.21261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">
                <text:p>49</text:p>
              </table:table-cell>
              <table:table-cell office:value-type="float" office:value="0.149239">
                <text:p>0.1492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">
                <text:p>49</text:p>
              </table:table-cell>
              <table:table-cell office:value-type="float" office:value="0.213341">
                <text:p>0.213341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">
                <text:p>49</text:p>
              </table:table-cell>
              <table:table-cell office:value-type="float" office:value="0.164081">
                <text:p>0.16408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">
                <text:p>49</text:p>
              </table:table-cell>
              <table:table-cell office:value-type="float" office:value="0.211422">
                <text:p>0.21142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">
                <text:p>49</text:p>
              </table:table-cell>
              <table:table-cell office:value-type="float" office:value="0.193479">
                <text:p>0.19347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">
                <text:p>49</text:p>
              </table:table-cell>
              <table:table-cell office:value-type="float" office:value="0.173949">
                <text:p>0.17394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">
                <text:p>49</text:p>
              </table:table-cell>
              <table:table-cell office:value-type="float" office:value="0.131401">
                <text:p>0.13140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">
                <text:p>49</text:p>
              </table:table-cell>
              <table:table-cell office:value-type="float" office:value="0.198975">
                <text:p>0.19897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">
                <text:p>49</text:p>
              </table:table-cell>
              <table:table-cell office:value-type="float" office:value="0.323912">
                <text:p>0.32391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">
                <text:p>48</text:p>
              </table:table-cell>
              <table:table-cell office:value-type="float" office:value="0.256522">
                <text:p>0.25652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">
                <text:p>48</text:p>
              </table:table-cell>
              <table:table-cell office:value-type="float" office:value="0.200661">
                <text:p>0.20066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">
                <text:p>48</text:p>
              </table:table-cell>
              <table:table-cell office:value-type="float" office:value="0.152366">
                <text:p>0.15236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">
                <text:p>48</text:p>
              </table:table-cell>
              <table:table-cell office:value-type="float" office:value="0.116551">
                <text:p>0.11655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9">
                <text:p>49</text:p>
              </table:table-cell>
              <table:table-cell office:value-type="float" office:value="0.155946">
                <text:p>0.15594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">
                <text:p>49</text:p>
              </table:table-cell>
              <table:table-cell office:value-type="float" office:value="0.350218">
                <text:p>0.35021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">
                <text:p>48</text:p>
              </table:table-cell>
              <table:table-cell office:value-type="float" office:value="0.169645">
                <text:p>0.169645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">
                <text:p>48</text:p>
              </table:table-cell>
              <table:table-cell office:value-type="float" office:value="0.156068">
                <text:p>0.15606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">
                <text:p>48</text:p>
              </table:table-cell>
              <table:table-cell office:value-type="float" office:value="0.134612">
                <text:p>0.13461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">
                <text:p>48</text:p>
              </table:table-cell>
              <table:table-cell office:value-type="float" office:value="0.180998">
                <text:p>0.18099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">
                <text:p>48</text:p>
              </table:table-cell>
              <table:table-cell office:value-type="float" office:value="0.338396">
                <text:p>0.33839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  <table:table-cell office:value-type="float" office:value="0.337978">
                <text:p>0.33797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">
                <text:p>49</text:p>
              </table:table-cell>
              <table:table-cell office:value-type="float" office:value="0.257455">
                <text:p>0.25745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  <table:table-cell office:value-type="float" office:value="0.20199">
                <text:p>0.2019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">
                <text:p>50</text:p>
              </table:table-cell>
              <table:table-cell office:value-type="float" office:value="0.153166">
                <text:p>0.15316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">
                <text:p>49</text:p>
              </table:table-cell>
              <table:table-cell office:value-type="float" office:value="0.163563">
                <text:p>0.16356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">
                <text:p>49</text:p>
              </table:table-cell>
              <table:table-cell office:value-type="float" office:value="0.167384">
                <text:p>0.16738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">
                <text:p>49</text:p>
              </table:table-cell>
              <table:table-cell office:value-type="float" office:value="0.202998">
                <text:p>0.20299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">
                <text:p>49</text:p>
              </table:table-cell>
              <table:table-cell office:value-type="float" office:value="0.183407">
                <text:p>0.183407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">
                <text:p>49</text:p>
              </table:table-cell>
              <table:table-cell office:value-type="float" office:value="0.259935">
                <text:p>0.25993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">
                <text:p>48</text:p>
              </table:table-cell>
              <table:table-cell office:value-type="float" office:value="0.156591">
                <text:p>0.15659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">
                <text:p>48</text:p>
              </table:table-cell>
              <table:table-cell office:value-type="float" office:value="0.10856">
                <text:p>0.1085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">
                <text:p>48</text:p>
              </table:table-cell>
              <table:table-cell office:value-type="float" office:value="0.14113">
                <text:p>0.1411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">
                <text:p>48</text:p>
              </table:table-cell>
              <table:table-cell office:value-type="float" office:value="0.262894">
                <text:p>0.26289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">
                <text:p>49</text:p>
              </table:table-cell>
              <table:table-cell office:value-type="float" office:value="0.262086">
                <text:p>0.26208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">
                <text:p>49</text:p>
              </table:table-cell>
              <table:table-cell office:value-type="float" office:value="0.151488">
                <text:p>0.15148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">
                <text:p>49</text:p>
              </table:table-cell>
              <table:table-cell office:value-type="float" office:value="0.152431">
                <text:p>0.15243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">
                <text:p>49</text:p>
              </table:table-cell>
              <table:table-cell office:value-type="float" office:value="0.13121">
                <text:p>0.131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">
                <text:p>49</text:p>
              </table:table-cell>
              <table:table-cell office:value-type="float" office:value="0.232946">
                <text:p>0.23294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">
                <text:p>49</text:p>
              </table:table-cell>
              <table:table-cell office:value-type="float" office:value="0.404654">
                <text:p>0.40465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">
                <text:p>48</text:p>
              </table:table-cell>
              <table:table-cell office:value-type="float" office:value="0.384615">
                <text:p>0.38461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">
                <text:p>49</text:p>
              </table:table-cell>
              <table:table-cell office:value-type="float" office:value="0.161187">
                <text:p>0.16118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">
                <text:p>50</text:p>
              </table:table-cell>
              <table:table-cell office:value-type="float" office:value="0.16774">
                <text:p>0.1677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">
                <text:p>49</text:p>
              </table:table-cell>
              <table:table-cell office:value-type="float" office:value="0.29918">
                <text:p>0.2991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  <table:table-cell office:value-type="float" office:value="0.276128">
                <text:p>0.27612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">
                <text:p>54</text:p>
              </table:table-cell>
              <table:table-cell office:value-type="float" office:value="0.191056">
                <text:p>0.191056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">
                <text:p>49</text:p>
              </table:table-cell>
              <table:table-cell office:value-type="float" office:value="0.131564">
                <text:p>0.13156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">
                <text:p>49</text:p>
              </table:table-cell>
              <table:table-cell office:value-type="float" office:value="0.07109">
                <text:p>0.0710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">
                <text:p>49</text:p>
              </table:table-cell>
              <table:table-cell office:value-type="float" office:value="0.104924">
                <text:p>0.10492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0.058287">
                <text:p>0.05828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">
                <text:p>49</text:p>
              </table:table-cell>
              <table:table-cell office:value-type="float" office:value="0.145959">
                <text:p>0.14595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">
                <text:p>49</text:p>
              </table:table-cell>
              <table:table-cell office:value-type="float" office:value="0.149538">
                <text:p>0.14953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">
                <text:p>49</text:p>
              </table:table-cell>
              <table:table-cell office:value-type="float" office:value="0.150259">
                <text:p>0.15025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">
                <text:p>49</text:p>
              </table:table-cell>
              <table:table-cell office:value-type="float" office:value="0.259008">
                <text:p>0.25900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">
                <text:p>48</text:p>
              </table:table-cell>
              <table:table-cell office:value-type="float" office:value="0.130015">
                <text:p>0.13001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">
                <text:p>48</text:p>
              </table:table-cell>
              <table:table-cell office:value-type="float" office:value="0.169748">
                <text:p>0.16974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">
                <text:p>48</text:p>
              </table:table-cell>
              <table:table-cell office:value-type="float" office:value="0.1603">
                <text:p>0.1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">
                <text:p>48</text:p>
              </table:table-cell>
              <table:table-cell office:value-type="float" office:value="0.190732">
                <text:p>0.19073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">
                <text:p>48</text:p>
              </table:table-cell>
              <table:table-cell office:value-type="float" office:value="0.19533">
                <text:p>0.1953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">
                <text:p>50</text:p>
              </table:table-cell>
              <table:table-cell office:value-type="float" office:value="0.214581">
                <text:p>0.21458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">
                <text:p>49</text:p>
              </table:table-cell>
              <table:table-cell office:value-type="float" office:value="0.190833">
                <text:p>0.19083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">
                <text:p>49</text:p>
              </table:table-cell>
              <table:table-cell office:value-type="float" office:value="0.16096">
                <text:p>0.16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">
                <text:p>48</text:p>
              </table:table-cell>
              <table:table-cell office:value-type="float" office:value="0.259006">
                <text:p>0.2590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">
                <text:p>50</text:p>
              </table:table-cell>
              <table:table-cell office:value-type="float" office:value="0.186946">
                <text:p>0.18694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">
                <text:p>48</text:p>
              </table:table-cell>
              <table:table-cell office:value-type="float" office:value="0.196903">
                <text:p>0.19690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  <table:table-cell office:value-type="float" office:value="0.186602">
                <text:p>0.18660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">
                <text:p>48</text:p>
              </table:table-cell>
              <table:table-cell office:value-type="float" office:value="0.179481">
                <text:p>0.17948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">
                <text:p>50</text:p>
              </table:table-cell>
              <table:table-cell office:value-type="float" office:value="0.157275">
                <text:p>0.15727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">
                <text:p>49</text:p>
              </table:table-cell>
              <table:table-cell office:value-type="float" office:value="0.173251">
                <text:p>0.1732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">
                <text:p>49</text:p>
              </table:table-cell>
              <table:table-cell office:value-type="float" office:value="0.163195">
                <text:p>0.163195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  <table:table-cell office:value-type="float" office:value="0.146279">
                <text:p>0.146279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">
                <text:p>49</text:p>
              </table:table-cell>
              <table:table-cell office:value-type="float" office:value="0.131483">
                <text:p>0.13148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">
                <text:p>49</text:p>
              </table:table-cell>
              <table:table-cell office:value-type="float" office:value="0.223484">
                <text:p>0.22348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">
                <text:p>49</text:p>
              </table:table-cell>
              <table:table-cell office:value-type="float" office:value="0.201042">
                <text:p>0.20104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">
                <text:p>49</text:p>
              </table:table-cell>
              <table:table-cell office:value-type="float" office:value="0.199675">
                <text:p>0.19967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">
                <text:p>49</text:p>
              </table:table-cell>
              <table:table-cell office:value-type="float" office:value="0.189439">
                <text:p>0.189439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">
                <text:p>49</text:p>
              </table:table-cell>
              <table:table-cell office:value-type="float" office:value="0.136904">
                <text:p>0.13690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">
                <text:p>49</text:p>
              </table:table-cell>
              <table:table-cell office:value-type="float" office:value="0.282536">
                <text:p>0.28253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">
                <text:p>49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">
                <text:p>49</text:p>
              </table:table-cell>
              <table:table-cell office:value-type="float" office:value="0.168129">
                <text:p>0.168129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">
                <text:p>49</text:p>
              </table:table-cell>
              <table:table-cell office:value-type="float" office:value="0.170932">
                <text:p>0.17093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">
                <text:p>49</text:p>
              </table:table-cell>
              <table:table-cell office:value-type="float" office:value="0.261215">
                <text:p>0.26121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">
                <text:p>49</text:p>
              </table:table-cell>
              <table:table-cell office:value-type="float" office:value="0.18162">
                <text:p>0.1816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9">
                <text:p>49</text:p>
              </table:table-cell>
              <table:table-cell office:value-type="float" office:value="0.213535">
                <text:p>0.21353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">
                <text:p>49</text:p>
              </table:table-cell>
              <table:table-cell office:value-type="float" office:value="0.149844">
                <text:p>0.14984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  <table:table-cell office:value-type="float" office:value="0.127242">
                <text:p>0.12724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">
                <text:p>49</text:p>
              </table:table-cell>
              <table:table-cell office:value-type="float" office:value="0.184713">
                <text:p>0.18471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">
                <text:p>49</text:p>
              </table:table-cell>
              <table:table-cell office:value-type="float" office:value="0.156673">
                <text:p>0.15667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">
                <text:p>49</text:p>
              </table:table-cell>
              <table:table-cell office:value-type="float" office:value="0.222706">
                <text:p>0.22270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">
                <text:p>49</text:p>
              </table:table-cell>
              <table:table-cell office:value-type="float" office:value="0.243073">
                <text:p>0.24307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">
                <text:p>49</text:p>
              </table:table-cell>
              <table:table-cell office:value-type="float" office:value="0.346985">
                <text:p>0.34698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">
                <text:p>48</text:p>
              </table:table-cell>
              <table:table-cell office:value-type="float" office:value="0.17451">
                <text:p>0.174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">
                <text:p>48</text:p>
              </table:table-cell>
              <table:table-cell office:value-type="float" office:value="0.174868">
                <text:p>0.17486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">
                <text:p>48</text:p>
              </table:table-cell>
              <table:table-cell office:value-type="float" office:value="0.209483">
                <text:p>0.20948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">
                <text:p>48</text:p>
              </table:table-cell>
              <table:table-cell office:value-type="float" office:value="0.225927">
                <text:p>0.22592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">
                <text:p>49</text:p>
              </table:table-cell>
              <table:table-cell office:value-type="float" office:value="0.248665">
                <text:p>0.24866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">
                <text:p>48</text:p>
              </table:table-cell>
              <table:table-cell office:value-type="float" office:value="0.234594">
                <text:p>0.23459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">
                <text:p>50</text:p>
              </table:table-cell>
              <table:table-cell office:value-type="float" office:value="0.255329">
                <text:p>0.25532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0.166657">
                <text:p>0.16665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">
                <text:p>49</text:p>
              </table:table-cell>
              <table:table-cell office:value-type="float" office:value="0.146575">
                <text:p>0.14657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">
                <text:p>49</text:p>
              </table:table-cell>
              <table:table-cell office:value-type="float" office:value="0.126934">
                <text:p>0.12693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">
                <text:p>49</text:p>
              </table:table-cell>
              <table:table-cell office:value-type="float" office:value="0.14537">
                <text:p>0.145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">
                <text:p>49</text:p>
              </table:table-cell>
              <table:table-cell office:value-type="float" office:value="0.228994">
                <text:p>0.22899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">
                <text:p>49</text:p>
              </table:table-cell>
              <table:table-cell office:value-type="float" office:value="0.169023">
                <text:p>0.16902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">
                <text:p>49</text:p>
              </table:table-cell>
              <table:table-cell office:value-type="float" office:value="0.234799">
                <text:p>0.23479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">
                <text:p>49</text:p>
              </table:table-cell>
              <table:table-cell office:value-type="float" office:value="0.174951">
                <text:p>0.17495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">
                <text:p>49</text:p>
              </table:table-cell>
              <table:table-cell office:value-type="float" office:value="0.22186">
                <text:p>0.2218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">
                <text:p>49</text:p>
              </table:table-cell>
              <table:table-cell office:value-type="float" office:value="0.208303">
                <text:p>0.20830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">
                <text:p>49</text:p>
              </table:table-cell>
              <table:table-cell office:value-type="float" office:value="0.17572">
                <text:p>0.1757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">
                <text:p>49</text:p>
              </table:table-cell>
              <table:table-cell office:value-type="float" office:value="0.287267">
                <text:p>0.28726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">
                <text:p>49</text:p>
              </table:table-cell>
              <table:table-cell office:value-type="float" office:value="0.145825">
                <text:p>0.14582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">
                <text:p>49</text:p>
              </table:table-cell>
              <table:table-cell office:value-type="float" office:value="0.175845">
                <text:p>0.17584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  <table:table-cell office:value-type="float" office:value="0.247807">
                <text:p>0.24780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">
                <text:p>49</text:p>
              </table:table-cell>
              <table:table-cell office:value-type="float" office:value="0.162898">
                <text:p>0.16289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">
                <text:p>49</text:p>
              </table:table-cell>
              <table:table-cell office:value-type="float" office:value="0.184786">
                <text:p>0.1847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  <table:table-cell office:value-type="float" office:value="0.177036">
                <text:p>0.17703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">
                <text:p>49</text:p>
              </table:table-cell>
              <table:table-cell office:value-type="float" office:value="0.158575">
                <text:p>0.15857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">
                <text:p>49</text:p>
              </table:table-cell>
              <table:table-cell office:value-type="float" office:value="0.153812">
                <text:p>0.15381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">
                <text:p>49</text:p>
              </table:table-cell>
              <table:table-cell office:value-type="float" office:value="0.184938">
                <text:p>0.18493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">
                <text:p>49</text:p>
              </table:table-cell>
              <table:table-cell office:value-type="float" office:value="0.152003">
                <text:p>0.15200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">
                <text:p>49</text:p>
              </table:table-cell>
              <table:table-cell office:value-type="float" office:value="0.140791">
                <text:p>0.1407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">
                <text:p>49</text:p>
              </table:table-cell>
              <table:table-cell office:value-type="float" office:value="0.222633">
                <text:p>0.22263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">
                <text:p>49</text:p>
              </table:table-cell>
              <table:table-cell office:value-type="float" office:value="0.170198">
                <text:p>0.17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">
                <text:p>49</text:p>
              </table:table-cell>
              <table:table-cell office:value-type="float" office:value="0.130926">
                <text:p>0.13092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">
                <text:p>49</text:p>
              </table:table-cell>
              <table:table-cell office:value-type="float" office:value="0.197964">
                <text:p>0.19796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">
                <text:p>49</text:p>
              </table:table-cell>
              <table:table-cell office:value-type="float" office:value="0.184788">
                <text:p>0.184788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">
                <text:p>49</text:p>
              </table:table-cell>
              <table:table-cell office:value-type="float" office:value="0.158473">
                <text:p>0.15847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">
                <text:p>49</text:p>
              </table:table-cell>
              <table:table-cell office:value-type="float" office:value="0.193613">
                <text:p>0.19361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">
                <text:p>49</text:p>
              </table:table-cell>
              <table:table-cell office:value-type="float" office:value="0.184836">
                <text:p>0.18483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">
                <text:p>49</text:p>
              </table:table-cell>
              <table:table-cell office:value-type="float" office:value="0.263661">
                <text:p>0.26366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  <table:table-cell office:value-type="float" office:value="0.194306">
                <text:p>0.19430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">
                <text:p>49</text:p>
              </table:table-cell>
              <table:table-cell office:value-type="float" office:value="0.338927">
                <text:p>0.33892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">
                <text:p>47</text:p>
              </table:table-cell>
              <table:table-cell office:value-type="float" office:value="0.232867">
                <text:p>0.23286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">
                <text:p>49</text:p>
              </table:table-cell>
              <table:table-cell office:value-type="float" office:value="0.25724">
                <text:p>0.2572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">
                <text:p>48</text:p>
              </table:table-cell>
              <table:table-cell office:value-type="float" office:value="0.206195">
                <text:p>0.20619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">
                <text:p>48</text:p>
              </table:table-cell>
              <table:table-cell office:value-type="float" office:value="0.194463">
                <text:p>0.1944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">
                <text:p>48</text:p>
              </table:table-cell>
              <table:table-cell office:value-type="float" office:value="0.198171">
                <text:p>0.19817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">
                <text:p>50</text:p>
              </table:table-cell>
              <table:table-cell office:value-type="float" office:value="0.115589">
                <text:p>0.115589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">
                <text:p>49</text:p>
              </table:table-cell>
              <table:table-cell office:value-type="float" office:value="0.264317">
                <text:p>0.26431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  <table:table-cell office:value-type="float" office:value="0.21595">
                <text:p>0.2159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">
                <text:p>49</text:p>
              </table:table-cell>
              <table:table-cell office:value-type="float" office:value="0.128772">
                <text:p>0.12877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">
                <text:p>49</text:p>
              </table:table-cell>
              <table:table-cell office:value-type="float" office:value="0.193583">
                <text:p>0.19358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">
                <text:p>49</text:p>
              </table:table-cell>
              <table:table-cell office:value-type="float" office:value="0.190916">
                <text:p>0.19091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">
                <text:p>49</text:p>
              </table:table-cell>
              <table:table-cell office:value-type="float" office:value="0.184449">
                <text:p>0.18444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">
                <text:p>49</text:p>
              </table:table-cell>
              <table:table-cell office:value-type="float" office:value="0.21474">
                <text:p>0.2147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">
                <text:p>49</text:p>
              </table:table-cell>
              <table:table-cell office:value-type="float" office:value="0.159476">
                <text:p>0.1594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">
                <text:p>49</text:p>
              </table:table-cell>
              <table:table-cell office:value-type="float" office:value="0.237069">
                <text:p>0.23706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">
                <text:p>49</text:p>
              </table:table-cell>
              <table:table-cell office:value-type="float" office:value="0.254165">
                <text:p>0.254165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">
                <text:p>49</text:p>
              </table:table-cell>
              <table:table-cell office:value-type="float" office:value="0.170626">
                <text:p>0.17062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">
                <text:p>49</text:p>
              </table:table-cell>
              <table:table-cell office:value-type="float" office:value="0.134654">
                <text:p>0.134654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  <table:table-cell office:value-type="float" office:value="0.217185">
                <text:p>0.21718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">
                <text:p>49</text:p>
              </table:table-cell>
              <table:table-cell office:value-type="float" office:value="0.344942">
                <text:p>0.34494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">
                <text:p>48</text:p>
              </table:table-cell>
              <table:table-cell office:value-type="float" office:value="0.168645">
                <text:p>0.16864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">
                <text:p>48</text:p>
              </table:table-cell>
              <table:table-cell office:value-type="float" office:value="0.178282">
                <text:p>0.17828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">
                <text:p>48</text:p>
              </table:table-cell>
              <table:table-cell office:value-type="float" office:value="0.191258">
                <text:p>0.19125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">
                <text:p>48</text:p>
              </table:table-cell>
              <table:table-cell office:value-type="float" office:value="0.243286">
                <text:p>0.243286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">
                <text:p>47</text:p>
              </table:table-cell>
              <table:table-cell office:value-type="float" office:value="0.225434">
                <text:p>0.2254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  <table:table-cell office:value-type="float" office:value="0.13212">
                <text:p>0.1321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">
                <text:p>49</text:p>
              </table:table-cell>
              <table:table-cell office:value-type="float" office:value="0.137652">
                <text:p>0.13765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">
                <text:p>49</text:p>
              </table:table-cell>
              <table:table-cell office:value-type="float" office:value="0.19734">
                <text:p>0.1973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">
                <text:p>49</text:p>
              </table:table-cell>
              <table:table-cell office:value-type="float" office:value="0.150069">
                <text:p>0.15006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0.259819">
                <text:p>0.25981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">
                <text:p>48</text:p>
              </table:table-cell>
              <table:table-cell office:value-type="float" office:value="0.122551">
                <text:p>0.12255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">
                <text:p>48</text:p>
              </table:table-cell>
              <table:table-cell office:value-type="float" office:value="0.23925">
                <text:p>0.2392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">
                <text:p>48</text:p>
              </table:table-cell>
              <table:table-cell office:value-type="float" office:value="0.181272">
                <text:p>0.181272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">
                <text:p>48</text:p>
              </table:table-cell>
              <table:table-cell office:value-type="float" office:value="0.229459">
                <text:p>0.229459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">
                <text:p>48</text:p>
              </table:table-cell>
              <table:table-cell office:value-type="float" office:value="0.173021">
                <text:p>0.17302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  <table:table-cell office:value-type="float" office:value="0.243214">
                <text:p>0.24321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">
                <text:p>49</text:p>
              </table:table-cell>
              <table:table-cell office:value-type="float" office:value="0.147825">
                <text:p>0.14782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">
                <text:p>49</text:p>
              </table:table-cell>
              <table:table-cell office:value-type="float" office:value="0.175598">
                <text:p>0.17559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">
                <text:p>49</text:p>
              </table:table-cell>
              <table:table-cell office:value-type="float" office:value="0.166463">
                <text:p>0.16646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">
                <text:p>49</text:p>
              </table:table-cell>
              <table:table-cell office:value-type="float" office:value="0.318081">
                <text:p>0.31808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">
                <text:p>47</text:p>
              </table:table-cell>
              <table:table-cell office:value-type="float" office:value="0.216691">
                <text:p>0.2166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">
                <text:p>49</text:p>
              </table:table-cell>
              <table:table-cell office:value-type="float" office:value="0.185333">
                <text:p>0.18533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">
                <text:p>48</text:p>
              </table:table-cell>
              <table:table-cell office:value-type="float" office:value="0.149704">
                <text:p>0.14970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">
                <text:p>48</text:p>
              </table:table-cell>
              <table:table-cell office:value-type="float" office:value="0.147982">
                <text:p>0.147982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">
                <text:p>48</text:p>
              </table:table-cell>
              <table:table-cell office:value-type="float" office:value="0.46523">
                <text:p>0.4652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">
                <text:p>46</text:p>
              </table:table-cell>
              <table:table-cell office:value-type="float" office:value="0.242015">
                <text:p>0.242015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3">
                <text:p>53</text:p>
              </table:table-cell>
              <table:table-cell office:value-type="float" office:value="0.212103">
                <text:p>0.21210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">
                <text:p>48</text:p>
              </table:table-cell>
              <table:table-cell office:value-type="float" office:value="0.256436">
                <text:p>0.25643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">
                <text:p>49</text:p>
              </table:table-cell>
              <table:table-cell office:value-type="float" office:value="0.264628">
                <text:p>0.26462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">
                <text:p>47</text:p>
              </table:table-cell>
              <table:table-cell office:value-type="float" office:value="0.14773">
                <text:p>0.1477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">
                <text:p>47</text:p>
              </table:table-cell>
              <table:table-cell office:value-type="float" office:value="0.208988">
                <text:p>0.208988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">
                <text:p>48</text:p>
              </table:table-cell>
              <table:table-cell office:value-type="float" office:value="0.181192">
                <text:p>0.18119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">
                <text:p>47</text:p>
              </table:table-cell>
              <table:table-cell office:value-type="float" office:value="0.21151">
                <text:p>0.2115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">
                <text:p>51</text:p>
              </table:table-cell>
              <table:table-cell office:value-type="float" office:value="0.155964">
                <text:p>0.15596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">
                <text:p>49</text:p>
              </table:table-cell>
              <table:table-cell office:value-type="float" office:value="0.120383">
                <text:p>0.12038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">
                <text:p>49</text:p>
              </table:table-cell>
              <table:table-cell office:value-type="float" office:value="0.137449">
                <text:p>0.13744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">
                <text:p>49</text:p>
              </table:table-cell>
              <table:table-cell office:value-type="float" office:value="0.145789">
                <text:p>0.14578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">
                <text:p>49</text:p>
              </table:table-cell>
              <table:table-cell office:value-type="float" office:value="0.174521">
                <text:p>0.17452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">
                <text:p>49</text:p>
              </table:table-cell>
              <table:table-cell office:value-type="float" office:value="0.157209">
                <text:p>0.15720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">
                <text:p>49</text:p>
              </table:table-cell>
              <table:table-cell office:value-type="float" office:value="0.159652">
                <text:p>0.15965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">
                <text:p>49</text:p>
              </table:table-cell>
              <table:table-cell office:value-type="float" office:value="0.221926">
                <text:p>0.221926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  <table:table-cell office:value-type="float" office:value="0.204009">
                <text:p>0.20400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">
                <text:p>49</text:p>
              </table:table-cell>
              <table:table-cell office:value-type="float" office:value="0.157158">
                <text:p>0.15715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">
                <text:p>49</text:p>
              </table:table-cell>
              <table:table-cell office:value-type="float" office:value="0.189739">
                <text:p>0.18973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">
                <text:p>49</text:p>
              </table:table-cell>
              <table:table-cell office:value-type="float" office:value="0.203087">
                <text:p>0.20308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">
                <text:p>49</text:p>
              </table:table-cell>
              <table:table-cell office:value-type="float" office:value="0.126311">
                <text:p>0.12631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">
                <text:p>49</text:p>
              </table:table-cell>
              <table:table-cell office:value-type="float" office:value="0.361137">
                <text:p>0.3611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0.215889">
                <text:p>0.21588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">
                <text:p>51</text:p>
              </table:table-cell>
              <table:table-cell office:value-type="float" office:value="0.153022">
                <text:p>0.15302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">
                <text:p>48</text:p>
              </table:table-cell>
              <table:table-cell office:value-type="float" office:value="0.272201">
                <text:p>0.27220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">
                <text:p>48</text:p>
              </table:table-cell>
              <table:table-cell office:value-type="float" office:value="0.177602">
                <text:p>0.17760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">
                <text:p>48</text:p>
              </table:table-cell>
              <table:table-cell office:value-type="float" office:value="0.139775">
                <text:p>0.13977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">
                <text:p>48</text:p>
              </table:table-cell>
              <table:table-cell office:value-type="float" office:value="0.186727">
                <text:p>0.1867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  <table:table-cell office:value-type="float" office:value="0.314626">
                <text:p>0.314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">
                <text:p>47</text:p>
              </table:table-cell>
              <table:table-cell office:value-type="float" office:value="0.147223">
                <text:p>0.14722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">
                <text:p>49</text:p>
              </table:table-cell>
              <table:table-cell office:value-type="float" office:value="0.136675">
                <text:p>0.136675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">
                <text:p>48</text:p>
              </table:table-cell>
              <table:table-cell office:value-type="float" office:value="0.202583">
                <text:p>0.20258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">
                <text:p>48</text:p>
              </table:table-cell>
              <table:table-cell office:value-type="float" office:value="0.135669">
                <text:p>0.13566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">
                <text:p>49</text:p>
              </table:table-cell>
              <table:table-cell office:value-type="float" office:value="0.199811">
                <text:p>0.19981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">
                <text:p>49</text:p>
              </table:table-cell>
              <table:table-cell office:value-type="float" office:value="0.152399">
                <text:p>0.15239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">
                <text:p>49</text:p>
              </table:table-cell>
              <table:table-cell office:value-type="float" office:value="0.215129">
                <text:p>0.215129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">
                <text:p>49</text:p>
              </table:table-cell>
              <table:table-cell office:value-type="float" office:value="0.14394">
                <text:p>0.14394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">
                <text:p>49</text:p>
              </table:table-cell>
              <table:table-cell office:value-type="float" office:value="0.166127">
                <text:p>0.1661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">
                <text:p>49</text:p>
              </table:table-cell>
              <table:table-cell office:value-type="float" office:value="0.141788">
                <text:p>0.14178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">
                <text:p>49</text:p>
              </table:table-cell>
              <table:table-cell office:value-type="float" office:value="0.123513">
                <text:p>0.12351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">
                <text:p>49</text:p>
              </table:table-cell>
              <table:table-cell office:value-type="float" office:value="0.146164">
                <text:p>0.1461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">
                <text:p>49</text:p>
              </table:table-cell>
              <table:table-cell office:value-type="float" office:value="0.271483">
                <text:p>0.27148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">
                <text:p>49</text:p>
              </table:table-cell>
              <table:table-cell office:value-type="float" office:value="0.435739">
                <text:p>0.43573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0.196721">
                <text:p>0.19672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">
                <text:p>47</text:p>
              </table:table-cell>
              <table:table-cell office:value-type="float" office:value="0.213361">
                <text:p>0.21336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.181475">
                <text:p>0.181475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">
                <text:p>47</text:p>
              </table:table-cell>
              <table:table-cell office:value-type="float" office:value="0.133072">
                <text:p>0.13307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">
                <text:p>48</text:p>
              </table:table-cell>
              <table:table-cell office:value-type="float" office:value="0.184588">
                <text:p>0.18458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  <table:table-cell office:value-type="float" office:value="0.210676">
                <text:p>0.21067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">
                <text:p>49</text:p>
              </table:table-cell>
              <table:table-cell office:value-type="float" office:value="0.152908">
                <text:p>0.15290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">
                <text:p>49</text:p>
              </table:table-cell>
              <table:table-cell office:value-type="float" office:value="0.222358">
                <text:p>0.2223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">
                <text:p>49</text:p>
              </table:table-cell>
              <table:table-cell office:value-type="float" office:value="0.314195">
                <text:p>0.31419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">
                <text:p>48</text:p>
              </table:table-cell>
              <table:table-cell office:value-type="float" office:value="0.224954">
                <text:p>0.22495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0.145473">
                <text:p>0.14547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">
                <text:p>48</text:p>
              </table:table-cell>
              <table:table-cell office:value-type="float" office:value="0.157724">
                <text:p>0.15772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">
                <text:p>48</text:p>
              </table:table-cell>
              <table:table-cell office:value-type="float" office:value="0.177019">
                <text:p>0.17701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">
                <text:p>49</text:p>
              </table:table-cell>
              <table:table-cell office:value-type="float" office:value="0.167359">
                <text:p>0.16735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">
                <text:p>49</text:p>
              </table:table-cell>
              <table:table-cell office:value-type="float" office:value="0.13714">
                <text:p>0.1371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  <table:table-cell office:value-type="float" office:value="0.141942">
                <text:p>0.141942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">
                <text:p>49</text:p>
              </table:table-cell>
              <table:table-cell office:value-type="float" office:value="0.164491">
                <text:p>0.16449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">
                <text:p>49</text:p>
              </table:table-cell>
              <table:table-cell office:value-type="float" office:value="0.143029">
                <text:p>0.14302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">
                <text:p>49</text:p>
              </table:table-cell>
              <table:table-cell office:value-type="float" office:value="0.15055">
                <text:p>0.15055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">
                <text:p>49</text:p>
              </table:table-cell>
              <table:table-cell office:value-type="float" office:value="0.183851">
                <text:p>0.18385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0.178765">
                <text:p>0.17876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">
                <text:p>49</text:p>
              </table:table-cell>
              <table:table-cell office:value-type="float" office:value="0.192062">
                <text:p>0.19206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">
                <text:p>49</text:p>
              </table:table-cell>
              <table:table-cell office:value-type="float" office:value="0.131994">
                <text:p>0.13199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">
                <text:p>49</text:p>
              </table:table-cell>
              <table:table-cell office:value-type="float" office:value="0.145522">
                <text:p>0.14552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">
                <text:p>49</text:p>
              </table:table-cell>
              <table:table-cell office:value-type="float" office:value="0.176116">
                <text:p>0.176116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">
                <text:p>49</text:p>
              </table:table-cell>
              <table:table-cell office:value-type="float" office:value="0.204108">
                <text:p>0.20410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">
                <text:p>49</text:p>
              </table:table-cell>
              <table:table-cell office:value-type="float" office:value="0.20007">
                <text:p>0.2000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">
                <text:p>49</text:p>
              </table:table-cell>
              <table:table-cell office:value-type="float" office:value="0.164037">
                <text:p>0.16403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">
                <text:p>49</text:p>
              </table:table-cell>
              <table:table-cell office:value-type="float" office:value="0.181653">
                <text:p>0.1816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">
                <text:p>49</text:p>
              </table:table-cell>
              <table:table-cell office:value-type="float" office:value="0.174346">
                <text:p>0.17434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  <table:table-cell office:value-type="float" office:value="0.161402">
                <text:p>0.161402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">
                <text:p>49</text:p>
              </table:table-cell>
              <table:table-cell office:value-type="float" office:value="0.160682">
                <text:p>0.16068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">
                <text:p>49</text:p>
              </table:table-cell>
              <table:table-cell office:value-type="float" office:value="0.220904">
                <text:p>0.22090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  <table:table-cell office:value-type="float" office:value="0.167464">
                <text:p>0.16746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">
                <text:p>49</text:p>
              </table:table-cell>
              <table:table-cell office:value-type="float" office:value="0.148334">
                <text:p>0.14833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">
                <text:p>49</text:p>
              </table:table-cell>
              <table:table-cell office:value-type="float" office:value="0.187897">
                <text:p>0.18789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">
                <text:p>49</text:p>
              </table:table-cell>
              <table:table-cell office:value-type="float" office:value="0.137593">
                <text:p>0.13759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">
                <text:p>49</text:p>
              </table:table-cell>
              <table:table-cell office:value-type="float" office:value="0.254422">
                <text:p>0.25442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">
                <text:p>49</text:p>
              </table:table-cell>
              <table:table-cell office:value-type="float" office:value="0.169018">
                <text:p>0.16901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">
                <text:p>49</text:p>
              </table:table-cell>
              <table:table-cell office:value-type="float" office:value="0.200908">
                <text:p>0.200908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">
                <text:p>49</text:p>
              </table:table-cell>
              <table:table-cell office:value-type="float" office:value="0.177831">
                <text:p>0.17783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  <table:table-cell office:value-type="float" office:value="0.229358">
                <text:p>0.22935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">
                <text:p>49</text:p>
              </table:table-cell>
              <table:table-cell office:value-type="float" office:value="0.172234">
                <text:p>0.17223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">
                <text:p>49</text:p>
              </table:table-cell>
              <table:table-cell office:value-type="float" office:value="0.190315">
                <text:p>0.19031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">
                <text:p>49</text:p>
              </table:table-cell>
              <table:table-cell office:value-type="float" office:value="0.201594">
                <text:p>0.20159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">
                <text:p>49</text:p>
              </table:table-cell>
              <table:table-cell office:value-type="float" office:value="0.238562">
                <text:p>0.23856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">
                <text:p>49</text:p>
              </table:table-cell>
              <table:table-cell office:value-type="float" office:value="0.225727">
                <text:p>0.22572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">
                <text:p>49</text:p>
              </table:table-cell>
              <table:table-cell office:value-type="float" office:value="0.288622">
                <text:p>0.28862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">
                <text:p>48</text:p>
              </table:table-cell>
              <table:table-cell office:value-type="float" office:value="0.245091">
                <text:p>0.24509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7">
                <text:p>47</text:p>
              </table:table-cell>
              <table:table-cell office:value-type="float" office:value="0.234856">
                <text:p>0.23485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">
                <text:p>49</text:p>
              </table:table-cell>
              <table:table-cell office:value-type="float" office:value="0.167046">
                <text:p>0.16704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">
                <text:p>48</text:p>
              </table:table-cell>
              <table:table-cell office:value-type="float" office:value="0.18854">
                <text:p>0.1885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9">
                <text:p>49</text:p>
              </table:table-cell>
              <table:table-cell office:value-type="float" office:value="0.259987">
                <text:p>0.25998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">
                <text:p>49</text:p>
              </table:table-cell>
              <table:table-cell office:value-type="float" office:value="0.21509">
                <text:p>0.2150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">
                <text:p>49</text:p>
              </table:table-cell>
              <table:table-cell office:value-type="float" office:value="0.341333">
                <text:p>0.34133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8">
                <text:p>48</text:p>
              </table:table-cell>
              <table:table-cell office:value-type="float" office:value="0.177869">
                <text:p>0.17786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8">
                <text:p>48</text:p>
              </table:table-cell>
              <table:table-cell office:value-type="float" office:value="0.150794">
                <text:p>0.15079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8">
                <text:p>48</text:p>
              </table:table-cell>
              <table:table-cell office:value-type="float" office:value="0.434203">
                <text:p>0.43420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">
                <text:p>44</text:p>
              </table:table-cell>
              <table:table-cell office:value-type="float" office:value="0.191544">
                <text:p>0.19154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1">
                <text:p>51</text:p>
              </table:table-cell>
              <table:table-cell office:value-type="float" office:value="0.224415">
                <text:p>0.22441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">
                <text:p>50</text:p>
              </table:table-cell>
              <table:table-cell office:value-type="float" office:value="0.128017">
                <text:p>0.12801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  <table:table-cell office:value-type="float" office:value="0.147023">
                <text:p>0.14702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">
                <text:p>49</text:p>
              </table:table-cell>
              <table:table-cell office:value-type="float" office:value="0.20845">
                <text:p>0.20845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">
                <text:p>49</text:p>
              </table:table-cell>
              <table:table-cell office:value-type="float" office:value="0.164538">
                <text:p>0.16453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">
                <text:p>49</text:p>
              </table:table-cell>
              <table:table-cell office:value-type="float" office:value="0.174619">
                <text:p>0.17461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">
                <text:p>49</text:p>
              </table:table-cell>
              <table:table-cell office:value-type="float" office:value="0.188325">
                <text:p>0.18832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9">
                <text:p>49</text:p>
              </table:table-cell>
              <table:table-cell office:value-type="float" office:value="0.17529">
                <text:p>0.1752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9">
                <text:p>49</text:p>
              </table:table-cell>
              <table:table-cell office:value-type="float" office:value="0.169855">
                <text:p>0.169855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9">
                <text:p>49</text:p>
              </table:table-cell>
              <table:table-cell office:value-type="float" office:value="0.191654">
                <text:p>0.19165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9">
                <text:p>49</text:p>
              </table:table-cell>
              <table:table-cell office:value-type="float" office:value="0.204774">
                <text:p>0.20477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">
                <text:p>49</text:p>
              </table:table-cell>
              <table:table-cell office:value-type="float" office:value="0.17155">
                <text:p>0.1715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">
                <text:p>49</text:p>
              </table:table-cell>
              <table:table-cell office:value-type="float" office:value="0.170971">
                <text:p>0.17097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9">
                <text:p>49</text:p>
              </table:table-cell>
              <table:table-cell office:value-type="float" office:value="0.207547">
                <text:p>0.20754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9">
                <text:p>49</text:p>
              </table:table-cell>
              <table:table-cell office:value-type="float" office:value="0.320013">
                <text:p>0.3200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8">
                <text:p>48</text:p>
              </table:table-cell>
              <table:table-cell office:value-type="float" office:value="0.146473">
                <text:p>0.14647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">
                <text:p>48</text:p>
              </table:table-cell>
              <table:table-cell office:value-type="float" office:value="0.224804">
                <text:p>0.22480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8">
                <text:p>48</text:p>
              </table:table-cell>
              <table:table-cell office:value-type="float" office:value="0.131808">
                <text:p>0.13180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">
                <text:p>48</text:p>
              </table:table-cell>
              <table:table-cell office:value-type="float" office:value="0.163075">
                <text:p>0.16307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9">
                <text:p>49</text:p>
              </table:table-cell>
              <table:table-cell office:value-type="float" office:value="0.193777">
                <text:p>0.19377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  <table:table-cell office:value-type="float" office:value="0.18712">
                <text:p>0.1871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">
                <text:p>49</text:p>
              </table:table-cell>
              <table:table-cell office:value-type="float" office:value="0.246408">
                <text:p>0.24640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9">
                <text:p>49</text:p>
              </table:table-cell>
              <table:table-cell office:value-type="float" office:value="0.162646">
                <text:p>0.16264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">
                <text:p>49</text:p>
              </table:table-cell>
              <table:table-cell office:value-type="float" office:value="0.272681">
                <text:p>0.27268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9">
                <text:p>49</text:p>
              </table:table-cell>
              <table:table-cell office:value-type="float" office:value="0.210712">
                <text:p>0.2107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">
                <text:p>48</text:p>
              </table:table-cell>
              <table:table-cell office:value-type="float" office:value="0.149319">
                <text:p>0.14931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">
                <text:p>50</text:p>
              </table:table-cell>
              <table:table-cell office:value-type="float" office:value="0.224861">
                <text:p>0.224861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9">
                <text:p>49</text:p>
              </table:table-cell>
              <table:table-cell office:value-type="float" office:value="0.179298">
                <text:p>0.17929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9">
                <text:p>49</text:p>
              </table:table-cell>
              <table:table-cell office:value-type="float" office:value="0.198862">
                <text:p>0.19886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">
                <text:p>49</text:p>
              </table:table-cell>
              <table:table-cell office:value-type="float" office:value="0.766051">
                <text:p>0.76605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">
                <text:p>39</text:p>
              </table:table-cell>
              <table:table-cell office:value-type="float" office:value="0.172523">
                <text:p>0.17252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">
                <text:p>39</text:p>
              </table:table-cell>
              <table:table-cell office:value-type="float" office:value="0.215888">
                <text:p>0.21588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9">
                <text:p>49</text:p>
              </table:table-cell>
              <table:table-cell office:value-type="float" office:value="0.192482">
                <text:p>0.192482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9">
                <text:p>49</text:p>
              </table:table-cell>
              <table:table-cell office:value-type="float" office:value="0.438699">
                <text:p>0.43869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4">
                <text:p>44</text:p>
              </table:table-cell>
              <table:table-cell office:value-type="float" office:value="0.260139">
                <text:p>0.26013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">
                <text:p>43</text:p>
              </table:table-cell>
              <table:table-cell office:value-type="float" office:value="0.149397">
                <text:p>0.149397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8">
                <text:p>48</text:p>
              </table:table-cell>
              <table:table-cell office:value-type="float" office:value="0.231612">
                <text:p>0.23161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9">
                <text:p>49</text:p>
              </table:table-cell>
              <table:table-cell office:value-type="float" office:value="0.187977">
                <text:p>0.18797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9">
                <text:p>49</text:p>
              </table:table-cell>
              <table:table-cell office:value-type="float" office:value="0.234464">
                <text:p>0.23446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9">
                <text:p>49</text:p>
              </table:table-cell>
              <table:table-cell office:value-type="float" office:value="0.169318">
                <text:p>0.16931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">
                <text:p>48</text:p>
              </table:table-cell>
              <table:table-cell office:value-type="float" office:value="0.300036">
                <text:p>0.30003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">
                <text:p>50</text:p>
              </table:table-cell>
              <table:table-cell office:value-type="float" office:value="0.162861">
                <text:p>0.16286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9">
                <text:p>49</text:p>
              </table:table-cell>
              <table:table-cell office:value-type="float" office:value="0.182088">
                <text:p>0.18208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">
                <text:p>49</text:p>
              </table:table-cell>
              <table:table-cell office:value-type="float" office:value="0.198574">
                <text:p>0.19857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">
                <text:p>49</text:p>
              </table:table-cell>
              <table:table-cell office:value-type="float" office:value="0.223411">
                <text:p>0.22341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">
                <text:p>49</text:p>
              </table:table-cell>
              <table:table-cell office:value-type="float" office:value="0.196968">
                <text:p>0.19696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">
                <text:p>49</text:p>
              </table:table-cell>
              <table:table-cell office:value-type="float" office:value="0.188013">
                <text:p>0.18801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">
                <text:p>49</text:p>
              </table:table-cell>
              <table:table-cell office:value-type="float" office:value="0.158436">
                <text:p>0.15843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">
                <text:p>49</text:p>
              </table:table-cell>
              <table:table-cell office:value-type="float" office:value="0.16416">
                <text:p>0.1641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">
                <text:p>49</text:p>
              </table:table-cell>
              <table:table-cell office:value-type="float" office:value="0.153614">
                <text:p>0.15361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9">
                <text:p>49</text:p>
              </table:table-cell>
              <table:table-cell office:value-type="float" office:value="0.268905">
                <text:p>0.26890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">
                <text:p>49</text:p>
              </table:table-cell>
              <table:table-cell office:value-type="float" office:value="0.220021">
                <text:p>0.220021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">
                <text:p>48</text:p>
              </table:table-cell>
              <table:table-cell office:value-type="float" office:value="0.224341">
                <text:p>0.22434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">
                <text:p>50</text:p>
              </table:table-cell>
              <table:table-cell office:value-type="float" office:value="0.221747">
                <text:p>0.22174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8">
                <text:p>48</text:p>
              </table:table-cell>
              <table:table-cell office:value-type="float" office:value="0.195987">
                <text:p>0.19598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">
                <text:p>50</text:p>
              </table:table-cell>
              <table:table-cell office:value-type="float" office:value="0.195906">
                <text:p>0.195906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">
                <text:p>49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  <table:table-cell office:value-type="float" office:value="1.165856">
                <text:p>1.16585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0">
                <text:p>30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">
                <text:p>33</text:p>
              </table:table-cell>
              <table:table-cell office:value-type="float" office:value="0.189845">
                <text:p>0.189845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0.225708">
                <text:p>0.22570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">
                <text:p>49</text:p>
              </table:table-cell>
              <table:table-cell office:value-type="float" office:value="0.150995">
                <text:p>0.15099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9">
                <text:p>49</text:p>
              </table:table-cell>
              <table:table-cell office:value-type="float" office:value="0.19856">
                <text:p>0.1985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">
                <text:p>49</text:p>
              </table:table-cell>
              <table:table-cell office:value-type="float" office:value="0.142436">
                <text:p>0.14243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">
                <text:p>49</text:p>
              </table:table-cell>
              <table:table-cell office:value-type="float" office:value="0.209267">
                <text:p>0.20926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9">
                <text:p>49</text:p>
              </table:table-cell>
              <table:table-cell office:value-type="float" office:value="0.19983">
                <text:p>0.1998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">
                <text:p>49</text:p>
              </table:table-cell>
              <table:table-cell office:value-type="float" office:value="0.26671">
                <text:p>0.2667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">
                <text:p>49</text:p>
              </table:table-cell>
              <table:table-cell office:value-type="float" office:value="0.16211">
                <text:p>0.1621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9">
                <text:p>49</text:p>
              </table:table-cell>
              <table:table-cell office:value-type="float" office:value="0.205593">
                <text:p>0.20559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161467">
                <text:p>0.16146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">
                <text:p>49</text:p>
              </table:table-cell>
              <table:table-cell office:value-type="float" office:value="0.192831">
                <text:p>0.19283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">
                <text:p>49</text:p>
              </table:table-cell>
              <table:table-cell office:value-type="float" office:value="0.175603">
                <text:p>0.17560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9">
                <text:p>49</text:p>
              </table:table-cell>
              <table:table-cell office:value-type="float" office:value="0.163098">
                <text:p>0.16309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  <table:table-cell office:value-type="float" office:value="0.186576">
                <text:p>0.18657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9">
                <text:p>49</text:p>
              </table:table-cell>
              <table:table-cell office:value-type="float" office:value="0.212534">
                <text:p>0.212534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">
                <text:p>48</text:p>
              </table:table-cell>
              <table:table-cell office:value-type="float" office:value="0.190366">
                <text:p>0.19036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  <table:table-cell office:value-type="float" office:value="0.162205">
                <text:p>0.16220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493382">
                <text:p>0.49338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">
                <text:p>43</text:p>
              </table:table-cell>
              <table:table-cell office:value-type="float" office:value="0.179836">
                <text:p>0.17983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">
                <text:p>43</text:p>
              </table:table-cell>
              <table:table-cell office:value-type="float" office:value="0.426201">
                <text:p>0.42620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">
                <text:p>48</text:p>
              </table:table-cell>
              <table:table-cell office:value-type="float" office:value="0.228518">
                <text:p>0.228518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  <table:table-cell office:value-type="float" office:value="0.156663">
                <text:p>0.15666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9">
                <text:p>49</text:p>
              </table:table-cell>
              <table:table-cell office:value-type="float" office:value="0.20205">
                <text:p>0.2020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">
                <text:p>49</text:p>
              </table:table-cell>
              <table:table-cell office:value-type="float" office:value="0.140741">
                <text:p>0.1407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">
                <text:p>49</text:p>
              </table:table-cell>
              <table:table-cell office:value-type="float" office:value="0.18656">
                <text:p>0.1865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">
                <text:p>48</text:p>
              </table:table-cell>
              <table:table-cell office:value-type="float" office:value="0.17863">
                <text:p>0.1786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">
                <text:p>50</text:p>
              </table:table-cell>
              <table:table-cell office:value-type="float" office:value="0.188206">
                <text:p>0.18820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9">
                <text:p>49</text:p>
              </table:table-cell>
              <table:table-cell office:value-type="float" office:value="0.428457">
                <text:p>0.42845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">
                <text:p>47</text:p>
              </table:table-cell>
              <table:table-cell office:value-type="float" office:value="0.276982">
                <text:p>0.2769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">
                <text:p>47</text:p>
              </table:table-cell>
              <table:table-cell office:value-type="float" office:value="0.203406">
                <text:p>0.20340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">
                <text:p>47</text:p>
              </table:table-cell>
              <table:table-cell office:value-type="float" office:value="0.163123">
                <text:p>0.16312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">
                <text:p>47</text:p>
              </table:table-cell>
              <table:table-cell office:value-type="float" office:value="0.179054">
                <text:p>0.17905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">
                <text:p>49</text:p>
              </table:table-cell>
              <table:table-cell office:value-type="float" office:value="0.148884">
                <text:p>0.14888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9">
                <text:p>49</text:p>
              </table:table-cell>
              <table:table-cell office:value-type="float" office:value="0.243716">
                <text:p>0.24371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">
                <text:p>49</text:p>
              </table:table-cell>
              <table:table-cell office:value-type="float" office:value="0.246684">
                <text:p>0.2466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">
                <text:p>48</text:p>
              </table:table-cell>
              <table:table-cell office:value-type="float" office:value="0.221419">
                <text:p>0.22141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">
                <text:p>50</text:p>
              </table:table-cell>
              <table:table-cell office:value-type="float" office:value="0.221624">
                <text:p>0.221624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">
                <text:p>49</text:p>
              </table:table-cell>
              <table:table-cell office:value-type="float" office:value="0.1526">
                <text:p>0.152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">
                <text:p>49</text:p>
              </table:table-cell>
              <table:table-cell office:value-type="float" office:value="0.261039">
                <text:p>0.26103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9">
                <text:p>49</text:p>
              </table:table-cell>
              <table:table-cell office:value-type="float" office:value="0.175842">
                <text:p>0.17584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9">
                <text:p>49</text:p>
              </table:table-cell>
              <table:table-cell office:value-type="float" office:value="0.304019">
                <text:p>0.30401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  <table:table-cell office:value-type="float" office:value="0.782645">
                <text:p>0.78264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">
                <text:p>43</text:p>
              </table:table-cell>
              <table:table-cell office:value-type="float" office:value="0.92517">
                <text:p>0.9251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">
                <text:p>39</text:p>
              </table:table-cell>
              <table:table-cell office:value-type="float" office:value="1.214135">
                <text:p>1.21413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8">
                <text:p>38</text:p>
              </table:table-cell>
              <table:table-cell office:value-type="float" office:value="1.623748">
                <text:p>1.62374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  <table:table-cell office:value-type="float" office:value="0.814893">
                <text:p>0.81489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">
                <text:p>23</text:p>
              </table:table-cell>
              <table:table-cell office:value-type="float" office:value="1.358863">
                <text:p>1.35886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  <table:table-cell office:value-type="float" office:value="0.745348">
                <text:p>0.74534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4">
                <text:p>24</text:p>
              </table:table-cell>
              <table:table-cell office:value-type="float" office:value="0.61884">
                <text:p>0.6188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">
                <text:p>28</text:p>
              </table:table-cell>
              <table:table-cell office:value-type="float" office:value="0.623464">
                <text:p>0.62346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">
                <text:p>21</text:p>
              </table:table-cell>
              <table:table-cell office:value-type="float" office:value="0.33972">
                <text:p>0.3397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3">
                <text:p>53</text:p>
              </table:table-cell>
              <table:table-cell office:value-type="float" office:value="0.336088">
                <text:p>0.33608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2">
                <text:p>52</text:p>
              </table:table-cell>
              <table:table-cell office:value-type="float" office:value="0.290201">
                <text:p>0.29020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8">
                <text:p>48</text:p>
              </table:table-cell>
              <table:table-cell office:value-type="float" office:value="0.367947">
                <text:p>0.36794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7">
                <text:p>47</text:p>
              </table:table-cell>
              <table:table-cell office:value-type="float" office:value="0.154779">
                <text:p>0.15477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7">
                <text:p>47</text:p>
              </table:table-cell>
              <table:table-cell office:value-type="float" office:value="0.222704">
                <text:p>0.22270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">
                <text:p>49</text:p>
              </table:table-cell>
              <table:table-cell office:value-type="float" office:value="0.280526">
                <text:p>0.280526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5">
                <text:p>45</text:p>
              </table:table-cell>
              <table:table-cell office:value-type="float" office:value="0.340656">
                <text:p>0.34065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">
                <text:p>50</text:p>
              </table:table-cell>
              <table:table-cell office:value-type="float" office:value="0.204289">
                <text:p>0.20428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">
                <text:p>48</text:p>
              </table:table-cell>
              <table:table-cell office:value-type="float" office:value="0.216295">
                <text:p>0.21629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">
                <text:p>50</text:p>
              </table:table-cell>
              <table:table-cell office:value-type="float" office:value="0.207963">
                <text:p>0.2079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9">
                <text:p>49</text:p>
              </table:table-cell>
              <table:table-cell office:value-type="float" office:value="0.283153">
                <text:p>0.283153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7">
                <text:p>47</text:p>
              </table:table-cell>
              <table:table-cell office:value-type="float" office:value="0.288161">
                <text:p>0.28816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">
                <text:p>45</text:p>
              </table:table-cell>
              <table:table-cell office:value-type="float" office:value="0.150444">
                <text:p>0.15044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7">
                <text:p>47</text:p>
              </table:table-cell>
              <table:table-cell office:value-type="float" office:value="0.180368">
                <text:p>0.18036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9">
                <text:p>49</text:p>
              </table:table-cell>
              <table:table-cell office:value-type="float" office:value="0.189477">
                <text:p>0.18947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9">
                <text:p>49</text:p>
              </table:table-cell>
              <table:table-cell office:value-type="float" office:value="0.228871">
                <text:p>0.22887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9">
                <text:p>49</text:p>
              </table:table-cell>
              <table:table-cell office:value-type="float" office:value="0.181614">
                <text:p>0.18161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9">
                <text:p>49</text:p>
              </table:table-cell>
              <table:table-cell office:value-type="float" office:value="0.228165">
                <text:p>0.22816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9">
                <text:p>49</text:p>
              </table:table-cell>
              <table:table-cell office:value-type="float" office:value="0.14669">
                <text:p>0.1466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9">
                <text:p>49</text:p>
              </table:table-cell>
              <table:table-cell office:value-type="float" office:value="0.18979">
                <text:p>0.18979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">
                <text:p>49</text:p>
              </table:table-cell>
              <table:table-cell office:value-type="float" office:value="0.14072">
                <text:p>0.1407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9">
                <text:p>49</text:p>
              </table:table-cell>
              <table:table-cell office:value-type="float" office:value="0.28589">
                <text:p>0.2858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8">
                <text:p>48</text:p>
              </table:table-cell>
              <table:table-cell office:value-type="float" office:value="0.16093">
                <text:p>0.1609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8">
                <text:p>48</text:p>
              </table:table-cell>
              <table:table-cell office:value-type="float" office:value="0.176284">
                <text:p>0.17628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8">
                <text:p>48</text:p>
              </table:table-cell>
              <table:table-cell office:value-type="float" office:value="0.329306">
                <text:p>0.32930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7">
                <text:p>47</text:p>
              </table:table-cell>
              <table:table-cell office:value-type="float" office:value="0.353854">
                <text:p>0.35385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">
                <text:p>47</text:p>
              </table:table-cell>
              <table:table-cell office:value-type="float" office:value="0.249547">
                <text:p>0.24954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8">
                <text:p>48</text:p>
              </table:table-cell>
              <table:table-cell office:value-type="float" office:value="0.439559">
                <text:p>0.43955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">
                <text:p>47</text:p>
              </table:table-cell>
              <table:table-cell office:value-type="float" office:value="0.247729">
                <text:p>0.24772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">
                <text:p>48</text:p>
              </table:table-cell>
              <table:table-cell office:value-type="float" office:value="0.272038">
                <text:p>0.27203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6">
                <text:p>46</text:p>
              </table:table-cell>
              <table:table-cell office:value-type="float" office:value="0.959766">
                <text:p>0.95976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">
                <text:p>36</text:p>
              </table:table-cell>
              <table:table-cell office:value-type="float" office:value="0.148163">
                <text:p>0.1481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">
                <text:p>38</text:p>
              </table:table-cell>
              <table:table-cell office:value-type="float" office:value="0.159666">
                <text:p>0.15966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9">
                <text:p>49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8">
                <text:p>48</text:p>
              </table:table-cell>
              <table:table-cell office:value-type="float" office:value="0.297563">
                <text:p>0.29756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">
                <text:p>50</text:p>
              </table:table-cell>
              <table:table-cell office:value-type="float" office:value="0.178321">
                <text:p>0.17832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9">
                <text:p>49</text:p>
              </table:table-cell>
              <table:table-cell office:value-type="float" office:value="0.209678">
                <text:p>0.20967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9">
                <text:p>49</text:p>
              </table:table-cell>
              <table:table-cell office:value-type="float" office:value="0.239234">
                <text:p>0.23923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9">
                <text:p>49</text:p>
              </table:table-cell>
              <table:table-cell office:value-type="float" office:value="0.211622">
                <text:p>0.211622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9">
                <text:p>49</text:p>
              </table:table-cell>
              <table:table-cell office:value-type="float" office:value="0.173715">
                <text:p>0.17371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9">
                <text:p>49</text:p>
              </table:table-cell>
              <table:table-cell office:value-type="float" office:value="0.137212">
                <text:p>0.13721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9">
                <text:p>49</text:p>
              </table:table-cell>
              <table:table-cell office:value-type="float" office:value="0.928698">
                <text:p>0.92869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">
                <text:p>36</text:p>
              </table:table-cell>
              <table:table-cell office:value-type="float" office:value="1.154145">
                <text:p>1.15414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">
                <text:p>24</text:p>
              </table:table-cell>
              <table:table-cell office:value-type="float" office:value="0.383648">
                <text:p>0.38364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">
                <text:p>36</text:p>
              </table:table-cell>
              <table:table-cell office:value-type="float" office:value="0.139463">
                <text:p>0.13946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">
                <text:p>48</text:p>
              </table:table-cell>
              <table:table-cell office:value-type="float" office:value="0.303087">
                <text:p>0.30308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8">
                <text:p>48</text:p>
              </table:table-cell>
              <table:table-cell office:value-type="float" office:value="0.210369">
                <text:p>0.210369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8">
                <text:p>48</text:p>
              </table:table-cell>
              <table:table-cell office:value-type="float" office:value="0.170712">
                <text:p>0.17071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8">
                <text:p>48</text:p>
              </table:table-cell>
              <table:table-cell office:value-type="float" office:value="0.186603">
                <text:p>0.18660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8">
                <text:p>48</text:p>
              </table:table-cell>
              <table:table-cell office:value-type="float" office:value="0.268917">
                <text:p>0.26891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8">
                <text:p>48</text:p>
              </table:table-cell>
              <table:table-cell office:value-type="float" office:value="0.172508">
                <text:p>0.17250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8">
                <text:p>48</text:p>
              </table:table-cell>
              <table:table-cell office:value-type="float" office:value="0.19256">
                <text:p>0.1925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">
                <text:p>47</text:p>
              </table:table-cell>
              <table:table-cell office:value-type="float" office:value="0.25018">
                <text:p>0.2501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9">
                <text:p>49</text:p>
              </table:table-cell>
              <table:table-cell office:value-type="float" office:value="0.128682">
                <text:p>0.12868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9">
                <text:p>49</text:p>
              </table:table-cell>
              <table:table-cell office:value-type="float" office:value="0.102142">
                <text:p>0.10214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">
                <text:p>49</text:p>
              </table:table-cell>
              <table:table-cell office:value-type="float" office:value="0.221831">
                <text:p>0.22183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8">
                <text:p>48</text:p>
              </table:table-cell>
              <table:table-cell office:value-type="float" office:value="0.255573">
                <text:p>0.25557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">
                <text:p>50</text:p>
              </table:table-cell>
              <table:table-cell office:value-type="float" office:value="0.154979">
                <text:p>0.15497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9">
                <text:p>49</text:p>
              </table:table-cell>
              <table:table-cell office:value-type="float" office:value="0.163467">
                <text:p>0.16346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0.179024">
                <text:p>0.17902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9">
                <text:p>49</text:p>
              </table:table-cell>
              <table:table-cell office:value-type="float" office:value="0.132139">
                <text:p>0.13213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">
                <text:p>49</text:p>
              </table:table-cell>
              <table:table-cell office:value-type="float" office:value="0.205218">
                <text:p>0.20521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">
                <text:p>49</text:p>
              </table:table-cell>
              <table:table-cell office:value-type="float" office:value="0.378468">
                <text:p>0.37846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">
                <text:p>46</text:p>
              </table:table-cell>
              <table:table-cell office:value-type="float" office:value="1.156452">
                <text:p>1.15645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1">
                <text:p>31</text:p>
              </table:table-cell>
              <table:table-cell office:value-type="float" office:value="0.442657">
                <text:p>0.44265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">
                <text:p>32</text:p>
              </table:table-cell>
              <table:table-cell office:value-type="float" office:value="0.175131">
                <text:p>0.17513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">
                <text:p>45</text:p>
              </table:table-cell>
              <table:table-cell office:value-type="float" office:value="0.223185">
                <text:p>0.22318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6">
                <text:p>46</text:p>
              </table:table-cell>
              <table:table-cell office:value-type="float" office:value="0.211467">
                <text:p>0.21146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">
                <text:p>50</text:p>
              </table:table-cell>
              <table:table-cell office:value-type="float" office:value="0.291103">
                <text:p>0.29110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">
                <text:p>49</text:p>
              </table:table-cell>
              <table:table-cell office:value-type="float" office:value="0.145351">
                <text:p>0.14535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9">
                <text:p>49</text:p>
              </table:table-cell>
              <table:table-cell office:value-type="float" office:value="0.130389">
                <text:p>0.13038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">
                <text:p>49</text:p>
              </table:table-cell>
              <table:table-cell office:value-type="float" office:value="0.205464">
                <text:p>0.20546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9">
                <text:p>49</text:p>
              </table:table-cell>
              <table:table-cell office:value-type="float" office:value="0.138932">
                <text:p>0.13893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9">
                <text:p>49</text:p>
              </table:table-cell>
              <table:table-cell office:value-type="float" office:value="0.140708">
                <text:p>0.14070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9">
                <text:p>49</text:p>
              </table:table-cell>
              <table:table-cell office:value-type="float" office:value="0.541361">
                <text:p>0.54136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3">
                <text:p>43</text:p>
              </table:table-cell>
              <table:table-cell office:value-type="float" office:value="0.441235">
                <text:p>0.441235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">
                <text:p>41</text:p>
              </table:table-cell>
              <table:table-cell office:value-type="float" office:value="0.296664">
                <text:p>0.2966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">
                <text:p>45</text:p>
              </table:table-cell>
              <table:table-cell office:value-type="float" office:value="0.201181">
                <text:p>0.2011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1">
                <text:p>51</text:p>
              </table:table-cell>
              <table:table-cell office:value-type="float" office:value="0.23338">
                <text:p>0.2333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9">
                <text:p>49</text:p>
              </table:table-cell>
              <table:table-cell office:value-type="float" office:value="0.163363">
                <text:p>0.16336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8">
                <text:p>48</text:p>
              </table:table-cell>
              <table:table-cell office:value-type="float" office:value="0.209175">
                <text:p>0.209175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">
                <text:p>50</text:p>
              </table:table-cell>
              <table:table-cell office:value-type="float" office:value="0.215287">
                <text:p>0.21528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9">
                <text:p>49</text:p>
              </table:table-cell>
              <table:table-cell office:value-type="float" office:value="0.154486">
                <text:p>0.1544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9">
                <text:p>49</text:p>
              </table:table-cell>
              <table:table-cell office:value-type="float" office:value="0.187846">
                <text:p>0.18784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9">
                <text:p>49</text:p>
              </table:table-cell>
              <table:table-cell office:value-type="float" office:value="0.252119">
                <text:p>0.25211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9">
                <text:p>49</text:p>
              </table:table-cell>
              <table:table-cell office:value-type="float" office:value="0.18781">
                <text:p>0.18781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">
                <text:p>49</text:p>
              </table:table-cell>
              <table:table-cell office:value-type="float" office:value="0.154562">
                <text:p>0.15456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9">
                <text:p>49</text:p>
              </table:table-cell>
              <table:table-cell office:value-type="float" office:value="0.177037">
                <text:p>0.17703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9">
                <text:p>49</text:p>
              </table:table-cell>
              <table:table-cell office:value-type="float" office:value="0.179361">
                <text:p>0.17936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9">
                <text:p>49</text:p>
              </table:table-cell>
              <table:table-cell office:value-type="float" office:value="0.222859">
                <text:p>0.22285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">
                <text:p>45</text:p>
              </table:table-cell>
              <table:table-cell office:value-type="float" office:value="0.871091">
                <text:p>0.87109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">
                <text:p>45</text:p>
              </table:table-cell>
              <table:table-cell office:value-type="float" office:value="0.739554">
                <text:p>0.73955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">
                <text:p>36</text:p>
              </table:table-cell>
              <table:table-cell office:value-type="float" office:value="0.707986">
                <text:p>0.70798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">
                <text:p>29</text:p>
              </table:table-cell>
              <table:table-cell office:value-type="float" office:value="0.789032">
                <text:p>0.78903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">
                <text:p>23</text:p>
              </table:table-cell>
              <table:table-cell office:value-type="float" office:value="0.338222">
                <text:p>0.33822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9">
                <text:p>59</text:p>
              </table:table-cell>
              <table:table-cell office:value-type="float" office:value="0.218763">
                <text:p>0.21876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">
                <text:p>48</text:p>
              </table:table-cell>
              <table:table-cell office:value-type="float" office:value="0.248059">
                <text:p>0.248059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">
                <text:p>47</text:p>
              </table:table-cell>
              <table:table-cell office:value-type="float" office:value="0.19037">
                <text:p>0.1903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7">
                <text:p>47</text:p>
              </table:table-cell>
              <table:table-cell office:value-type="float" office:value="0.167748">
                <text:p>0.16774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7">
                <text:p>47</text:p>
              </table:table-cell>
              <table:table-cell office:value-type="float" office:value="0.140639">
                <text:p>0.14063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9">
                <text:p>49</text:p>
              </table:table-cell>
              <table:table-cell office:value-type="float" office:value="0.134136">
                <text:p>0.134136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">
                <text:p>48</text:p>
              </table:table-cell>
              <table:table-cell office:value-type="float" office:value="0.162423">
                <text:p>0.16242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">
                <text:p>50</text:p>
              </table:table-cell>
              <table:table-cell office:value-type="float" office:value="0.214574">
                <text:p>0.21457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9">
                <text:p>49</text:p>
              </table:table-cell>
              <table:table-cell office:value-type="float" office:value="0.219728">
                <text:p>0.21972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9">
                <text:p>49</text:p>
              </table:table-cell>
              <table:table-cell office:value-type="float" office:value="0.228472">
                <text:p>0.22847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9">
                <text:p>49</text:p>
              </table:table-cell>
              <table:table-cell office:value-type="float" office:value="0.242284">
                <text:p>0.24228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">
                <text:p>48</text:p>
              </table:table-cell>
              <table:table-cell office:value-type="float" office:value="0.189607">
                <text:p>0.18960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9">
                <text:p>49</text:p>
              </table:table-cell>
              <table:table-cell office:value-type="float" office:value="0.218013">
                <text:p>0.21801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">
                <text:p>50</text:p>
              </table:table-cell>
              <table:table-cell office:value-type="float" office:value="0.294311">
                <text:p>0.294311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">
                <text:p>47</text:p>
              </table:table-cell>
              <table:table-cell office:value-type="float" office:value="0.866334">
                <text:p>0.86633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">
                <text:p>39</text:p>
              </table:table-cell>
              <table:table-cell office:value-type="float" office:value="0.58575">
                <text:p>0.5857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3">
                <text:p>33</text:p>
              </table:table-cell>
              <table:table-cell office:value-type="float" office:value="1.248644">
                <text:p>1.24864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">
                <text:p>30</text:p>
              </table:table-cell>
              <table:table-cell office:value-type="float" office:value="1.829788">
                <text:p>1.82978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">
                <text:p>18</text:p>
              </table:table-cell>
              <table:table-cell office:value-type="float" office:value="0.348751">
                <text:p>0.34875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2">
                <text:p>32</text:p>
              </table:table-cell>
              <table:table-cell office:value-type="float" office:value="0.164009">
                <text:p>0.16400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4">
                <text:p>44</text:p>
              </table:table-cell>
              <table:table-cell office:value-type="float" office:value="0.186985">
                <text:p>0.18698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8">
                <text:p>48</text:p>
              </table:table-cell>
              <table:table-cell office:value-type="float" office:value="0.208235">
                <text:p>0.20823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">
                <text:p>49</text:p>
              </table:table-cell>
              <table:table-cell office:value-type="float" office:value="0.167934">
                <text:p>0.16793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">
                <text:p>49</text:p>
              </table:table-cell>
              <table:table-cell office:value-type="float" office:value="0.143905">
                <text:p>0.14390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">
                <text:p>49</text:p>
              </table:table-cell>
              <table:table-cell office:value-type="float" office:value="0.441108">
                <text:p>0.44110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">
                <text:p>45</text:p>
              </table:table-cell>
              <table:table-cell office:value-type="float" office:value="0.21917">
                <text:p>0.2191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">
                <text:p>47</text:p>
              </table:table-cell>
              <table:table-cell office:value-type="float" office:value="0.139093">
                <text:p>0.13909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8">
                <text:p>48</text:p>
              </table:table-cell>
              <table:table-cell office:value-type="float" office:value="0.180277">
                <text:p>0.18027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">
                <text:p>50</text:p>
              </table:table-cell>
              <table:table-cell office:value-type="float" office:value="0.167967">
                <text:p>0.16796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">
                <text:p>50</text:p>
              </table:table-cell>
              <table:table-cell office:value-type="float" office:value="0.174303">
                <text:p>0.17430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">
                <text:p>49</text:p>
              </table:table-cell>
              <table:table-cell office:value-type="float" office:value="0.169132">
                <text:p>0.16913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9">
                <text:p>49</text:p>
              </table:table-cell>
              <table:table-cell office:value-type="float" office:value="0.299183">
                <text:p>0.29918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8">
                <text:p>48</text:p>
              </table:table-cell>
              <table:table-cell office:value-type="float" office:value="0.209403">
                <text:p>0.20940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8">
                <text:p>48</text:p>
              </table:table-cell>
              <table:table-cell office:value-type="float" office:value="0.207278">
                <text:p>0.207278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7">
                <text:p>47</text:p>
              </table:table-cell>
              <table:table-cell office:value-type="float" office:value="0.166724">
                <text:p>0.166724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9">
                <text:p>49</text:p>
              </table:table-cell>
              <table:table-cell office:value-type="float" office:value="0.124124">
                <text:p>0.124124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9">
                <text:p>49</text:p>
              </table:table-cell>
              <table:table-cell office:value-type="float" office:value="0.221975">
                <text:p>0.22197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">
                <text:p>49</text:p>
              </table:table-cell>
              <table:table-cell office:value-type="float" office:value="0.57448">
                <text:p>0.5744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">
                <text:p>42</text:p>
              </table:table-cell>
              <table:table-cell office:value-type="float" office:value="1.078039">
                <text:p>1.07803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">
                <text:p>31</text:p>
              </table:table-cell>
              <table:table-cell office:value-type="float" office:value="0.253063">
                <text:p>0.25306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">
                <text:p>37</text:p>
              </table:table-cell>
              <table:table-cell office:value-type="float" office:value="0.171934">
                <text:p>0.17193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">
                <text:p>41</text:p>
              </table:table-cell>
              <table:table-cell office:value-type="float" office:value="0.255095">
                <text:p>0.25509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9">
                <text:p>49</text:p>
              </table:table-cell>
              <table:table-cell office:value-type="float" office:value="0.867934">
                <text:p>0.8679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">
                <text:p>36</text:p>
              </table:table-cell>
              <table:table-cell office:value-type="float" office:value="1.297729">
                <text:p>1.29772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">
                <text:p>23</text:p>
              </table:table-cell>
              <table:table-cell office:value-type="float" office:value="1.326441">
                <text:p>1.32644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">
                <text:p>27</text:p>
              </table:table-cell>
              <table:table-cell office:value-type="float" office:value="1.214467">
                <text:p>1.21446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">
                <text:p>25</text:p>
              </table:table-cell>
              <table:table-cell office:value-type="float" office:value="0.227806">
                <text:p>0.22780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">
                <text:p>39</text:p>
              </table:table-cell>
              <table:table-cell office:value-type="float" office:value="0.190413">
                <text:p>0.19041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9">
                <text:p>49</text:p>
              </table:table-cell>
              <table:table-cell office:value-type="float" office:value="0.181187">
                <text:p>0.18118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">
                <text:p>49</text:p>
              </table:table-cell>
              <table:table-cell office:value-type="float" office:value="0.16726">
                <text:p>0.1672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">
                <text:p>49</text:p>
              </table:table-cell>
              <table:table-cell office:value-type="float" office:value="0.180755">
                <text:p>0.18075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9">
                <text:p>49</text:p>
              </table:table-cell>
              <table:table-cell office:value-type="float" office:value="0.13805">
                <text:p>0.1380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9">
                <text:p>49</text:p>
              </table:table-cell>
              <table:table-cell office:value-type="float" office:value="0.237465">
                <text:p>0.237465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9">
                <text:p>49</text:p>
              </table:table-cell>
              <table:table-cell office:value-type="float" office:value="0.126783">
                <text:p>0.12678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9">
                <text:p>49</text:p>
              </table:table-cell>
              <table:table-cell office:value-type="float" office:value="0.126474">
                <text:p>0.12647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9">
                <text:p>49</text:p>
              </table:table-cell>
              <table:table-cell office:value-type="float" office:value="0.132277">
                <text:p>0.13227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9">
                <text:p>49</text:p>
              </table:table-cell>
              <table:table-cell office:value-type="float" office:value="0.145627">
                <text:p>0.14562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9">
                <text:p>49</text:p>
              </table:table-cell>
              <table:table-cell office:value-type="float" office:value="0.186379">
                <text:p>0.18637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  <table:table-cell office:value-type="float" office:value="0.154158">
                <text:p>0.15415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9">
                <text:p>49</text:p>
              </table:table-cell>
              <table:table-cell office:value-type="float" office:value="0.229872">
                <text:p>0.22987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9">
                <text:p>49</text:p>
              </table:table-cell>
              <table:table-cell office:value-type="float" office:value="0.200984">
                <text:p>0.2009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9">
                <text:p>49</text:p>
              </table:table-cell>
              <table:table-cell office:value-type="float" office:value="0.166781">
                <text:p>0.16678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9">
                <text:p>49</text:p>
              </table:table-cell>
              <table:table-cell office:value-type="float" office:value="0.242166">
                <text:p>0.24216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">
                <text:p>47</text:p>
              </table:table-cell>
              <table:table-cell office:value-type="float" office:value="0.244675">
                <text:p>0.24467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1">
                <text:p>51</text:p>
              </table:table-cell>
              <table:table-cell office:value-type="float" office:value="0.200787">
                <text:p>0.200787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9">
                <text:p>49</text:p>
              </table:table-cell>
              <table:table-cell office:value-type="float" office:value="0.601447">
                <text:p>0.60144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">
                <text:p>42</text:p>
              </table:table-cell>
              <table:table-cell office:value-type="float" office:value="0.335702">
                <text:p>0.33570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  <table:table-cell office:value-type="float" office:value="0.157828">
                <text:p>0.15782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">
                <text:p>47</text:p>
              </table:table-cell>
              <table:table-cell office:value-type="float" office:value="0.158101">
                <text:p>0.15810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9">
                <text:p>49</text:p>
              </table:table-cell>
              <table:table-cell office:value-type="float" office:value="0.181391">
                <text:p>0.18139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9">
                <text:p>49</text:p>
              </table:table-cell>
              <table:table-cell office:value-type="float" office:value="0.298862">
                <text:p>0.29886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">
                <text:p>47</text:p>
              </table:table-cell>
              <table:table-cell office:value-type="float" office:value="0.205503">
                <text:p>0.20550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0">
                <text:p>50</text:p>
              </table:table-cell>
              <table:table-cell office:value-type="float" office:value="0.184162">
                <text:p>0.18416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9">
                <text:p>49</text:p>
              </table:table-cell>
              <table:table-cell office:value-type="float" office:value="0.190858">
                <text:p>0.190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9">
                <text:p>49</text:p>
              </table:table-cell>
              <table:table-cell office:value-type="float" office:value="0.250798">
                <text:p>0.25079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9">
                <text:p>49</text:p>
              </table:table-cell>
              <table:table-cell office:value-type="float" office:value="0.174864">
                <text:p>0.1748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9">
                <text:p>49</text:p>
              </table:table-cell>
              <table:table-cell office:value-type="float" office:value="0.239129">
                <text:p>0.23912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9">
                <text:p>49</text:p>
              </table:table-cell>
              <table:table-cell office:value-type="float" office:value="0.180626">
                <text:p>0.180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">
                <text:p>49</text:p>
              </table:table-cell>
              <table:table-cell office:value-type="float" office:value="0.15814">
                <text:p>0.1581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9">
                <text:p>49</text:p>
              </table:table-cell>
              <table:table-cell office:value-type="float" office:value="0.191937">
                <text:p>0.19193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">
                <text:p>49</text:p>
              </table:table-cell>
              <table:table-cell office:value-type="float" office:value="0.185049">
                <text:p>0.18504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">
                <text:p>48</text:p>
              </table:table-cell>
              <table:table-cell office:value-type="float" office:value="0.171384">
                <text:p>0.17138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">
                <text:p>50</text:p>
              </table:table-cell>
              <table:table-cell office:value-type="float" office:value="0.197038">
                <text:p>0.19703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">
                <text:p>49</text:p>
              </table:table-cell>
              <table:table-cell office:value-type="float" office:value="0.153381">
                <text:p>0.15338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9">
                <text:p>49</text:p>
              </table:table-cell>
              <table:table-cell office:value-type="float" office:value="0.23303">
                <text:p>0.2330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9">
                <text:p>49</text:p>
              </table:table-cell>
              <table:table-cell office:value-type="float" office:value="0.135229">
                <text:p>0.13522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9">
                <text:p>49</text:p>
              </table:table-cell>
              <table:table-cell office:value-type="float" office:value="0.410405">
                <text:p>0.41040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">
                <text:p>45</text:p>
              </table:table-cell>
              <table:table-cell office:value-type="float" office:value="1.131398">
                <text:p>1.131398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3">
                <text:p>33</text:p>
              </table:table-cell>
              <table:table-cell office:value-type="float" office:value="0.145472">
                <text:p>0.145472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7">
                <text:p>37</text:p>
              </table:table-cell>
              <table:table-cell office:value-type="float" office:value="0.794029">
                <text:p>0.79402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">
                <text:p>33</text:p>
              </table:table-cell>
              <table:table-cell office:value-type="float" office:value="1.291485">
                <text:p>1.29148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0">
                <text:p>30</text:p>
              </table:table-cell>
              <table:table-cell office:value-type="float" office:value="0.492658">
                <text:p>0.492658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">
                <text:p>34</text:p>
              </table:table-cell>
              <table:table-cell office:value-type="float" office:value="0.131263">
                <text:p>0.131263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">
                <text:p>41</text:p>
              </table:table-cell>
              <table:table-cell office:value-type="float" office:value="0.217299">
                <text:p>0.21729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1">
                <text:p>51</text:p>
              </table:table-cell>
              <table:table-cell office:value-type="float" office:value="0.273528">
                <text:p>0.27352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">
                <text:p>49</text:p>
              </table:table-cell>
              <table:table-cell office:value-type="float" office:value="0.286382">
                <text:p>0.28638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">
                <text:p>47</text:p>
              </table:table-cell>
              <table:table-cell office:value-type="float" office:value="0.153985">
                <text:p>0.15398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8">
                <text:p>48</text:p>
              </table:table-cell>
              <table:table-cell office:value-type="float" office:value="0.549949">
                <text:p>0.54994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3">
                <text:p>43</text:p>
              </table:table-cell>
              <table:table-cell office:value-type="float" office:value="1.047718">
                <text:p>1.04771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2">
                <text:p>32</text:p>
              </table:table-cell>
              <table:table-cell office:value-type="float" office:value="0.309648">
                <text:p>0.309648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">
                <text:p>36</text:p>
              </table:table-cell>
              <table:table-cell office:value-type="float" office:value="0.251629">
                <text:p>0.25162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">
                <text:p>41</text:p>
              </table:table-cell>
              <table:table-cell office:value-type="float" office:value="0.188954">
                <text:p>0.18895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9">
                <text:p>49</text:p>
              </table:table-cell>
              <table:table-cell office:value-type="float" office:value="0.183197">
                <text:p>0.18319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">
                <text:p>50</text:p>
              </table:table-cell>
              <table:table-cell office:value-type="float" office:value="0.249825">
                <text:p>0.24982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8">
                <text:p>48</text:p>
              </table:table-cell>
              <table:table-cell office:value-type="float" office:value="0.259023">
                <text:p>0.25902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8">
                <text:p>48</text:p>
              </table:table-cell>
              <table:table-cell office:value-type="float" office:value="0.195549">
                <text:p>0.19554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9">
                <text:p>49</text:p>
              </table:table-cell>
              <table:table-cell office:value-type="float" office:value="0.203018">
                <text:p>0.20301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9">
                <text:p>49</text:p>
              </table:table-cell>
              <table:table-cell office:value-type="float" office:value="0.143451">
                <text:p>0.1434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9">
                <text:p>49</text:p>
              </table:table-cell>
              <table:table-cell office:value-type="float" office:value="0.305561">
                <text:p>0.30556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8">
                <text:p>48</text:p>
              </table:table-cell>
              <table:table-cell office:value-type="float" office:value="0.345636">
                <text:p>0.345636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7">
                <text:p>47</text:p>
              </table:table-cell>
              <table:table-cell office:value-type="float" office:value="0.129008">
                <text:p>0.12900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7">
                <text:p>47</text:p>
              </table:table-cell>
              <table:table-cell office:value-type="float" office:value="0.200173">
                <text:p>0.20017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7">
                <text:p>47</text:p>
              </table:table-cell>
              <table:table-cell office:value-type="float" office:value="0.189548">
                <text:p>0.18954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7">
                <text:p>47</text:p>
              </table:table-cell>
              <table:table-cell office:value-type="float" office:value="0.171489">
                <text:p>0.17148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0">
                <text:p>50</text:p>
              </table:table-cell>
              <table:table-cell office:value-type="float" office:value="0.165893">
                <text:p>0.16589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">
                <text:p>49</text:p>
              </table:table-cell>
              <table:table-cell office:value-type="float" office:value="0.182759">
                <text:p>0.18275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8">
                <text:p>48</text:p>
              </table:table-cell>
              <table:table-cell office:value-type="float" office:value="0.245659">
                <text:p>0.24565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9">
                <text:p>49</text:p>
              </table:table-cell>
              <table:table-cell office:value-type="float" office:value="0.198779">
                <text:p>0.198779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9">
                <text:p>49</text:p>
              </table:table-cell>
              <table:table-cell office:value-type="float" office:value="0.13918">
                <text:p>0.1391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9">
                <text:p>49</text:p>
              </table:table-cell>
              <table:table-cell office:value-type="float" office:value="0.167174">
                <text:p>0.16717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">
                <text:p>49</text:p>
              </table:table-cell>
              <table:table-cell office:value-type="float" office:value="0.208132">
                <text:p>0.208132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9">
                <text:p>49</text:p>
              </table:table-cell>
              <table:table-cell office:value-type="float" office:value="0.229447">
                <text:p>0.22944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9">
                <text:p>49</text:p>
              </table:table-cell>
              <table:table-cell office:value-type="float" office:value="0.190746">
                <text:p>0.19074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9">
                <text:p>49</text:p>
              </table:table-cell>
              <table:table-cell office:value-type="float" office:value="0.148486">
                <text:p>0.148486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9">
                <text:p>49</text:p>
              </table:table-cell>
              <table:table-cell office:value-type="float" office:value="0.352373">
                <text:p>0.352373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8">
                <text:p>48</text:p>
              </table:table-cell>
              <table:table-cell office:value-type="float" office:value="0.150885">
                <text:p>0.15088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8">
                <text:p>48</text:p>
              </table:table-cell>
              <table:table-cell office:value-type="float" office:value="0.180755">
                <text:p>0.18075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8">
                <text:p>48</text:p>
              </table:table-cell>
              <table:table-cell office:value-type="float" office:value="0.141871">
                <text:p>0.14187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8">
                <text:p>48</text:p>
              </table:table-cell>
              <table:table-cell office:value-type="float" office:value="0.244204">
                <text:p>0.24420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">
                <text:p>46</text:p>
              </table:table-cell>
              <table:table-cell office:value-type="float" office:value="0.443689">
                <text:p>0.443689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2">
                <text:p>52</text:p>
              </table:table-cell>
              <table:table-cell office:value-type="float" office:value="0.173993">
                <text:p>0.17399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">
                <text:p>49</text:p>
              </table:table-cell>
              <table:table-cell office:value-type="float" office:value="0.147041">
                <text:p>0.14704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">
                <text:p>49</text:p>
              </table:table-cell>
              <table:table-cell office:value-type="float" office:value="0.316026">
                <text:p>0.31602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8">
                <text:p>48</text:p>
              </table:table-cell>
              <table:table-cell office:value-type="float" office:value="0.160925">
                <text:p>0.16092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8">
                <text:p>48</text:p>
              </table:table-cell>
              <table:table-cell office:value-type="float" office:value="0.19448">
                <text:p>0.1944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8">
                <text:p>48</text:p>
              </table:table-cell>
              <table:table-cell office:value-type="float" office:value="0.180465">
                <text:p>0.18046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8">
                <text:p>48</text:p>
              </table:table-cell>
              <table:table-cell office:value-type="float" office:value="0.149824">
                <text:p>0.14982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8">
                <text:p>48</text:p>
              </table:table-cell>
              <table:table-cell office:value-type="float" office:value="0.170834">
                <text:p>0.17083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">
                <text:p>50</text:p>
              </table:table-cell>
              <table:table-cell office:value-type="float" office:value="0.168935">
                <text:p>0.16893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9">
                <text:p>49</text:p>
              </table:table-cell>
              <table:table-cell office:value-type="float" office:value="0.253062">
                <text:p>0.25306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9">
                <text:p>49</text:p>
              </table:table-cell>
              <table:table-cell office:value-type="float" office:value="0.173391">
                <text:p>0.17339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9">
                <text:p>49</text:p>
              </table:table-cell>
              <table:table-cell office:value-type="float" office:value="0.142561">
                <text:p>0.14256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9">
                <text:p>49</text:p>
              </table:table-cell>
              <table:table-cell office:value-type="float" office:value="0.196234">
                <text:p>0.19623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9">
                <text:p>49</text:p>
              </table:table-cell>
              <table:table-cell office:value-type="float" office:value="0.194417">
                <text:p>0.194417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9">
                <text:p>49</text:p>
              </table:table-cell>
              <table:table-cell office:value-type="float" office:value="0.141235">
                <text:p>0.14123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  <table:table-cell office:value-type="float" office:value="0.152939">
                <text:p>0.15293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9">
                <text:p>49</text:p>
              </table:table-cell>
              <table:table-cell office:value-type="float" office:value="0.364968">
                <text:p>0.36496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6">
                <text:p>46</text:p>
              </table:table-cell>
              <table:table-cell office:value-type="float" office:value="0.194577">
                <text:p>0.19457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">
                <text:p>45</text:p>
              </table:table-cell>
              <table:table-cell office:value-type="float" office:value="0.167485">
                <text:p>0.16748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0">
                <text:p>50</text:p>
              </table:table-cell>
              <table:table-cell office:value-type="float" office:value="0.184133">
                <text:p>0.18413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9">
                <text:p>49</text:p>
              </table:table-cell>
              <table:table-cell office:value-type="float" office:value="0.172872">
                <text:p>0.17287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9">
                <text:p>49</text:p>
              </table:table-cell>
              <table:table-cell office:value-type="float" office:value="0.176233">
                <text:p>0.17623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9">
                <text:p>49</text:p>
              </table:table-cell>
              <table:table-cell office:value-type="float" office:value="0.202748">
                <text:p>0.202748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9">
                <text:p>49</text:p>
              </table:table-cell>
              <table:table-cell office:value-type="float" office:value="0.203617">
                <text:p>0.20361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">
                <text:p>49</text:p>
              </table:table-cell>
              <table:table-cell office:value-type="float" office:value="0.158938">
                <text:p>0.15893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9">
                <text:p>49</text:p>
              </table:table-cell>
              <table:table-cell office:value-type="float" office:value="0.170653">
                <text:p>0.17065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9">
                <text:p>49</text:p>
              </table:table-cell>
              <table:table-cell office:value-type="float" office:value="0.672447">
                <text:p>0.67244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">
                <text:p>41</text:p>
              </table:table-cell>
              <table:table-cell office:value-type="float" office:value="1.05193">
                <text:p>1.0519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0">
                <text:p>30</text:p>
              </table:table-cell>
              <table:table-cell office:value-type="float" office:value="0.326723">
                <text:p>0.326723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6">
                <text:p>36</text:p>
              </table:table-cell>
              <table:table-cell office:value-type="float" office:value="0.208067">
                <text:p>0.20806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2">
                <text:p>42</text:p>
              </table:table-cell>
              <table:table-cell office:value-type="float" office:value="0.149586">
                <text:p>0.149586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">
                <text:p>48</text:p>
              </table:table-cell>
              <table:table-cell office:value-type="float" office:value="0.222775">
                <text:p>0.22277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">
                <text:p>49</text:p>
              </table:table-cell>
              <table:table-cell office:value-type="float" office:value="0.208356">
                <text:p>0.20835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0">
                <text:p>50</text:p>
              </table:table-cell>
              <table:table-cell office:value-type="float" office:value="0.237286">
                <text:p>0.2372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9">
                <text:p>49</text:p>
              </table:table-cell>
              <table:table-cell office:value-type="float" office:value="0.150673">
                <text:p>0.15067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9">
                <text:p>49</text:p>
              </table:table-cell>
              <table:table-cell office:value-type="float" office:value="0.223048">
                <text:p>0.22304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9">
                <text:p>49</text:p>
              </table:table-cell>
              <table:table-cell office:value-type="float" office:value="0.151227">
                <text:p>0.15122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9">
                <text:p>49</text:p>
              </table:table-cell>
              <table:table-cell office:value-type="float" office:value="0.249236">
                <text:p>0.24923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8">
                <text:p>48</text:p>
              </table:table-cell>
              <table:table-cell office:value-type="float" office:value="0.253828">
                <text:p>0.25382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8">
                <text:p>48</text:p>
              </table:table-cell>
              <table:table-cell office:value-type="float" office:value="0.212293">
                <text:p>0.21229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8">
                <text:p>48</text:p>
              </table:table-cell>
              <table:table-cell office:value-type="float" office:value="0.204749">
                <text:p>0.2047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8">
                <text:p>48</text:p>
              </table:table-cell>
              <table:table-cell office:value-type="float" office:value="0.141967">
                <text:p>0.14196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9">
                <text:p>49</text:p>
              </table:table-cell>
              <table:table-cell office:value-type="float" office:value="0.848825">
                <text:p>0.848825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8">
                <text:p>38</text:p>
              </table:table-cell>
              <table:table-cell office:value-type="float" office:value="0.899579">
                <text:p>0.89957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">
                <text:p>29</text:p>
              </table:table-cell>
              <table:table-cell office:value-type="float" office:value="0.366834">
                <text:p>0.36683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7">
                <text:p>37</text:p>
              </table:table-cell>
              <table:table-cell office:value-type="float" office:value="0.346621">
                <text:p>0.34662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4">
                <text:p>44</text:p>
              </table:table-cell>
              <table:table-cell office:value-type="float" office:value="0.463993">
                <text:p>0.46399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">
                <text:p>45</text:p>
              </table:table-cell>
              <table:table-cell office:value-type="float" office:value="0.233103">
                <text:p>0.23310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">
                <text:p>45</text:p>
              </table:table-cell>
              <table:table-cell office:value-type="float" office:value="0.19217">
                <text:p>0.1921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0">
                <text:p>50</text:p>
              </table:table-cell>
              <table:table-cell office:value-type="float" office:value="0.278097">
                <text:p>0.27809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9">
                <text:p>49</text:p>
              </table:table-cell>
              <table:table-cell office:value-type="float" office:value="0.136892">
                <text:p>0.13689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9">
                <text:p>49</text:p>
              </table:table-cell>
              <table:table-cell office:value-type="float" office:value="0.192401">
                <text:p>0.1924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8">
                <text:p>48</text:p>
              </table:table-cell>
              <table:table-cell office:value-type="float" office:value="0.252984">
                <text:p>0.25298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0">
                <text:p>50</text:p>
              </table:table-cell>
              <table:table-cell office:value-type="float" office:value="0.156622">
                <text:p>0.15662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9">
                <text:p>49</text:p>
              </table:table-cell>
              <table:table-cell office:value-type="float" office:value="0.352528">
                <text:p>0.35252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9">
                <text:p>49</text:p>
              </table:table-cell>
              <table:table-cell office:value-type="float" office:value="0.164947">
                <text:p>0.16494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9">
                <text:p>49</text:p>
              </table:table-cell>
              <table:table-cell office:value-type="float" office:value="0.262217">
                <text:p>0.262217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">
                <text:p>46</text:p>
              </table:table-cell>
              <table:table-cell office:value-type="float" office:value="0.197239">
                <text:p>0.19723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  <table:table-cell office:value-type="float" office:value="0.145715">
                <text:p>0.14571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9">
                <text:p>49</text:p>
              </table:table-cell>
              <table:table-cell office:value-type="float" office:value="0.212016">
                <text:p>0.21201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8">
                <text:p>48</text:p>
              </table:table-cell>
              <table:table-cell office:value-type="float" office:value="0.155001">
                <text:p>0.15500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0">
                <text:p>50</text:p>
              </table:table-cell>
              <table:table-cell office:value-type="float" office:value="0.167571">
                <text:p>0.16757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9">
                <text:p>49</text:p>
              </table:table-cell>
              <table:table-cell office:value-type="float" office:value="0.265929">
                <text:p>0.26592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  <table:table-cell office:value-type="float" office:value="0.183063">
                <text:p>0.18306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0">
                <text:p>50</text:p>
              </table:table-cell>
              <table:table-cell office:value-type="float" office:value="0.219444">
                <text:p>0.21944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8">
                <text:p>48</text:p>
              </table:table-cell>
              <table:table-cell office:value-type="float" office:value="1.035672">
                <text:p>1.035672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4">
                <text:p>34</text:p>
              </table:table-cell>
              <table:table-cell office:value-type="float" office:value="0.4326">
                <text:p>0.432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">
                <text:p>32</text:p>
              </table:table-cell>
              <table:table-cell office:value-type="float" office:value="0.326511">
                <text:p>0.32651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5">
                <text:p>45</text:p>
              </table:table-cell>
              <table:table-cell office:value-type="float" office:value="0.184108">
                <text:p>0.18410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4">
                <text:p>44</text:p>
              </table:table-cell>
              <table:table-cell office:value-type="float" office:value="0.137355">
                <text:p>0.13735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2">
                <text:p>52</text:p>
              </table:table-cell>
              <table:table-cell office:value-type="float" office:value="0.184154">
                <text:p>0.18415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">
                <text:p>49</text:p>
              </table:table-cell>
              <table:table-cell office:value-type="float" office:value="0.194928">
                <text:p>0.19492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9">
                <text:p>49</text:p>
              </table:table-cell>
              <table:table-cell office:value-type="float" office:value="0.260781">
                <text:p>0.26078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8">
                <text:p>48</text:p>
              </table:table-cell>
              <table:table-cell office:value-type="float" office:value="0.201933">
                <text:p>0.20193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9">
                <text:p>49</text:p>
              </table:table-cell>
              <table:table-cell office:value-type="float" office:value="0.184952">
                <text:p>0.18495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0">
                <text:p>50</text:p>
              </table:table-cell>
              <table:table-cell office:value-type="float" office:value="0.208319">
                <text:p>0.20831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9">
                <text:p>49</text:p>
              </table:table-cell>
              <table:table-cell office:value-type="float" office:value="0.222056">
                <text:p>0.22205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9">
                <text:p>49</text:p>
              </table:table-cell>
              <table:table-cell office:value-type="float" office:value="0.22561">
                <text:p>0.2256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9">
                <text:p>49</text:p>
              </table:table-cell>
              <table:table-cell office:value-type="float" office:value="0.168831">
                <text:p>0.16883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9">
                <text:p>49</text:p>
              </table:table-cell>
              <table:table-cell office:value-type="float" office:value="0.173807">
                <text:p>0.17380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9">
                <text:p>49</text:p>
              </table:table-cell>
              <table:table-cell office:value-type="float" office:value="0.228099">
                <text:p>0.22809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9">
                <text:p>49</text:p>
              </table:table-cell>
              <table:table-cell office:value-type="float" office:value="0.174761">
                <text:p>0.17476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9">
                <text:p>49</text:p>
              </table:table-cell>
              <table:table-cell office:value-type="float" office:value="0.73001">
                <text:p>0.730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">
                <text:p>41</text:p>
              </table:table-cell>
              <table:table-cell office:value-type="float" office:value="1.054993">
                <text:p>1.05499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">
                <text:p>30</text:p>
              </table:table-cell>
              <table:table-cell office:value-type="float" office:value="0.309106">
                <text:p>0.30910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4">
                <text:p>34</text:p>
              </table:table-cell>
              <table:table-cell office:value-type="float" office:value="0.138127">
                <text:p>0.138127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">
                <text:p>42</text:p>
              </table:table-cell>
              <table:table-cell office:value-type="float" office:value="0.164373">
                <text:p>0.16437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4">
                <text:p>54</text:p>
              </table:table-cell>
              <table:table-cell office:value-type="float" office:value="0.210822">
                <text:p>0.21082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8">
                <text:p>48</text:p>
              </table:table-cell>
              <table:table-cell office:value-type="float" office:value="0.537241">
                <text:p>0.537241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">
                <text:p>45</text:p>
              </table:table-cell>
              <table:table-cell office:value-type="float" office:value="0.412173">
                <text:p>0.41217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0">
                <text:p>40</text:p>
              </table:table-cell>
              <table:table-cell office:value-type="float" office:value="0.310915">
                <text:p>0.31091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">
                <text:p>43</text:p>
              </table:table-cell>
              <table:table-cell office:value-type="float" office:value="0.221601">
                <text:p>0.22160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1">
                <text:p>51</text:p>
              </table:table-cell>
              <table:table-cell office:value-type="float" office:value="0.185518">
                <text:p>0.18551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9">
                <text:p>49</text:p>
              </table:table-cell>
              <table:table-cell office:value-type="float" office:value="0.266597">
                <text:p>0.266597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">
                <text:p>48</text:p>
              </table:table-cell>
              <table:table-cell office:value-type="float" office:value="0.164315">
                <text:p>0.16431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">
                <text:p>48</text:p>
              </table:table-cell>
              <table:table-cell office:value-type="float" office:value="0.346757">
                <text:p>0.3467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">
                <text:p>46</text:p>
              </table:table-cell>
              <table:table-cell office:value-type="float" office:value="0.241878">
                <text:p>0.24187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0">
                <text:p>50</text:p>
              </table:table-cell>
              <table:table-cell office:value-type="float" office:value="0.211464">
                <text:p>0.21146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0">
                <text:p>50</text:p>
              </table:table-cell>
              <table:table-cell office:value-type="float" office:value="0.206526">
                <text:p>0.20652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">
                <text:p>49</text:p>
              </table:table-cell>
              <table:table-cell office:value-type="float" office:value="0.301018">
                <text:p>0.3010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">
                <text:p>48</text:p>
              </table:table-cell>
              <table:table-cell office:value-type="float" office:value="0.22248">
                <text:p>0.2224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">
                <text:p>49</text:p>
              </table:table-cell>
              <table:table-cell office:value-type="float" office:value="0.291115">
                <text:p>0.29111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0">
                <text:p>50</text:p>
              </table:table-cell>
              <table:table-cell office:value-type="float" office:value="0.168902">
                <text:p>0.16890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  <table:table-cell office:value-type="float" office:value="0.121513">
                <text:p>0.12151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">
                <text:p>49</text:p>
              </table:table-cell>
              <table:table-cell office:value-type="float" office:value="0.151299">
                <text:p>0.15129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">
                <text:p>49</text:p>
              </table:table-cell>
              <table:table-cell office:value-type="float" office:value="0.175144">
                <text:p>0.17514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">
                <text:p>49</text:p>
              </table:table-cell>
              <table:table-cell office:value-type="float" office:value="0.145446">
                <text:p>0.14544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9">
                <text:p>49</text:p>
              </table:table-cell>
              <table:table-cell office:value-type="float" office:value="0.141654">
                <text:p>0.14165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9">
                <text:p>49</text:p>
              </table:table-cell>
              <table:table-cell office:value-type="float" office:value="0.145214">
                <text:p>0.14521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9">
                <text:p>49</text:p>
              </table:table-cell>
              <table:table-cell office:value-type="float" office:value="0.143032">
                <text:p>0.14303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9">
                <text:p>49</text:p>
              </table:table-cell>
              <table:table-cell office:value-type="float" office:value="0.19719">
                <text:p>0.1971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9">
                <text:p>49</text:p>
              </table:table-cell>
              <table:table-cell office:value-type="float" office:value="0.186585">
                <text:p>0.18658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">
                <text:p>49</text:p>
              </table:table-cell>
              <table:table-cell office:value-type="float" office:value="0.193554">
                <text:p>0.19355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  <table:table-cell office:value-type="float" office:value="0.298872">
                <text:p>0.29887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  <table:table-cell office:value-type="float" office:value="0.169676">
                <text:p>0.16967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">
                <text:p>48</text:p>
              </table:table-cell>
              <table:table-cell office:value-type="float" office:value="0.143184">
                <text:p>0.143184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8">
                <text:p>48</text:p>
              </table:table-cell>
              <table:table-cell office:value-type="float" office:value="0.205553">
                <text:p>0.20555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8">
                <text:p>48</text:p>
              </table:table-cell>
              <table:table-cell office:value-type="float" office:value="0.224352">
                <text:p>0.224352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">
                <text:p>49</text:p>
              </table:table-cell>
              <table:table-cell office:value-type="float" office:value="0.166247">
                <text:p>0.16624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">
                <text:p>49</text:p>
              </table:table-cell>
              <table:table-cell office:value-type="float" office:value="0.202953">
                <text:p>0.20295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">
                <text:p>49</text:p>
              </table:table-cell>
              <table:table-cell office:value-type="float" office:value="0.270138">
                <text:p>0.27013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">
                <text:p>48</text:p>
              </table:table-cell>
              <table:table-cell office:value-type="float" office:value="0.225873">
                <text:p>0.22587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">
                <text:p>48</text:p>
              </table:table-cell>
              <table:table-cell office:value-type="float" office:value="0.229224">
                <text:p>0.22922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8">
                <text:p>48</text:p>
              </table:table-cell>
              <table:table-cell office:value-type="float" office:value="0.154217">
                <text:p>0.15421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8">
                <text:p>48</text:p>
              </table:table-cell>
              <table:table-cell office:value-type="float" office:value="0.162189">
                <text:p>0.16218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">
                <text:p>49</text:p>
              </table:table-cell>
              <table:table-cell office:value-type="float" office:value="0.296156">
                <text:p>0.29615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">
                <text:p>49</text:p>
              </table:table-cell>
              <table:table-cell office:value-type="float" office:value="0.197356">
                <text:p>0.19735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">
                <text:p>49</text:p>
              </table:table-cell>
              <table:table-cell office:value-type="float" office:value="0.205379">
                <text:p>0.20537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">
                <text:p>49</text:p>
              </table:table-cell>
              <table:table-cell office:value-type="float" office:value="0.192812">
                <text:p>0.19281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">
                <text:p>49</text:p>
              </table:table-cell>
              <table:table-cell office:value-type="float" office:value="0.197973">
                <text:p>0.19797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">
                <text:p>49</text:p>
              </table:table-cell>
              <table:table-cell office:value-type="float" office:value="0.198344">
                <text:p>0.19834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">
                <text:p>49</text:p>
              </table:table-cell>
              <table:table-cell office:value-type="float" office:value="0.360112">
                <text:p>0.360112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7">
                <text:p>47</text:p>
              </table:table-cell>
              <table:table-cell office:value-type="float" office:value="0.172845">
                <text:p>0.17284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">
                <text:p>49</text:p>
              </table:table-cell>
              <table:table-cell office:value-type="float" office:value="0.205987">
                <text:p>0.20598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">
                <text:p>48</text:p>
              </table:table-cell>
              <table:table-cell office:value-type="float" office:value="0.249659">
                <text:p>0.24965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8">
                <text:p>48</text:p>
              </table:table-cell>
              <table:table-cell office:value-type="float" office:value="0.26137">
                <text:p>0.2613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8">
                <text:p>48</text:p>
              </table:table-cell>
              <table:table-cell office:value-type="float" office:value="0.154467">
                <text:p>0.15446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8">
                <text:p>48</text:p>
              </table:table-cell>
              <table:table-cell office:value-type="float" office:value="0.185414">
                <text:p>0.18541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8">
                <text:p>48</text:p>
              </table:table-cell>
              <table:table-cell office:value-type="float" office:value="0.177363">
                <text:p>0.17736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8">
                <text:p>48</text:p>
              </table:table-cell>
              <table:table-cell office:value-type="float" office:value="0.180255">
                <text:p>0.180255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9">
                <text:p>49</text:p>
              </table:table-cell>
              <table:table-cell office:value-type="float" office:value="0.16172">
                <text:p>0.1617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9">
                <text:p>49</text:p>
              </table:table-cell>
              <table:table-cell office:value-type="float" office:value="0.214443">
                <text:p>0.21444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9">
                <text:p>49</text:p>
              </table:table-cell>
              <table:table-cell office:value-type="float" office:value="0.156823">
                <text:p>0.15682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9">
                <text:p>49</text:p>
              </table:table-cell>
              <table:table-cell office:value-type="float" office:value="0.148917">
                <text:p>0.14891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9">
                <text:p>49</text:p>
              </table:table-cell>
              <table:table-cell office:value-type="float" office:value="0.170849">
                <text:p>0.17084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9">
                <text:p>49</text:p>
              </table:table-cell>
              <table:table-cell office:value-type="float" office:value="0.213579">
                <text:p>0.21357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9">
                <text:p>49</text:p>
              </table:table-cell>
              <table:table-cell office:value-type="float" office:value="0.323437">
                <text:p>0.32343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7">
                <text:p>47</text:p>
              </table:table-cell>
              <table:table-cell office:value-type="float" office:value="0.259678">
                <text:p>0.25967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1">
                <text:p>51</text:p>
              </table:table-cell>
              <table:table-cell office:value-type="float" office:value="0.181872">
                <text:p>0.181872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9">
                <text:p>49</text:p>
              </table:table-cell>
              <table:table-cell office:value-type="float" office:value="0.153891">
                <text:p>0.15389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9">
                <text:p>49</text:p>
              </table:table-cell>
              <table:table-cell office:value-type="float" office:value="0.198555">
                <text:p>0.19855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9">
                <text:p>49</text:p>
              </table:table-cell>
              <table:table-cell office:value-type="float" office:value="0.257206">
                <text:p>0.25720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9">
                <text:p>49</text:p>
              </table:table-cell>
              <table:table-cell office:value-type="float" office:value="0.153622">
                <text:p>0.15362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9">
                <text:p>49</text:p>
              </table:table-cell>
              <table:table-cell office:value-type="float" office:value="0.158045">
                <text:p>0.158045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9">
                <text:p>49</text:p>
              </table:table-cell>
              <table:table-cell office:value-type="float" office:value="0.116965">
                <text:p>0.11696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9">
                <text:p>49</text:p>
              </table:table-cell>
              <table:table-cell office:value-type="float" office:value="0.185149">
                <text:p>0.185149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9">
                <text:p>49</text:p>
              </table:table-cell>
              <table:table-cell office:value-type="float" office:value="0.134701">
                <text:p>0.13470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9">
                <text:p>49</text:p>
              </table:table-cell>
              <table:table-cell office:value-type="float" office:value="0.145683">
                <text:p>0.14568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9">
                <text:p>49</text:p>
              </table:table-cell>
              <table:table-cell office:value-type="float" office:value="0.220673">
                <text:p>0.220673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9">
                <text:p>49</text:p>
              </table:table-cell>
              <table:table-cell office:value-type="float" office:value="0.213417">
                <text:p>0.21341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9">
                <text:p>49</text:p>
              </table:table-cell>
              <table:table-cell office:value-type="float" office:value="0.188259">
                <text:p>0.18825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61.F1:test261.F1028" chart:data-source-has-labels="row" svg:x="0.32cm" svg:y="0.18cm" svg:width="13.758cm" svg:height="8.64cm">
          <chartooo:coordinate-region svg:x="1.312cm" svg:y="0.18cm" svg:width="12.766cm" svg:height="7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1.F2:test261.F1028" chart:label-cell-address="test261.F1:test261.F1" chart:class="chart:bar">
            <chart:data-point chart:repeated="10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61.F1:test26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63">
                <text:p>5963</text:p>
                <draw:g>
                  <svg:desc>test261.F2:test261.F10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31">
                <text:p>36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1">
                <text:p>3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06">
                <text:p>3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2">
                <text:p>3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60">
                <text:p>32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81">
                <text:p>48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44">
                <text:p>28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8">
                <text:p>3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08">
                <text:p>47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36">
                <text:p>27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35">
                <text:p>2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26">
                <text:p>27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57">
                <text:p>41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08">
                <text:p>26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103">
                <text:p>41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44">
                <text:p>25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64">
                <text:p>32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21">
                <text:p>35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78">
                <text:p>417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10">
                <text:p>25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67">
                <text:p>33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99">
                <text:p>25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44">
                <text:p>32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25">
                <text:p>35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02">
                <text:p>31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83">
                <text:p>41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3">
                <text:p>23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628">
                <text:p>36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39">
                <text:p>3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94">
                <text:p>449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81">
                <text:p>32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99">
                <text:p>30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769">
                <text:p>37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687">
                <text:p>26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324">
                <text:p>23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11">
                <text:p>35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49">
                <text:p>36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63">
                <text:p>36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09">
                <text:p>310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889">
                <text:p>38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908">
                <text:p>290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893">
                <text:p>28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63">
                <text:p>25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34">
                <text:p>333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255">
                <text:p>32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749">
                <text:p>47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137">
                <text:p>41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218">
                <text:p>32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35">
                <text:p>33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41">
                <text:p>29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45">
                <text:p>314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771">
                <text:p>377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013">
                <text:p>401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037">
                <text:p>30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1.C1:test261.D1028" chart:data-source-has-labels="row" svg:x="0.32cm" svg:y="0.18cm" svg:width="13.361cm" svg:height="8.64cm">
          <chartooo:coordinate-region svg:x="1.047cm" svg:y="0.18cm" svg:width="12.634cm" svg:height="7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1.C2:test261.C1028" chart:label-cell-address="test261.C1:test261.C1" chart:class="chart:bar">
            <chart:data-point chart:repeated="1027"/>
          </chart:series>
          <chart:series chart:style-name="ch8" chart:values-cell-range-address="test261.D2:test261.D1028" chart:label-cell-address="test261.D1:test261.D1" chart:class="chart:bar">
            <chart:data-point chart:repeated="10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1.C1:test261.C1</svg:desc>
                </draw:g>
              </table:table-cell>
              <table:table-cell office:value-type="string">
                <text:p>xfertime</text:p>
                <draw:g>
                  <svg:desc>test261.D1:test26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225">
                <text:p>0.039225</text:p>
                <draw:g>
                  <svg:desc>test261.C2:test261.C1028</svg:desc>
                </draw:g>
              </table:table-cell>
              <table:table-cell office:value-type="float" office:value="0.000169">
                <text:p>0.000169</text:p>
                <draw:g>
                  <svg:desc>test261.D2:test261.D10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091">
                <text:p>0.01409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075">
                <text:p>0.01407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541">
                <text:p>0.01354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331">
                <text:p>0.012331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92">
                <text:p>0.01192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486">
                <text:p>0.01148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876">
                <text:p>0.011876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305">
                <text:p>0.019305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879">
                <text:p>0.01187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099">
                <text:p>0.02309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19">
                <text:p>0.011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2244">
                <text:p>0.012244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05">
                <text:p>0.01805</text:p>
              </table:table-cell>
              <table:table-cell office:value-type="float" office:value="0.000379">
                <text:p>0.000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8475">
                <text:p>0.01847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616">
                <text:p>0.011616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2322">
                <text:p>0.01232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3257">
                <text:p>0.02325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218">
                <text:p>0.0121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595">
                <text:p>0.01159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812">
                <text:p>0.01181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8601">
                <text:p>0.018601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2731">
                <text:p>0.01273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1998">
                <text:p>0.01199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2411">
                <text:p>0.01241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644">
                <text:p>0.01164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489">
                <text:p>0.01148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866">
                <text:p>0.01186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517">
                <text:p>0.011517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1681">
                <text:p>0.01168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1497">
                <text:p>0.01149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767">
                <text:p>0.011767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036">
                <text:p>0.01603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5333">
                <text:p>0.01533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639">
                <text:p>0.02463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226">
                <text:p>0.01222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167">
                <text:p>0.0281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82">
                <text:p>0.0118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1839">
                <text:p>0.01183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444">
                <text:p>0.01144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724">
                <text:p>0.01172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324">
                <text:p>0.0132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1732">
                <text:p>0.01173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4437">
                <text:p>0.01443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947">
                <text:p>0.01194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519">
                <text:p>0.01351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265">
                <text:p>0.01626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645">
                <text:p>0.02364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1456">
                <text:p>0.01145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06">
                <text:p>0.0120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128">
                <text:p>0.01128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146">
                <text:p>0.012146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1748">
                <text:p>0.011748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582">
                <text:p>0.01858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2829">
                <text:p>0.01282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1436">
                <text:p>0.01143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1186">
                <text:p>0.0111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1577">
                <text:p>0.011577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1705">
                <text:p>0.01170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2039">
                <text:p>0.01203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4923">
                <text:p>0.014923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2742">
                <text:p>0.012742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7666">
                <text:p>0.01766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605">
                <text:p>0.01160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1237">
                <text:p>0.01123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036">
                <text:p>0.01036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94">
                <text:p>0.0109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1481">
                <text:p>0.01148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329">
                <text:p>0.0132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4118">
                <text:p>0.014118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338">
                <text:p>0.01133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879">
                <text:p>0.01887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2868">
                <text:p>0.01286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5555">
                <text:p>0.01555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269">
                <text:p>0.01226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304">
                <text:p>0.01130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299">
                <text:p>0.01129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525">
                <text:p>0.011525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4945">
                <text:p>0.01494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871">
                <text:p>0.015871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429">
                <text:p>0.01142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762">
                <text:p>0.015762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111">
                <text:p>0.01711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111">
                <text:p>0.01111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683">
                <text:p>0.02068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792">
                <text:p>0.01279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486">
                <text:p>0.01848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329">
                <text:p>0.017329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0767">
                <text:p>0.01076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309">
                <text:p>0.01430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216">
                <text:p>0.013216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2517">
                <text:p>0.02251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118">
                <text:p>0.01111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095">
                <text:p>0.01909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6048">
                <text:p>0.02604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3455">
                <text:p>0.01345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0688">
                <text:p>0.010688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032">
                <text:p>0.01803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908">
                <text:p>0.013908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848">
                <text:p>0.08584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29618">
                <text:p>0.22961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2472">
                <text:p>0.19247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93696">
                <text:p>0.293696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7051">
                <text:p>0.15705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7128">
                <text:p>0.20712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3919">
                <text:p>0.213919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6597">
                <text:p>0.266597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5629">
                <text:p>0.12562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1">
                <text:p>0.24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4251">
                <text:p>0.18425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1362">
                <text:p>0.161362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4093">
                <text:p>0.144093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4198">
                <text:p>0.20419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5247">
                <text:p>0.22524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4799">
                <text:p>0.23479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3277">
                <text:p>0.19327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60097">
                <text:p>0.26009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56594">
                <text:p>0.15659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377">
                <text:p>0.1637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655">
                <text:p>0.20065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6741">
                <text:p>0.20674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2305">
                <text:p>0.21230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3145">
                <text:p>0.22314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9885">
                <text:p>0.19988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2892">
                <text:p>0.12289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8002">
                <text:p>0.228002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6378">
                <text:p>0.166378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58754">
                <text:p>0.15875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1506">
                <text:p>0.20150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6273">
                <text:p>0.21627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7748">
                <text:p>0.17774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2556">
                <text:p>0.20255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7311">
                <text:p>0.267311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6415">
                <text:p>0.17641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1702">
                <text:p>0.18170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148">
                <text:p>0.1314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02011">
                <text:p>0.30201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5191">
                <text:p>0.23519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434">
                <text:p>0.2143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335">
                <text:p>0.2033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504">
                <text:p>0.2050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4898">
                <text:p>0.154898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8733">
                <text:p>0.18873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855">
                <text:p>0.1385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7831">
                <text:p>0.14783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1823">
                <text:p>0.16182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84">
                <text:p>0.1584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4401">
                <text:p>0.15440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8722">
                <text:p>0.11872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3296">
                <text:p>0.15329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4205">
                <text:p>0.22420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9639">
                <text:p>0.159639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3345">
                <text:p>0.233345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7368">
                <text:p>0.17736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5058">
                <text:p>0.25505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4752">
                <text:p>0.10475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4491">
                <text:p>0.15449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4643">
                <text:p>0.16464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7593">
                <text:p>0.337593</text:p>
              </table:table-cell>
              <table:table-cell office:value-type="float" office:value="0.000167">
                <text:p>0.0001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5716">
                <text:p>0.195716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2008">
                <text:p>0.18200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1896">
                <text:p>0.161896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1554">
                <text:p>0.261554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3588">
                <text:p>0.25358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1292">
                <text:p>0.20129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0259">
                <text:p>0.17025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36023">
                <text:p>0.23602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55204">
                <text:p>0.15520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9465">
                <text:p>0.24946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7476">
                <text:p>0.17747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2263">
                <text:p>0.32226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4262">
                <text:p>0.24426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39339">
                <text:p>0.23933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9738">
                <text:p>0.17973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91917">
                <text:p>0.19191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189">
                <text:p>0.1618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0289">
                <text:p>0.21028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5253">
                <text:p>0.19525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2946">
                <text:p>0.17294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32008">
                <text:p>0.332008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7916">
                <text:p>0.27791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95386">
                <text:p>0.19538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6044">
                <text:p>0.13604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736">
                <text:p>0.39736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9821">
                <text:p>0.22982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8638">
                <text:p>0.29863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374">
                <text:p>0.187374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1109">
                <text:p>0.20110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4067">
                <text:p>0.14406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1234">
                <text:p>0.18123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035">
                <text:p>0.1803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3578">
                <text:p>0.193578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8828">
                <text:p>0.148828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40511">
                <text:p>0.14051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9729">
                <text:p>0.20972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463">
                <text:p>0.24463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15257">
                <text:p>0.21525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73056">
                <text:p>0.17305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52485">
                <text:p>0.25248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8501">
                <text:p>0.18501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0998">
                <text:p>0.13099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9921">
                <text:p>0.14992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35633">
                <text:p>0.235633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74319">
                <text:p>0.17431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35953">
                <text:p>0.335953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4953">
                <text:p>0.20495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76475">
                <text:p>0.27647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14244">
                <text:p>0.21424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38891">
                <text:p>0.23889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5514">
                <text:p>0.385514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56909">
                <text:p>0.256909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79792">
                <text:p>0.27979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3417">
                <text:p>0.203417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2961">
                <text:p>0.21296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4578">
                <text:p>0.19457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0775">
                <text:p>0.37077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82985">
                <text:p>0.68298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0054">
                <text:p>0.27005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615">
                <text:p>0.21961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2701">
                <text:p>0.22270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74992">
                <text:p>0.27499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95871">
                <text:p>0.29587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77555">
                <text:p>0.17755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64891">
                <text:p>0.16489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0267">
                <text:p>0.24026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36708">
                <text:p>0.13670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694">
                <text:p>0.2369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05855">
                <text:p>0.20585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7171">
                <text:p>0.15717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6409">
                <text:p>0.15640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1853">
                <text:p>0.241853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04">
                <text:p>0.15150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17415">
                <text:p>0.11741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99431">
                <text:p>0.19943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6269">
                <text:p>0.16626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50144">
                <text:p>0.150144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3155">
                <text:p>0.19315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83387">
                <text:p>0.18338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75508">
                <text:p>0.17550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5079">
                <text:p>0.2507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25588">
                <text:p>0.22558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70022">
                <text:p>0.17002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47424">
                <text:p>0.447424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0272">
                <text:p>0.21027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9892">
                <text:p>0.1989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39603">
                <text:p>0.23960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74191">
                <text:p>0.174191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31509">
                <text:p>0.23150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5298">
                <text:p>0.16529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12617">
                <text:p>0.21261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9239">
                <text:p>0.14923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13341">
                <text:p>0.213341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4081">
                <text:p>0.16408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11422">
                <text:p>0.21142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93479">
                <text:p>0.19347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73949">
                <text:p>0.17394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31401">
                <text:p>0.13140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98975">
                <text:p>0.19897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23912">
                <text:p>0.323912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56522">
                <text:p>0.25652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00661">
                <text:p>0.20066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2366">
                <text:p>0.15236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16551">
                <text:p>0.11655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5946">
                <text:p>0.155946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50218">
                <text:p>0.35021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69645">
                <text:p>0.169645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6068">
                <text:p>0.156068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4612">
                <text:p>0.13461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0998">
                <text:p>0.18099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8396">
                <text:p>0.33839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37978">
                <text:p>0.33797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57455">
                <text:p>0.25745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199">
                <text:p>0.2019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3166">
                <text:p>0.15316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63563">
                <text:p>0.16356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67384">
                <text:p>0.16738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2998">
                <text:p>0.20299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83407">
                <text:p>0.183407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59935">
                <text:p>0.25993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6591">
                <text:p>0.15659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856">
                <text:p>0.1085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4113">
                <text:p>0.1411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62894">
                <text:p>0.26289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62086">
                <text:p>0.26208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1488">
                <text:p>0.15148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52431">
                <text:p>0.15243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3121">
                <text:p>0.131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2946">
                <text:p>0.23294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04654">
                <text:p>0.404654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84615">
                <text:p>0.384615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61187">
                <text:p>0.16118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774">
                <text:p>0.1677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918">
                <text:p>0.2991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76128">
                <text:p>0.276128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91056">
                <text:p>0.191056</text:p>
              </table:table-cell>
              <table:table-cell office:value-type="float" office:value="0.000248">
                <text:p>0.0002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31564">
                <text:p>0.13156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109">
                <text:p>0.0710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4924">
                <text:p>0.104924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8287">
                <text:p>0.05828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45959">
                <text:p>0.145959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9538">
                <text:p>0.149538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0259">
                <text:p>0.15025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59008">
                <text:p>0.259008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30015">
                <text:p>0.13001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69748">
                <text:p>0.16974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603">
                <text:p>0.1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90732">
                <text:p>0.19073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9533">
                <text:p>0.1953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14581">
                <text:p>0.21458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90833">
                <text:p>0.19083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6096">
                <text:p>0.1609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59006">
                <text:p>0.25900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86946">
                <text:p>0.18694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96903">
                <text:p>0.19690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86602">
                <text:p>0.18660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79481">
                <text:p>0.17948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7275">
                <text:p>0.15727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73251">
                <text:p>0.1732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3195">
                <text:p>0.163195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46279">
                <text:p>0.146279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31483">
                <text:p>0.131483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23484">
                <text:p>0.22348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01042">
                <text:p>0.20104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99675">
                <text:p>0.19967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89439">
                <text:p>0.189439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6904">
                <text:p>0.13690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82536">
                <text:p>0.28253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68129">
                <text:p>0.168129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70932">
                <text:p>0.17093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61215">
                <text:p>0.26121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8162">
                <text:p>0.1816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13535">
                <text:p>0.21353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49844">
                <text:p>0.14984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27242">
                <text:p>0.12724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84713">
                <text:p>0.18471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6673">
                <text:p>0.15667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22706">
                <text:p>0.22270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3073">
                <text:p>0.24307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6985">
                <text:p>0.34698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7451">
                <text:p>0.174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74868">
                <text:p>0.17486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09483">
                <text:p>0.20948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25927">
                <text:p>0.22592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48665">
                <text:p>0.248665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34594">
                <text:p>0.23459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55329">
                <text:p>0.255329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66657">
                <text:p>0.16665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6575">
                <text:p>0.146575</text:p>
              </table:table-cell>
              <table:table-cell office:value-type="float" office:value="0.000221">
                <text:p>0.00022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6934">
                <text:p>0.12693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537">
                <text:p>0.145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28994">
                <text:p>0.22899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69023">
                <text:p>0.16902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34799">
                <text:p>0.23479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74951">
                <text:p>0.17495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2186">
                <text:p>0.2218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08303">
                <text:p>0.20830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7572">
                <text:p>0.1757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87267">
                <text:p>0.287267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5825">
                <text:p>0.14582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75845">
                <text:p>0.175845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47807">
                <text:p>0.24780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62898">
                <text:p>0.16289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84786">
                <text:p>0.1847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77036">
                <text:p>0.17703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58575">
                <text:p>0.158575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53812">
                <text:p>0.153812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84938">
                <text:p>0.18493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52003">
                <text:p>0.15200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0791">
                <text:p>0.14079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22633">
                <text:p>0.22263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70198">
                <text:p>0.17019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30926">
                <text:p>0.13092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97964">
                <text:p>0.19796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84788">
                <text:p>0.184788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8473">
                <text:p>0.15847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93613">
                <text:p>0.19361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84836">
                <text:p>0.18483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63661">
                <text:p>0.26366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94306">
                <text:p>0.19430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38927">
                <text:p>0.33892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32867">
                <text:p>0.23286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5724">
                <text:p>0.2572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06195">
                <text:p>0.206195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94463">
                <text:p>0.1944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98171">
                <text:p>0.19817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15589">
                <text:p>0.115589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64317">
                <text:p>0.26431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1595">
                <text:p>0.2159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28772">
                <text:p>0.12877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93583">
                <text:p>0.19358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90916">
                <text:p>0.19091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84449">
                <text:p>0.18444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1474">
                <text:p>0.21474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9476">
                <text:p>0.1594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37069">
                <text:p>0.23706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54165">
                <text:p>0.254165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70626">
                <text:p>0.170626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34654">
                <text:p>0.134654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17185">
                <text:p>0.21718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44942">
                <text:p>0.344942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8645">
                <text:p>0.16864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78282">
                <text:p>0.17828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91258">
                <text:p>0.19125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43286">
                <text:p>0.243286</text:p>
              </table:table-cell>
              <table:table-cell office:value-type="float" office:value="0.000217">
                <text:p>0.0002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25434">
                <text:p>0.2254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3212">
                <text:p>0.1321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37652">
                <text:p>0.13765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9734">
                <text:p>0.1973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0069">
                <text:p>0.15006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59819">
                <text:p>0.25981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22551">
                <text:p>0.12255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3925">
                <text:p>0.2392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1272">
                <text:p>0.181272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29459">
                <text:p>0.229459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73021">
                <text:p>0.17302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43214">
                <text:p>0.24321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47825">
                <text:p>0.14782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75598">
                <text:p>0.17559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6463">
                <text:p>0.16646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18081">
                <text:p>0.318081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16691">
                <text:p>0.21669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85333">
                <text:p>0.185333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49704">
                <text:p>0.14970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47982">
                <text:p>0.147982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6523">
                <text:p>0.4652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42015">
                <text:p>0.242015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12103">
                <text:p>0.21210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56436">
                <text:p>0.25643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64628">
                <text:p>0.26462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4773">
                <text:p>0.1477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8988">
                <text:p>0.208988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81192">
                <text:p>0.18119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1151">
                <text:p>0.2115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55964">
                <text:p>0.15596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20383">
                <text:p>0.12038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37449">
                <text:p>0.13744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45789">
                <text:p>0.14578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4521">
                <text:p>0.17452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57209">
                <text:p>0.15720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59652">
                <text:p>0.15965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21926">
                <text:p>0.221926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04009">
                <text:p>0.204009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7158">
                <text:p>0.15715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89739">
                <text:p>0.18973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03087">
                <text:p>0.20308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26311">
                <text:p>0.12631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61137">
                <text:p>0.36113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15889">
                <text:p>0.21588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53022">
                <text:p>0.153022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72201">
                <text:p>0.272201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77602">
                <text:p>0.17760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39775">
                <text:p>0.13977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6727">
                <text:p>0.18672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14626">
                <text:p>0.314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47223">
                <text:p>0.14722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36675">
                <text:p>0.136675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02583">
                <text:p>0.20258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35669">
                <text:p>0.135669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99811">
                <text:p>0.19981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52399">
                <text:p>0.15239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15129">
                <text:p>0.215129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4394">
                <text:p>0.14394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66127">
                <text:p>0.16612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41788">
                <text:p>0.141788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23513">
                <text:p>0.12351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46164">
                <text:p>0.1461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71483">
                <text:p>0.27148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35739">
                <text:p>0.43573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96721">
                <text:p>0.19672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13361">
                <text:p>0.21336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1475">
                <text:p>0.181475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33072">
                <text:p>0.13307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4588">
                <text:p>0.18458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10676">
                <text:p>0.21067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52908">
                <text:p>0.15290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22358">
                <text:p>0.2223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14195">
                <text:p>0.31419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24954">
                <text:p>0.22495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45473">
                <text:p>0.145473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57724">
                <text:p>0.15772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77019">
                <text:p>0.17701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67359">
                <text:p>0.16735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3714">
                <text:p>0.1371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41942">
                <text:p>0.141942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4491">
                <text:p>0.16449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43029">
                <text:p>0.14302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5055">
                <text:p>0.15055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3851">
                <text:p>0.18385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78765">
                <text:p>0.17876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2062">
                <text:p>0.19206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31994">
                <text:p>0.13199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45522">
                <text:p>0.14552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76116">
                <text:p>0.176116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04108">
                <text:p>0.20410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0007">
                <text:p>0.2000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64037">
                <text:p>0.16403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81653">
                <text:p>0.18165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74346">
                <text:p>0.174346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61402">
                <text:p>0.161402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60682">
                <text:p>0.16068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20904">
                <text:p>0.22090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67464">
                <text:p>0.16746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48334">
                <text:p>0.14833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87897">
                <text:p>0.18789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37593">
                <text:p>0.13759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54422">
                <text:p>0.25442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69018">
                <text:p>0.16901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0908">
                <text:p>0.200908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77831">
                <text:p>0.17783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29358">
                <text:p>0.22935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72234">
                <text:p>0.17223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90315">
                <text:p>0.190315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1594">
                <text:p>0.201594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38562">
                <text:p>0.23856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25727">
                <text:p>0.225727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88622">
                <text:p>0.28862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45091">
                <text:p>0.245091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34856">
                <text:p>0.23485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67046">
                <text:p>0.167046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8854">
                <text:p>0.18854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59987">
                <text:p>0.25998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1509">
                <text:p>0.21509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41333">
                <text:p>0.34133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77869">
                <text:p>0.17786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50794">
                <text:p>0.15079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34203">
                <text:p>0.43420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91544">
                <text:p>0.19154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24415">
                <text:p>0.224415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28017">
                <text:p>0.128017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47023">
                <text:p>0.14702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0845">
                <text:p>0.20845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64538">
                <text:p>0.164538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74619">
                <text:p>0.17461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88325">
                <text:p>0.18832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7529">
                <text:p>0.1752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69855">
                <text:p>0.169855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91654">
                <text:p>0.19165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04774">
                <text:p>0.20477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7155">
                <text:p>0.1715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70971">
                <text:p>0.17097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07547">
                <text:p>0.20754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20013">
                <text:p>0.3200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46473">
                <text:p>0.146473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24804">
                <text:p>0.22480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1808">
                <text:p>0.13180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3075">
                <text:p>0.16307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3777">
                <text:p>0.19377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8712">
                <text:p>0.1871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46408">
                <text:p>0.24640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62646">
                <text:p>0.16264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72681">
                <text:p>0.27268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10712">
                <text:p>0.21071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49319">
                <text:p>0.14931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4861">
                <text:p>0.224861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79298">
                <text:p>0.17929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98862">
                <text:p>0.19886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766051">
                <text:p>0.76605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72523">
                <text:p>0.17252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15888">
                <text:p>0.21588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92482">
                <text:p>0.192482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38699">
                <text:p>0.43869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60139">
                <text:p>0.26013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49397">
                <text:p>0.149397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31612">
                <text:p>0.231612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87977">
                <text:p>0.18797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34464">
                <text:p>0.23446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69318">
                <text:p>0.16931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00036">
                <text:p>0.300036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62861">
                <text:p>0.16286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82088">
                <text:p>0.18208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98574">
                <text:p>0.19857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23411">
                <text:p>0.22341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96968">
                <text:p>0.19696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88013">
                <text:p>0.18801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8436">
                <text:p>0.15843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6416">
                <text:p>0.1641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53614">
                <text:p>0.15361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68905">
                <text:p>0.26890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20021">
                <text:p>0.220021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24341">
                <text:p>0.22434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21747">
                <text:p>0.22174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95987">
                <text:p>0.19598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95906">
                <text:p>0.195906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93832">
                <text:p>0.39383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65856">
                <text:p>1.16585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61784">
                <text:p>0.161784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89845">
                <text:p>0.189845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25708">
                <text:p>0.22570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50995">
                <text:p>0.150995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9856">
                <text:p>0.19856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42436">
                <text:p>0.14243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09267">
                <text:p>0.20926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9983">
                <text:p>0.1998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6671">
                <text:p>0.26671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6211">
                <text:p>0.1621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05593">
                <text:p>0.205593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61467">
                <text:p>0.16146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92831">
                <text:p>0.19283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75603">
                <text:p>0.175603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63098">
                <text:p>0.16309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86576">
                <text:p>0.18657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12534">
                <text:p>0.212534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0366">
                <text:p>0.19036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62205">
                <text:p>0.16220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93382">
                <text:p>0.49338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79836">
                <text:p>0.17983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26201">
                <text:p>0.42620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28518">
                <text:p>0.228518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56663">
                <text:p>0.156663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0205">
                <text:p>0.2020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40741">
                <text:p>0.14074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8656">
                <text:p>0.18656</text:p>
              </table:table-cell>
              <table:table-cell office:value-type="float" office:value="0.000187">
                <text:p>0.0001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7863">
                <text:p>0.17863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88206">
                <text:p>0.188206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28457">
                <text:p>0.42845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76982">
                <text:p>0.276982</text:p>
              </table:table-cell>
              <table:table-cell office:value-type="float" office:value="0.000169">
                <text:p>0.0001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03406">
                <text:p>0.203406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3123">
                <text:p>0.16312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79054">
                <text:p>0.17905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48884">
                <text:p>0.14888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3716">
                <text:p>0.243716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6684">
                <text:p>0.2466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21419">
                <text:p>0.221419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21624">
                <text:p>0.221624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526">
                <text:p>0.152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61039">
                <text:p>0.26103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75842">
                <text:p>0.175842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04019">
                <text:p>0.30401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82645">
                <text:p>0.782645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2517">
                <text:p>0.9251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14135">
                <text:p>1.21413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623748">
                <text:p>1.623748</text:p>
              </table:table-cell>
              <table:table-cell office:value-type="float" office:value="0.000093">
                <text:p>0.0000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14893">
                <text:p>0.81489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358863">
                <text:p>1.35886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45348">
                <text:p>0.74534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1884">
                <text:p>0.6188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23464">
                <text:p>0.62346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3972">
                <text:p>0.33972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36088">
                <text:p>0.33608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90201">
                <text:p>0.29020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67947">
                <text:p>0.36794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54779">
                <text:p>0.15477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22704">
                <text:p>0.22270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80526">
                <text:p>0.280526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40656">
                <text:p>0.34065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04289">
                <text:p>0.20428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16295">
                <text:p>0.21629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07963">
                <text:p>0.2079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83153">
                <text:p>0.283153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88161">
                <text:p>0.288161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50444">
                <text:p>0.15044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80368">
                <text:p>0.18036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89477">
                <text:p>0.18947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28871">
                <text:p>0.22887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81614">
                <text:p>0.181614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28165">
                <text:p>0.22816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4669">
                <text:p>0.1466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8979">
                <text:p>0.18979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4072">
                <text:p>0.1407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8589">
                <text:p>0.2858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6093">
                <text:p>0.1609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76284">
                <text:p>0.17628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29306">
                <text:p>0.329306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53854">
                <text:p>0.35385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49547">
                <text:p>0.24954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39559">
                <text:p>0.439559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47729">
                <text:p>0.24772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72038">
                <text:p>0.27203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959766">
                <text:p>0.95976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48163">
                <text:p>0.14816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59666">
                <text:p>0.15966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01068">
                <text:p>0.20106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97563">
                <text:p>0.29756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78321">
                <text:p>0.17832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09678">
                <text:p>0.209678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39234">
                <text:p>0.239234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1622">
                <text:p>0.211622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73715">
                <text:p>0.173715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37212">
                <text:p>0.13721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28698">
                <text:p>0.92869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154145">
                <text:p>1.154145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383648">
                <text:p>0.38364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39463">
                <text:p>0.13946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303087">
                <text:p>0.30308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10369">
                <text:p>0.210369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70712">
                <text:p>0.17071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86603">
                <text:p>0.186603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68917">
                <text:p>0.26891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72508">
                <text:p>0.17250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9256">
                <text:p>0.19256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5018">
                <text:p>0.25018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28682">
                <text:p>0.128682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2142">
                <text:p>0.10214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21831">
                <text:p>0.22183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55573">
                <text:p>0.25557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54979">
                <text:p>0.15497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63467">
                <text:p>0.16346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79024">
                <text:p>0.179024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32139">
                <text:p>0.13213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05218">
                <text:p>0.20521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378468">
                <text:p>0.37846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156452">
                <text:p>1.15645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42657">
                <text:p>0.44265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75131">
                <text:p>0.17513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23185">
                <text:p>0.22318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11467">
                <text:p>0.21146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91103">
                <text:p>0.29110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45351">
                <text:p>0.14535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30389">
                <text:p>0.13038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05464">
                <text:p>0.205464</text:p>
              </table:table-cell>
              <table:table-cell office:value-type="float" office:value="0.000208">
                <text:p>0.0002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38932">
                <text:p>0.13893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40708">
                <text:p>0.14070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41361">
                <text:p>0.54136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41235">
                <text:p>0.441235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96664">
                <text:p>0.29666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01181">
                <text:p>0.20118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3338">
                <text:p>0.23338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63363">
                <text:p>0.16336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09175">
                <text:p>0.209175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15287">
                <text:p>0.21528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54486">
                <text:p>0.154486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87846">
                <text:p>0.187846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52119">
                <text:p>0.25211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8781">
                <text:p>0.18781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54562">
                <text:p>0.15456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77037">
                <text:p>0.177037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79361">
                <text:p>0.179361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22859">
                <text:p>0.222859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871091">
                <text:p>0.87109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9554">
                <text:p>0.739554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07986">
                <text:p>0.70798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89032">
                <text:p>0.789032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338222">
                <text:p>0.338222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18763">
                <text:p>0.21876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48059">
                <text:p>0.248059</text:p>
              </table:table-cell>
              <table:table-cell office:value-type="float" office:value="0.000224">
                <text:p>0.0002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9037">
                <text:p>0.1903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67748">
                <text:p>0.167748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40639">
                <text:p>0.14063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34136">
                <text:p>0.134136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62423">
                <text:p>0.16242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14574">
                <text:p>0.214574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19728">
                <text:p>0.21972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28472">
                <text:p>0.22847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42284">
                <text:p>0.24228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89607">
                <text:p>0.18960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18013">
                <text:p>0.218013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94311">
                <text:p>0.294311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66334">
                <text:p>0.866334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58575">
                <text:p>0.5857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248644">
                <text:p>1.24864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829788">
                <text:p>1.82978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48751">
                <text:p>0.34875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64009">
                <text:p>0.16400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86985">
                <text:p>0.18698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208235">
                <text:p>0.20823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67934">
                <text:p>0.16793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43905">
                <text:p>0.14390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41108">
                <text:p>0.441108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21917">
                <text:p>0.2191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39093">
                <text:p>0.13909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80277">
                <text:p>0.18027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67967">
                <text:p>0.167967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74303">
                <text:p>0.17430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69132">
                <text:p>0.169132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299183">
                <text:p>0.299183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209403">
                <text:p>0.209403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207278">
                <text:p>0.207278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66724">
                <text:p>0.166724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24124">
                <text:p>0.124124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221975">
                <text:p>0.22197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57448">
                <text:p>0.57448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078039">
                <text:p>1.07803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253063">
                <text:p>0.253063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71934">
                <text:p>0.171934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55095">
                <text:p>0.25509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867934">
                <text:p>0.867934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297729">
                <text:p>1.297729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326441">
                <text:p>1.32644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214467">
                <text:p>1.214467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27806">
                <text:p>0.22780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90413">
                <text:p>0.19041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81187">
                <text:p>0.18118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6726">
                <text:p>0.1672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80755">
                <text:p>0.18075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3805">
                <text:p>0.13805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237465">
                <text:p>0.237465</text:p>
              </table:table-cell>
              <table:table-cell office:value-type="float" office:value="0.000263">
                <text:p>0.0002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26783">
                <text:p>0.126783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26474">
                <text:p>0.126474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32277">
                <text:p>0.13227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45627">
                <text:p>0.14562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86379">
                <text:p>0.18637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54158">
                <text:p>0.15415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229872">
                <text:p>0.229872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200984">
                <text:p>0.200984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66781">
                <text:p>0.166781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242166">
                <text:p>0.24216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244675">
                <text:p>0.24467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200787">
                <text:p>0.200787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01447">
                <text:p>0.60144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35702">
                <text:p>0.335702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57828">
                <text:p>0.15782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58101">
                <text:p>0.15810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81391">
                <text:p>0.181391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298862">
                <text:p>0.29886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05503">
                <text:p>0.205503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84162">
                <text:p>0.18416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90858">
                <text:p>0.19085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50798">
                <text:p>0.250798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74864">
                <text:p>0.17486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239129">
                <text:p>0.23912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80626">
                <text:p>0.18062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5814">
                <text:p>0.1581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91937">
                <text:p>0.191937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85049">
                <text:p>0.18504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71384">
                <text:p>0.17138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97038">
                <text:p>0.197038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53381">
                <text:p>0.15338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23303">
                <text:p>0.23303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35229">
                <text:p>0.13522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10405">
                <text:p>0.41040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131398">
                <text:p>1.131398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45472">
                <text:p>0.145472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794029">
                <text:p>0.79402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291485">
                <text:p>1.29148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92658">
                <text:p>0.492658</text:p>
              </table:table-cell>
              <table:table-cell office:value-type="float" office:value="0.000257">
                <text:p>0.00025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1263">
                <text:p>0.131263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217299">
                <text:p>0.21729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273528">
                <text:p>0.27352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286382">
                <text:p>0.28638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53985">
                <text:p>0.153985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549949">
                <text:p>0.54994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047718">
                <text:p>1.04771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09648">
                <text:p>0.309648</text:p>
              </table:table-cell>
              <table:table-cell office:value-type="float" office:value="0.000194">
                <text:p>0.0001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251629">
                <text:p>0.25162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88954">
                <text:p>0.188954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83197">
                <text:p>0.183197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249825">
                <text:p>0.249825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59023">
                <text:p>0.259023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95549">
                <text:p>0.195549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203018">
                <text:p>0.20301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43451">
                <text:p>0.143451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05561">
                <text:p>0.30556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45636">
                <text:p>0.345636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29008">
                <text:p>0.12900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00173">
                <text:p>0.20017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89548">
                <text:p>0.18954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71489">
                <text:p>0.17148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65893">
                <text:p>0.165893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82759">
                <text:p>0.18275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245659">
                <text:p>0.24565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98779">
                <text:p>0.198779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3918">
                <text:p>0.1391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67174">
                <text:p>0.16717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208132">
                <text:p>0.208132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229447">
                <text:p>0.22944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90746">
                <text:p>0.19074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48486">
                <text:p>0.148486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52373">
                <text:p>0.352373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50885">
                <text:p>0.15088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80755">
                <text:p>0.18075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41871">
                <text:p>0.141871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244204">
                <text:p>0.244204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43689">
                <text:p>0.443689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73993">
                <text:p>0.17399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47041">
                <text:p>0.14704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16026">
                <text:p>0.316026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60925">
                <text:p>0.16092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9448">
                <text:p>0.19448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80465">
                <text:p>0.180465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49824">
                <text:p>0.149824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70834">
                <text:p>0.170834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68935">
                <text:p>0.16893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253062">
                <text:p>0.25306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73391">
                <text:p>0.173391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42561">
                <text:p>0.14256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96234">
                <text:p>0.196234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94417">
                <text:p>0.194417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41235">
                <text:p>0.14123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52939">
                <text:p>0.15293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64968">
                <text:p>0.364968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94577">
                <text:p>0.194577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67485">
                <text:p>0.16748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84133">
                <text:p>0.184133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72872">
                <text:p>0.172872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76233">
                <text:p>0.17623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202748">
                <text:p>0.202748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203617">
                <text:p>0.20361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58938">
                <text:p>0.158938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70653">
                <text:p>0.170653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72447">
                <text:p>0.67244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05193">
                <text:p>1.05193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26723">
                <text:p>0.326723</text:p>
              </table:table-cell>
              <table:table-cell office:value-type="float" office:value="0.000174">
                <text:p>0.00017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208067">
                <text:p>0.20806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49586">
                <text:p>0.149586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222775">
                <text:p>0.22277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208356">
                <text:p>0.20835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237286">
                <text:p>0.237286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50673">
                <text:p>0.15067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223048">
                <text:p>0.223048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51227">
                <text:p>0.151227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249236">
                <text:p>0.249236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253828">
                <text:p>0.253828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212293">
                <text:p>0.21229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04749">
                <text:p>0.204749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41967">
                <text:p>0.141967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48825">
                <text:p>0.848825</text:p>
              </table:table-cell>
              <table:table-cell office:value-type="float" office:value="0.000193">
                <text:p>0.0001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99579">
                <text:p>0.89957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6834">
                <text:p>0.36683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46621">
                <text:p>0.34662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63993">
                <text:p>0.46399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233103">
                <text:p>0.233103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9217">
                <text:p>0.19217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278097">
                <text:p>0.27809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36892">
                <text:p>0.13689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92401">
                <text:p>0.192401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252984">
                <text:p>0.252984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56622">
                <text:p>0.156622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52528">
                <text:p>0.35252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64947">
                <text:p>0.16494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262217">
                <text:p>0.262217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97239">
                <text:p>0.19723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45715">
                <text:p>0.145715</text:p>
              </table:table-cell>
              <table:table-cell office:value-type="float" office:value="0.000243">
                <text:p>0.0002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212016">
                <text:p>0.212016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55001">
                <text:p>0.15500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67571">
                <text:p>0.16757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265929">
                <text:p>0.265929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83063">
                <text:p>0.18306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219444">
                <text:p>0.219444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035672">
                <text:p>1.035672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326">
                <text:p>0.432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26511">
                <text:p>0.32651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84108">
                <text:p>0.184108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37355">
                <text:p>0.13735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84154">
                <text:p>0.184154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94928">
                <text:p>0.19492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260781">
                <text:p>0.260781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01933">
                <text:p>0.20193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84952">
                <text:p>0.18495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08319">
                <text:p>0.20831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222056">
                <text:p>0.222056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2561">
                <text:p>0.2256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68831">
                <text:p>0.168831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73807">
                <text:p>0.17380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228099">
                <text:p>0.228099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74761">
                <text:p>0.174761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73001">
                <text:p>0.73001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054993">
                <text:p>1.05499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09106">
                <text:p>0.309106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38127">
                <text:p>0.138127</text:p>
              </table:table-cell>
              <table:table-cell office:value-type="float" office:value="0.000258">
                <text:p>0.00025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64373">
                <text:p>0.16437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210822">
                <text:p>0.21082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537241">
                <text:p>0.537241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12173">
                <text:p>0.412173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10915">
                <text:p>0.310915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221601">
                <text:p>0.221601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85518">
                <text:p>0.185518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266597">
                <text:p>0.266597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4315">
                <text:p>0.164315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46757">
                <text:p>0.3467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241878">
                <text:p>0.24187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211464">
                <text:p>0.21146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206526">
                <text:p>0.20652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01018">
                <text:p>0.301018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22248">
                <text:p>0.22248</text:p>
              </table:table-cell>
              <table:table-cell office:value-type="float" office:value="0.000182">
                <text:p>0.0001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291115">
                <text:p>0.29111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68902">
                <text:p>0.168902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21513">
                <text:p>0.12151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51299">
                <text:p>0.151299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75144">
                <text:p>0.175144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45446">
                <text:p>0.14544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41654">
                <text:p>0.14165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45214">
                <text:p>0.14521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43032">
                <text:p>0.14303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9719">
                <text:p>0.1971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86585">
                <text:p>0.18658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93554">
                <text:p>0.19355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298872">
                <text:p>0.29887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69676">
                <text:p>0.16967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43184">
                <text:p>0.143184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05553">
                <text:p>0.20555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224352">
                <text:p>0.224352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66247">
                <text:p>0.166247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202953">
                <text:p>0.202953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270138">
                <text:p>0.270138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225873">
                <text:p>0.225873</text:p>
              </table:table-cell>
              <table:table-cell office:value-type="float" office:value="0.000096">
                <text:p>0.00009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229224">
                <text:p>0.22922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54217">
                <text:p>0.15421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62189">
                <text:p>0.162189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296156">
                <text:p>0.296156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97356">
                <text:p>0.19735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205379">
                <text:p>0.205379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92812">
                <text:p>0.192812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97973">
                <text:p>0.197973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98344">
                <text:p>0.19834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60112">
                <text:p>0.360112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72845">
                <text:p>0.172845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205987">
                <text:p>0.20598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49659">
                <text:p>0.24965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6137">
                <text:p>0.2613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154467">
                <text:p>0.15446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185414">
                <text:p>0.185414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177363">
                <text:p>0.17736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180255">
                <text:p>0.180255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16172">
                <text:p>0.1617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214443">
                <text:p>0.214443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156823">
                <text:p>0.15682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148917">
                <text:p>0.148917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170849">
                <text:p>0.170849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213579">
                <text:p>0.213579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323437">
                <text:p>0.32343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259678">
                <text:p>0.259678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181872">
                <text:p>0.181872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153891">
                <text:p>0.15389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198555">
                <text:p>0.198555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257206">
                <text:p>0.25720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53622">
                <text:p>0.153622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158045">
                <text:p>0.158045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116965">
                <text:p>0.11696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185149">
                <text:p>0.185149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34701">
                <text:p>0.13470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145683">
                <text:p>0.145683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220673">
                <text:p>0.220673</text:p>
              </table:table-cell>
              <table:table-cell office:value-type="float" office:value="0.000176">
                <text:p>0.0001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213417">
                <text:p>0.213417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88259">
                <text:p>0.18825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61.G1:test261.G1028" chart:data-source-has-labels="row" svg:x="0.32cm" svg:y="0.18cm" svg:width="12.726cm" svg:height="8.64cm">
          <chartooo:coordinate-region svg:x="0.941cm" svg:y="0.18cm" svg:width="12.105cm" svg:height="7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1.G2:test261.G1028" chart:label-cell-address="test261.G1:test261.G1" chart:class="chart:bar">
            <chart:data-point chart:repeated="402"/>
            <chart:data-point chart:style-name="ch8"/>
            <chart:data-point chart:repeated="6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61.G1:test26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test261.G2:test261.G10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